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ff80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fo:background-color="#ffb66c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et Mana</text:p>
          </table:table-cell>
          <table:table-cell office:value-type="string" calcext:value-type="string">
            <text:p>Mana/s</text:p>
          </table:table-cell>
          <table:table-cell office:value-type="string" calcext:value-type="string">
            <text:p>Killing Mon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nd Mana</text:p>
          </table:table-cell>
          <table:table-cell office:value-type="string" calcext:value-type="string">
            <text:p>Clicking</text:p>
          </table:table-cell>
          <table:table-cell office:value-type="string" calcext:value-type="string">
            <text:p>Build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Materials 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Crystals</text:p>
          </table:table-cell>
          <table:table-cell table:style-name="ce1" office:value-type="string" calcext:value-type="string">
            <text:p>Monsters slain</text:p>
          </table:table-cell>
          <table:table-cell table:style-name="ce3" office:value-type="string" calcext:value-type="string">
            <text:p>Max Mana</text:p>
          </table:table-cell>
          <table:table-cell table:style-name="ce3" office:value-type="string" calcext:value-type="string">
            <text:p>Mana/s</text:p>
          </table:table-cell>
          <table:table-cell table:style-name="ce3" office:value-type="string" calcext:value-type="string">
            <text:p>Click Cost</text:p>
          </table:table-cell>
          <table:table-cell table:style-name="ce3" office:value-type="string" calcext:value-type="string">
            <text:p>DMG/mana</text:p>
          </table:table-cell>
          <table:table-cell table:style-name="ce3" office:value-type="string" calcext:value-type="string">
            <text:p>Monster Health</text:p>
          </table:table-cell>
          <table:table-cell table:style-name="ce3" office:value-type="string" calcext:value-type="string">
            <text:p>Max Mana Increas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10" office:value-type="float" office:value="10" calcext:value-type="float">
            <text:p>10</text:p>
          </table:table-cell>
          <table:table-cell table:style-name="ce4" table:formula="of:=[.A9]*[.C9]/10" office:value-type="float" office:value="1" calcext:value-type="float">
            <text:p>1</text:p>
          </table:table-cell>
          <table:table-cell table:style-name="ce4" table:formula="of:=[.A9]*10/[.C9]" office:value-type="float" office:value="1" calcext:value-type="float">
            <text:p>1</text:p>
          </table:table-cell>
          <table:table-cell table:style-name="ce4" table:formula="of:=[.A9]" office:value-type="float" office:value="1" calcext:value-type="float">
            <text:p>1</text:p>
          </table:table-cell>
          <table:table-cell table:style-name="ce4" table:formula="of:=[.A9]*10" office:value-type="float" office:value="10" calcext:value-type="float">
            <text:p>10</text:p>
          </table:table-cell>
          <table:table-cell table:style-name="ce4" table:formula="of:=[.G9]*0.01" office:value-type="float" office:value="0.1" calcext:value-type="float">
            <text:p>0.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4" table:formula="of:=10+([.B10]*[.H10])" office:value-type="float" office:value="10.1" calcext:value-type="float">
            <text:p>10.1</text:p>
          </table:table-cell>
          <table:table-cell table:style-name="ce4" table:formula="of:=[.A10]*[.C10]/10" office:value-type="float" office:value="1.01" calcext:value-type="float">
            <text:p>1.01</text:p>
          </table:table-cell>
          <table:table-cell table:style-name="ce4" table:formula="of:=[.A10]*10/[.C10]" office:value-type="float" office:value="0.99009900990099" calcext:value-type="float">
            <text:p>0.99009900990099</text:p>
          </table:table-cell>
          <table:table-cell table:style-name="ce4" table:formula="of:=[.A10]" office:value-type="float" office:value="1" calcext:value-type="float">
            <text:p>1</text:p>
          </table:table-cell>
          <table:table-cell table:style-name="ce4" table:formula="of:=[.A10]*10" office:value-type="float" office:value="10" calcext:value-type="float">
            <text:p>10</text:p>
          </table:table-cell>
          <table:table-cell table:style-name="ce4" table:formula="of:=[.G10]*0.01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table:formula="of:=10+([.B11]*[.H11])" office:value-type="float" office:value="10.2" calcext:value-type="float">
            <text:p>10.2</text:p>
          </table:table-cell>
          <table:table-cell table:style-name="ce4" table:formula="of:=[.A11]*[.C11]/10" office:value-type="float" office:value="1.02" calcext:value-type="float">
            <text:p>1.02</text:p>
          </table:table-cell>
          <table:table-cell table:style-name="ce4" table:formula="of:=[.A11]*10/[.C11]" office:value-type="float" office:value="0.980392156862745" calcext:value-type="float">
            <text:p>0.980392156862745</text:p>
          </table:table-cell>
          <table:table-cell table:style-name="ce4" table:formula="of:=[.A11]" office:value-type="float" office:value="1" calcext:value-type="float">
            <text:p>1</text:p>
          </table:table-cell>
          <table:table-cell table:style-name="ce4" table:formula="of:=[.A11]*10" office:value-type="float" office:value="10" calcext:value-type="float">
            <text:p>10</text:p>
          </table:table-cell>
          <table:table-cell table:style-name="ce4" table:formula="of:=[.G11]*0.01" office:value-type="float" office:value="0.1" calcext:value-type="float">
            <text:p>0.1</text:p>
          </table:table-cell>
        </table:table-row>
      </table:table>
      <table:table table:name="Crystal Increase" table:style-name="ta1">
        <table:shapes>
          <draw:frame draw:z-index="0" draw:style-name="gr1" draw:text-style-name="P1" svg:width="15.999cm" svg:height="8.999cm" svg:x="21.22cm" svg:y="1.933cm">
            <draw:object draw:notify-on-update-of-ranges="'Crystal Increase'.B3:'Crystal Increase'.B3 'Crystal Increase'.B4:'Crystal Increase'.B50 'Crystal Increase'.C3:'Crystal Increase'.C3 'Crystal Increase'.C4:'Crystal Increase'.C50 'Crystal Increase'.D3:'Crystal Increase'.D3 'Crystal Increase'.D4:'Crystal Increase'.D50 'Crystal Increase'.E3:'Crystal Increase'.E3 'Crystal Increase'.E4:'Crystal Increase'.E50 'Crystal Increase'.F3:'Crystal Increase'.F3 'Crystal Increase'.F4:'Crystal Increase'.F50 'Crystal Increase'.G3:'Crystal Increase'.G3 'Crystal Increase'.G4:'Crystal Increase'.G50 'Crystal Increase'.H3:'Crystal Increase'.H3 'Crystal Increase'.H4:'Crystal Increase'.H50 'Crystal Increase'.I3:'Crystal Increase'.I3 'Crystal Increase'.I4:'Crystal Increase'.I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9" table:default-cell-style-name="ce5"/>
        <table:table-column table:style-name="co9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rystals</text:p>
          </table:table-cell>
          <table:table-cell table:style-name="ce1" office:value-type="string" calcext:value-type="string">
            <text:p>Monsters slain</text:p>
          </table:table-cell>
          <table:table-cell table:style-name="ce3" office:value-type="string" calcext:value-type="string">
            <text:p>Max Mana</text:p>
          </table:table-cell>
          <table:table-cell table:style-name="ce6" office:value-type="string" calcext:value-type="string">
            <text:p>Mana/s</text:p>
          </table:table-cell>
          <table:table-cell table:style-name="ce3" office:value-type="string" calcext:value-type="string">
            <text:p>Click Cost</text:p>
          </table:table-cell>
          <table:table-cell table:style-name="ce3" office:value-type="string" calcext:value-type="string">
            <text:p>DMG/click</text:p>
          </table:table-cell>
          <table:table-cell table:style-name="ce3" office:value-type="string" calcext:value-type="string">
            <text:p>Monster Health</text:p>
          </table:table-cell>
          <table:table-cell table:style-name="ce3" office:value-type="string" calcext:value-type="string">
            <text:p>Max Mana Increase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10" office:value-type="float" office:value="10" calcext:value-type="float">
            <text:p>10</text:p>
          </table:table-cell>
          <table:table-cell table:style-name="ce7" table:formula="of:=[.B4]*1/[.D4]" office:value-type="float" office:value="0.1" calcext:value-type="float">
            <text:p>0.10</text:p>
          </table:table-cell>
          <table:table-cell table:style-name="ce4" table:formula="of:=[.B4]*10/[.D4]" office:value-type="float" office:value="1" calcext:value-type="float">
            <text:p>1</text:p>
          </table:table-cell>
          <table:table-cell table:style-name="ce4" table:formula="of:=[.B4]" office:value-type="float" office:value="1" calcext:value-type="float">
            <text:p>1</text:p>
          </table:table-cell>
          <table:table-cell table:style-name="ce4" table:formula="of:=[.B4]*10+[.C4]" office:value-type="float" office:value="10" calcext:value-type="float">
            <text:p>10</text:p>
          </table:table-cell>
          <table:table-cell table:style-name="ce4" table:formula="of:=[.H4]*0.01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5]*[.I5])" office:value-type="float" office:value="10.21" calcext:value-type="float">
            <text:p>10.21</text:p>
          </table:table-cell>
          <table:table-cell table:style-name="ce7" table:formula="of:=[.B5]*[.C5]/[.D5]" office:value-type="float" office:value="0.19588638589618" calcext:value-type="float">
            <text:p>0.20</text:p>
          </table:table-cell>
          <table:table-cell table:style-name="ce4" table:formula="of:=[.B5]*10/[.D5]" office:value-type="float" office:value="1.9588638589618" calcext:value-type="float">
            <text:p>1.9588638589618</text:p>
          </table:table-cell>
          <table:table-cell table:style-name="ce4" table:formula="of:=[.B5]" office:value-type="float" office:value="2" calcext:value-type="float">
            <text:p>2</text:p>
          </table:table-cell>
          <table:table-cell table:style-name="ce4" table:formula="of:=[.B5]*10+[.C5]" office:value-type="float" office:value="21" calcext:value-type="float">
            <text:p>21</text:p>
          </table:table-cell>
          <table:table-cell table:style-name="ce4" table:formula="of:=[.H5]*0.01" office:value-type="float" office:value="0.21" calcext:value-type="float">
            <text:p>0.21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6]*[.I6])" office:value-type="float" office:value="10.31" calcext:value-type="float">
            <text:p>10.31</text:p>
          </table:table-cell>
          <table:table-cell table:style-name="ce7" table:formula="of:=[.B6]*[.C6]/[.D6]" office:value-type="float" office:value="0.2909796314258" calcext:value-type="float">
            <text:p>0.29</text:p>
          </table:table-cell>
          <table:table-cell table:style-name="ce4" table:formula="of:=[.B6]*10/[.D6]" office:value-type="float" office:value="2.909796314258" calcext:value-type="float">
            <text:p>2.909796314258</text:p>
          </table:table-cell>
          <table:table-cell table:style-name="ce4" table:formula="of:=[.B6]" office:value-type="float" office:value="3" calcext:value-type="float">
            <text:p>3</text:p>
          </table:table-cell>
          <table:table-cell table:style-name="ce4" table:formula="of:=[.B6]*10+[.C6]" office:value-type="float" office:value="31" calcext:value-type="float">
            <text:p>31</text:p>
          </table:table-cell>
          <table:table-cell table:style-name="ce4" table:formula="of:=[.H6]*0.01" office:value-type="float" office:value="0.31" calcext:value-type="float">
            <text:p>0.31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7]*[.I7])" office:value-type="float" office:value="10.41" calcext:value-type="float">
            <text:p>10.41</text:p>
          </table:table-cell>
          <table:table-cell table:style-name="ce7" table:formula="of:=[.B7]*[.C7]/[.D7]" office:value-type="float" office:value="0.384245917387128" calcext:value-type="float">
            <text:p>0.38</text:p>
          </table:table-cell>
          <table:table-cell table:style-name="ce4" table:formula="of:=[.B7]*10/[.D7]" office:value-type="float" office:value="3.84245917387128" calcext:value-type="float">
            <text:p>3.84245917387128</text:p>
          </table:table-cell>
          <table:table-cell table:style-name="ce4" table:formula="of:=[.B7]" office:value-type="float" office:value="4" calcext:value-type="float">
            <text:p>4</text:p>
          </table:table-cell>
          <table:table-cell table:style-name="ce4" table:formula="of:=[.B7]*10+[.C7]" office:value-type="float" office:value="41" calcext:value-type="float">
            <text:p>41</text:p>
          </table:table-cell>
          <table:table-cell table:style-name="ce4" table:formula="of:=[.H7]*0.01" office:value-type="float" office:value="0.41" calcext:value-type="float">
            <text:p>0.41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8]*[.I8])" office:value-type="float" office:value="10.51" calcext:value-type="float">
            <text:p>10.51</text:p>
          </table:table-cell>
          <table:table-cell table:style-name="ce7" table:formula="of:=[.B8]*[.C8]/[.D8]" office:value-type="float" office:value="0.475737392959087" calcext:value-type="float">
            <text:p>0.48</text:p>
          </table:table-cell>
          <table:table-cell table:style-name="ce4" table:formula="of:=[.B8]*10/[.D8]" office:value-type="float" office:value="4.75737392959087" calcext:value-type="float">
            <text:p>4.75737392959087</text:p>
          </table:table-cell>
          <table:table-cell table:style-name="ce4" table:formula="of:=[.B8]" office:value-type="float" office:value="5" calcext:value-type="float">
            <text:p>5</text:p>
          </table:table-cell>
          <table:table-cell table:style-name="ce4" table:formula="of:=[.B8]*10+[.C8]" office:value-type="float" office:value="51" calcext:value-type="float">
            <text:p>51</text:p>
          </table:table-cell>
          <table:table-cell table:style-name="ce4" table:formula="of:=[.H8]*0.01" office:value-type="float" office:value="0.51" calcext:value-type="float">
            <text:p>0.51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9]*[.I9])" office:value-type="float" office:value="10.61" calcext:value-type="float">
            <text:p>10.61</text:p>
          </table:table-cell>
          <table:table-cell table:style-name="ce7" table:formula="of:=[.B9]*[.C9]/[.D9]" office:value-type="float" office:value="0.56550424128181" calcext:value-type="float">
            <text:p>0.57</text:p>
          </table:table-cell>
          <table:table-cell table:style-name="ce4" table:formula="of:=[.B9]*10/[.D9]" office:value-type="float" office:value="5.6550424128181" calcext:value-type="float">
            <text:p>5.6550424128181</text:p>
          </table:table-cell>
          <table:table-cell table:style-name="ce4" table:formula="of:=[.B9]" office:value-type="float" office:value="6" calcext:value-type="float">
            <text:p>6</text:p>
          </table:table-cell>
          <table:table-cell table:style-name="ce4" table:formula="of:=[.B9]*10+[.C9]" office:value-type="float" office:value="61" calcext:value-type="float">
            <text:p>61</text:p>
          </table:table-cell>
          <table:table-cell table:style-name="ce4" table:formula="of:=[.H9]*0.01" office:value-type="float" office:value="0.61" calcext:value-type="float">
            <text:p>0.61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0]*[.I10])" office:value-type="float" office:value="10.71" calcext:value-type="float">
            <text:p>10.71</text:p>
          </table:table-cell>
          <table:table-cell table:style-name="ce7" table:formula="of:=[.B10]*[.C10]/[.D10]" office:value-type="float" office:value="0.65359477124183" calcext:value-type="float">
            <text:p>0.65</text:p>
          </table:table-cell>
          <table:table-cell table:style-name="ce4" table:formula="of:=[.B10]*10/[.D10]" office:value-type="float" office:value="6.5359477124183" calcext:value-type="float">
            <text:p>6.5359477124183</text:p>
          </table:table-cell>
          <table:table-cell table:style-name="ce4" table:formula="of:=[.B10]" office:value-type="float" office:value="7" calcext:value-type="float">
            <text:p>7</text:p>
          </table:table-cell>
          <table:table-cell table:style-name="ce4" table:formula="of:=[.B10]*10+[.C10]" office:value-type="float" office:value="71" calcext:value-type="float">
            <text:p>71</text:p>
          </table:table-cell>
          <table:table-cell table:style-name="ce4" table:formula="of:=[.H10]*0.01" office:value-type="float" office:value="0.71" calcext:value-type="float">
            <text:p>0.71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1]*[.I11])" office:value-type="float" office:value="10.81" calcext:value-type="float">
            <text:p>10.81</text:p>
          </table:table-cell>
          <table:table-cell table:style-name="ce7" table:formula="of:=[.B11]*[.C11]/[.D11]" office:value-type="float" office:value="0.740055504162812" calcext:value-type="float">
            <text:p>0.74</text:p>
          </table:table-cell>
          <table:table-cell table:style-name="ce4" table:formula="of:=[.B11]*10/[.D11]" office:value-type="float" office:value="7.40055504162812" calcext:value-type="float">
            <text:p>7.40055504162812</text:p>
          </table:table-cell>
          <table:table-cell table:style-name="ce4" table:formula="of:=[.B11]" office:value-type="float" office:value="8" calcext:value-type="float">
            <text:p>8</text:p>
          </table:table-cell>
          <table:table-cell table:style-name="ce4" table:formula="of:=[.B11]*10+[.C11]" office:value-type="float" office:value="81" calcext:value-type="float">
            <text:p>81</text:p>
          </table:table-cell>
          <table:table-cell table:style-name="ce4" table:formula="of:=[.H11]*0.01" office:value-type="float" office:value="0.81" calcext:value-type="float">
            <text:p>0.81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2]*[.I12])" office:value-type="float" office:value="10.91" calcext:value-type="float">
            <text:p>10.91</text:p>
          </table:table-cell>
          <table:table-cell table:style-name="ce7" table:formula="of:=[.B12]*[.C12]/[.D12]" office:value-type="float" office:value="0.824931255728689" calcext:value-type="float">
            <text:p>0.82</text:p>
          </table:table-cell>
          <table:table-cell table:style-name="ce4" table:formula="of:=[.B12]*10/[.D12]" office:value-type="float" office:value="8.24931255728689" calcext:value-type="float">
            <text:p>8.24931255728689</text:p>
          </table:table-cell>
          <table:table-cell table:style-name="ce4" table:formula="of:=[.B12]" office:value-type="float" office:value="9" calcext:value-type="float">
            <text:p>9</text:p>
          </table:table-cell>
          <table:table-cell table:style-name="ce4" table:formula="of:=[.B12]*10+[.C12]" office:value-type="float" office:value="91" calcext:value-type="float">
            <text:p>91</text:p>
          </table:table-cell>
          <table:table-cell table:style-name="ce4" table:formula="of:=[.H12]*0.01" office:value-type="float" office:value="0.91" calcext:value-type="float">
            <text:p>0.91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3]*[.I13])" office:value-type="float" office:value="11.01" calcext:value-type="float">
            <text:p>11.01</text:p>
          </table:table-cell>
          <table:table-cell table:style-name="ce7" table:formula="of:=[.B13]*[.C13]/[.D13]" office:value-type="float" office:value="0.908265213442325" calcext:value-type="float">
            <text:p>0.91</text:p>
          </table:table-cell>
          <table:table-cell table:style-name="ce4" table:formula="of:=[.B13]*10/[.D13]" office:value-type="float" office:value="9.08265213442325" calcext:value-type="float">
            <text:p>9.08265213442325</text:p>
          </table:table-cell>
          <table:table-cell table:style-name="ce4" table:formula="of:=[.B13]" office:value-type="float" office:value="10" calcext:value-type="float">
            <text:p>10</text:p>
          </table:table-cell>
          <table:table-cell table:style-name="ce4" table:formula="of:=[.B13]*10+[.C13]" office:value-type="float" office:value="101" calcext:value-type="float">
            <text:p>101</text:p>
          </table:table-cell>
          <table:table-cell table:style-name="ce4" table:formula="of:=[.H13]*0.01" office:value-type="float" office:value="1.01" calcext:value-type="float">
            <text:p>1.01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4]*[.I14])" office:value-type="float" office:value="11.11" calcext:value-type="float">
            <text:p>11.11</text:p>
          </table:table-cell>
          <table:table-cell table:style-name="ce7" table:formula="of:=[.B14]*[.C14]/[.D14]" office:value-type="float" office:value="0.99009900990099" calcext:value-type="float">
            <text:p>0.99</text:p>
          </table:table-cell>
          <table:table-cell table:style-name="ce4" table:formula="of:=[.B14]*10/[.D14]" office:value-type="float" office:value="9.9009900990099" calcext:value-type="float">
            <text:p>9.9009900990099</text:p>
          </table:table-cell>
          <table:table-cell table:style-name="ce4" table:formula="of:=[.B14]" office:value-type="float" office:value="11" calcext:value-type="float">
            <text:p>11</text:p>
          </table:table-cell>
          <table:table-cell table:style-name="ce4" table:formula="of:=[.B14]*10+[.C14]" office:value-type="float" office:value="111" calcext:value-type="float">
            <text:p>111</text:p>
          </table:table-cell>
          <table:table-cell table:style-name="ce4" table:formula="of:=[.H14]*0.01" office:value-type="float" office:value="1.11" calcext:value-type="float">
            <text:p>1.11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5]*[.I15])" office:value-type="float" office:value="11.21" calcext:value-type="float">
            <text:p>11.21</text:p>
          </table:table-cell>
          <table:table-cell table:style-name="ce7" table:formula="of:=[.B15]*[.C15]/[.D15]" office:value-type="float" office:value="1.07047279214987" calcext:value-type="float">
            <text:p>1.07</text:p>
          </table:table-cell>
          <table:table-cell table:style-name="ce4" table:formula="of:=[.B15]*10/[.D15]" office:value-type="float" office:value="10.7047279214987" calcext:value-type="float">
            <text:p>10.7047279214987</text:p>
          </table:table-cell>
          <table:table-cell table:style-name="ce4" table:formula="of:=[.B15]" office:value-type="float" office:value="12" calcext:value-type="float">
            <text:p>12</text:p>
          </table:table-cell>
          <table:table-cell table:style-name="ce4" table:formula="of:=[.B15]*10+[.C15]" office:value-type="float" office:value="121" calcext:value-type="float">
            <text:p>121</text:p>
          </table:table-cell>
          <table:table-cell table:style-name="ce4" table:formula="of:=[.H15]*0.01" office:value-type="float" office:value="1.21" calcext:value-type="float">
            <text:p>1.21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6]*[.I16])" office:value-type="float" office:value="11.31" calcext:value-type="float">
            <text:p>11.31</text:p>
          </table:table-cell>
          <table:table-cell table:style-name="ce7" table:formula="of:=[.B16]*[.C16]/[.D16]" office:value-type="float" office:value="1.14942528735632" calcext:value-type="float">
            <text:p>1.15</text:p>
          </table:table-cell>
          <table:table-cell table:style-name="ce4" table:formula="of:=[.B16]*10/[.D16]" office:value-type="float" office:value="11.4942528735632" calcext:value-type="float">
            <text:p>11.4942528735632</text:p>
          </table:table-cell>
          <table:table-cell table:style-name="ce4" table:formula="of:=[.B16]" office:value-type="float" office:value="13" calcext:value-type="float">
            <text:p>13</text:p>
          </table:table-cell>
          <table:table-cell table:style-name="ce4" table:formula="of:=[.B16]*10+[.C16]" office:value-type="float" office:value="131" calcext:value-type="float">
            <text:p>131</text:p>
          </table:table-cell>
          <table:table-cell table:style-name="ce4" table:formula="of:=[.H16]*0.01" office:value-type="float" office:value="1.31" calcext:value-type="float">
            <text:p>1.31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7]*[.I17])" office:value-type="float" office:value="11.41" calcext:value-type="float">
            <text:p>11.41</text:p>
          </table:table-cell>
          <table:table-cell table:style-name="ce7" table:formula="of:=[.B17]*[.C17]/[.D17]" office:value-type="float" office:value="1.22699386503067" calcext:value-type="float">
            <text:p>1.23</text:p>
          </table:table-cell>
          <table:table-cell table:style-name="ce4" table:formula="of:=[.B17]*10/[.D17]" office:value-type="float" office:value="12.2699386503067" calcext:value-type="float">
            <text:p>12.2699386503067</text:p>
          </table:table-cell>
          <table:table-cell table:style-name="ce4" table:formula="of:=[.B17]" office:value-type="float" office:value="14" calcext:value-type="float">
            <text:p>14</text:p>
          </table:table-cell>
          <table:table-cell table:style-name="ce4" table:formula="of:=[.B17]*10+[.C17]" office:value-type="float" office:value="141" calcext:value-type="float">
            <text:p>141</text:p>
          </table:table-cell>
          <table:table-cell table:style-name="ce4" table:formula="of:=[.H17]*0.01" office:value-type="float" office:value="1.41" calcext:value-type="float">
            <text:p>1.41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8]*[.I18])" office:value-type="float" office:value="11.51" calcext:value-type="float">
            <text:p>11.51</text:p>
          </table:table-cell>
          <table:table-cell table:style-name="ce7" table:formula="of:=[.B18]*[.C18]/[.D18]" office:value-type="float" office:value="1.30321459600348" calcext:value-type="float">
            <text:p>1.30</text:p>
          </table:table-cell>
          <table:table-cell table:style-name="ce4" table:formula="of:=[.B18]*10/[.D18]" office:value-type="float" office:value="13.0321459600348" calcext:value-type="float">
            <text:p>13.0321459600348</text:p>
          </table:table-cell>
          <table:table-cell table:style-name="ce4" table:formula="of:=[.B18]" office:value-type="float" office:value="15" calcext:value-type="float">
            <text:p>15</text:p>
          </table:table-cell>
          <table:table-cell table:style-name="ce4" table:formula="of:=[.B18]*10+[.C18]" office:value-type="float" office:value="151" calcext:value-type="float">
            <text:p>151</text:p>
          </table:table-cell>
          <table:table-cell table:style-name="ce4" table:formula="of:=[.H18]*0.01" office:value-type="float" office:value="1.51" calcext:value-type="float">
            <text:p>1.51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9]*[.I19])" office:value-type="float" office:value="11.61" calcext:value-type="float">
            <text:p>11.61</text:p>
          </table:table-cell>
          <table:table-cell table:style-name="ce7" table:formula="of:=[.B19]*[.C19]/[.D19]" office:value-type="float" office:value="1.37812230835487" calcext:value-type="float">
            <text:p>1.38</text:p>
          </table:table-cell>
          <table:table-cell table:style-name="ce4" table:formula="of:=[.B19]*10/[.D19]" office:value-type="float" office:value="13.7812230835487" calcext:value-type="float">
            <text:p>13.7812230835487</text:p>
          </table:table-cell>
          <table:table-cell table:style-name="ce4" table:formula="of:=[.B19]" office:value-type="float" office:value="16" calcext:value-type="float">
            <text:p>16</text:p>
          </table:table-cell>
          <table:table-cell table:style-name="ce4" table:formula="of:=[.B19]*10+[.C19]" office:value-type="float" office:value="161" calcext:value-type="float">
            <text:p>161</text:p>
          </table:table-cell>
          <table:table-cell table:style-name="ce4" table:formula="of:=[.H19]*0.01" office:value-type="float" office:value="1.61" calcext:value-type="float">
            <text:p>1.61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0]*[.I20])" office:value-type="float" office:value="11.71" calcext:value-type="float">
            <text:p>11.71</text:p>
          </table:table-cell>
          <table:table-cell table:style-name="ce7" table:formula="of:=[.B20]*[.C20]/[.D20]" office:value-type="float" office:value="1.45175064047822" calcext:value-type="float">
            <text:p>1.45</text:p>
          </table:table-cell>
          <table:table-cell table:style-name="ce4" table:formula="of:=[.B20]*10/[.D20]" office:value-type="float" office:value="14.5175064047822" calcext:value-type="float">
            <text:p>14.5175064047822</text:p>
          </table:table-cell>
          <table:table-cell table:style-name="ce4" table:formula="of:=[.B20]" office:value-type="float" office:value="17" calcext:value-type="float">
            <text:p>17</text:p>
          </table:table-cell>
          <table:table-cell table:style-name="ce4" table:formula="of:=[.B20]*10+[.C20]" office:value-type="float" office:value="171" calcext:value-type="float">
            <text:p>171</text:p>
          </table:table-cell>
          <table:table-cell table:style-name="ce4" table:formula="of:=[.H20]*0.01" office:value-type="float" office:value="1.71" calcext:value-type="float">
            <text:p>1.71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1]*[.I21])" office:value-type="float" office:value="11.81" calcext:value-type="float">
            <text:p>11.81</text:p>
          </table:table-cell>
          <table:table-cell table:style-name="ce7" table:formula="of:=[.B21]*[.C21]/[.D21]" office:value-type="float" office:value="1.52413209144793" calcext:value-type="float">
            <text:p>1.52</text:p>
          </table:table-cell>
          <table:table-cell table:style-name="ce4" table:formula="of:=[.B21]*10/[.D21]" office:value-type="float" office:value="15.2413209144793" calcext:value-type="float">
            <text:p>15.2413209144793</text:p>
          </table:table-cell>
          <table:table-cell table:style-name="ce4" table:formula="of:=[.B21]" office:value-type="float" office:value="18" calcext:value-type="float">
            <text:p>18</text:p>
          </table:table-cell>
          <table:table-cell table:style-name="ce4" table:formula="of:=[.B21]*10+[.C21]" office:value-type="float" office:value="181" calcext:value-type="float">
            <text:p>181</text:p>
          </table:table-cell>
          <table:table-cell table:style-name="ce4" table:formula="of:=[.H21]*0.01" office:value-type="float" office:value="1.81" calcext:value-type="float">
            <text:p>1.81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2]*[.I22])" office:value-type="float" office:value="11.91" calcext:value-type="float">
            <text:p>11.91</text:p>
          </table:table-cell>
          <table:table-cell table:style-name="ce7" table:formula="of:=[.B22]*[.C22]/[.D22]" office:value-type="float" office:value="1.59529806884971" calcext:value-type="float">
            <text:p>1.60</text:p>
          </table:table-cell>
          <table:table-cell table:style-name="ce4" table:formula="of:=[.B22]*10/[.D22]" office:value-type="float" office:value="15.9529806884971" calcext:value-type="float">
            <text:p>15.9529806884971</text:p>
          </table:table-cell>
          <table:table-cell table:style-name="ce4" table:formula="of:=[.B22]" office:value-type="float" office:value="19" calcext:value-type="float">
            <text:p>19</text:p>
          </table:table-cell>
          <table:table-cell table:style-name="ce4" table:formula="of:=[.B22]*10+[.C22]" office:value-type="float" office:value="191" calcext:value-type="float">
            <text:p>191</text:p>
          </table:table-cell>
          <table:table-cell table:style-name="ce4" table:formula="of:=[.H22]*0.01" office:value-type="float" office:value="1.91" calcext:value-type="float">
            <text:p>1.91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3]*[.I23])" office:value-type="float" office:value="12.01" calcext:value-type="float">
            <text:p>12.01</text:p>
          </table:table-cell>
          <table:table-cell table:style-name="ce7" table:formula="of:=[.B23]*[.C23]/[.D23]" office:value-type="float" office:value="1.66527893422148" calcext:value-type="float">
            <text:p>1.67</text:p>
          </table:table-cell>
          <table:table-cell table:style-name="ce4" table:formula="of:=[.B23]*10/[.D23]" office:value-type="float" office:value="16.6527893422148" calcext:value-type="float">
            <text:p>16.6527893422148</text:p>
          </table:table-cell>
          <table:table-cell table:style-name="ce4" table:formula="of:=[.B23]" office:value-type="float" office:value="20" calcext:value-type="float">
            <text:p>20</text:p>
          </table:table-cell>
          <table:table-cell table:style-name="ce4" table:formula="of:=[.B23]*10+[.C23]" office:value-type="float" office:value="201" calcext:value-type="float">
            <text:p>201</text:p>
          </table:table-cell>
          <table:table-cell table:style-name="ce4" table:formula="of:=[.H23]*0.01" office:value-type="float" office:value="2.01" calcext:value-type="float">
            <text:p>2.01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4]*[.I24])" office:value-type="float" office:value="12.11" calcext:value-type="float">
            <text:p>12.11</text:p>
          </table:table-cell>
          <table:table-cell table:style-name="ce7" table:formula="of:=[.B24]*[.C24]/[.D24]" office:value-type="float" office:value="1.73410404624277" calcext:value-type="float">
            <text:p>1.73</text:p>
          </table:table-cell>
          <table:table-cell table:style-name="ce4" table:formula="of:=[.B24]*10/[.D24]" office:value-type="float" office:value="17.3410404624277" calcext:value-type="float">
            <text:p>17.3410404624277</text:p>
          </table:table-cell>
          <table:table-cell table:style-name="ce4" table:formula="of:=[.B24]" office:value-type="float" office:value="21" calcext:value-type="float">
            <text:p>21</text:p>
          </table:table-cell>
          <table:table-cell table:style-name="ce4" table:formula="of:=[.B24]*10+[.C24]" office:value-type="float" office:value="211" calcext:value-type="float">
            <text:p>211</text:p>
          </table:table-cell>
          <table:table-cell table:style-name="ce4" table:formula="of:=[.H24]*0.01" office:value-type="float" office:value="2.11" calcext:value-type="float">
            <text:p>2.11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5]*[.I25])" office:value-type="float" office:value="12.21" calcext:value-type="float">
            <text:p>12.21</text:p>
          </table:table-cell>
          <table:table-cell table:style-name="ce7" table:formula="of:=[.B25]*[.C25]/[.D25]" office:value-type="float" office:value="1.8018018018018" calcext:value-type="float">
            <text:p>1.80</text:p>
          </table:table-cell>
          <table:table-cell table:style-name="ce4" table:formula="of:=[.B25]*10/[.D25]" office:value-type="float" office:value="18.018018018018" calcext:value-type="float">
            <text:p>18.018018018018</text:p>
          </table:table-cell>
          <table:table-cell table:style-name="ce4" table:formula="of:=[.B25]" office:value-type="float" office:value="22" calcext:value-type="float">
            <text:p>22</text:p>
          </table:table-cell>
          <table:table-cell table:style-name="ce4" table:formula="of:=[.B25]*10+[.C25]" office:value-type="float" office:value="221" calcext:value-type="float">
            <text:p>221</text:p>
          </table:table-cell>
          <table:table-cell table:style-name="ce4" table:formula="of:=[.H25]*0.01" office:value-type="float" office:value="2.21" calcext:value-type="float">
            <text:p>2.21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6]*[.I26])" office:value-type="float" office:value="12.31" calcext:value-type="float">
            <text:p>12.31</text:p>
          </table:table-cell>
          <table:table-cell table:style-name="ce7" table:formula="of:=[.B26]*[.C26]/[.D26]" office:value-type="float" office:value="1.86839967506093" calcext:value-type="float">
            <text:p>1.87</text:p>
          </table:table-cell>
          <table:table-cell table:style-name="ce4" table:formula="of:=[.B26]*10/[.D26]" office:value-type="float" office:value="18.6839967506093" calcext:value-type="float">
            <text:p>18.6839967506093</text:p>
          </table:table-cell>
          <table:table-cell table:style-name="ce4" table:formula="of:=[.B26]" office:value-type="float" office:value="23" calcext:value-type="float">
            <text:p>23</text:p>
          </table:table-cell>
          <table:table-cell table:style-name="ce4" table:formula="of:=[.B26]*10+[.C26]" office:value-type="float" office:value="231" calcext:value-type="float">
            <text:p>231</text:p>
          </table:table-cell>
          <table:table-cell table:style-name="ce4" table:formula="of:=[.H26]*0.01" office:value-type="float" office:value="2.31" calcext:value-type="float">
            <text:p>2.31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7]*[.I27])" office:value-type="float" office:value="12.41" calcext:value-type="float">
            <text:p>12.41</text:p>
          </table:table-cell>
          <table:table-cell table:style-name="ce7" table:formula="of:=[.B27]*[.C27]/[.D27]" office:value-type="float" office:value="1.93392425463336" calcext:value-type="float">
            <text:p>1.93</text:p>
          </table:table-cell>
          <table:table-cell table:style-name="ce4" table:formula="of:=[.B27]*10/[.D27]" office:value-type="float" office:value="19.3392425463336" calcext:value-type="float">
            <text:p>19.3392425463336</text:p>
          </table:table-cell>
          <table:table-cell table:style-name="ce4" table:formula="of:=[.B27]" office:value-type="float" office:value="24" calcext:value-type="float">
            <text:p>24</text:p>
          </table:table-cell>
          <table:table-cell table:style-name="ce4" table:formula="of:=[.B27]*10+[.C27]" office:value-type="float" office:value="241" calcext:value-type="float">
            <text:p>241</text:p>
          </table:table-cell>
          <table:table-cell table:style-name="ce4" table:formula="of:=[.H27]*0.01" office:value-type="float" office:value="2.41" calcext:value-type="float">
            <text:p>2.41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8]*[.I28])" office:value-type="float" office:value="12.51" calcext:value-type="float">
            <text:p>12.51</text:p>
          </table:table-cell>
          <table:table-cell table:style-name="ce7" table:formula="of:=[.B28]*[.C28]/[.D28]" office:value-type="float" office:value="1.99840127897682" calcext:value-type="float">
            <text:p>2.00</text:p>
          </table:table-cell>
          <table:table-cell table:style-name="ce4" table:formula="of:=[.B28]*10/[.D28]" office:value-type="float" office:value="19.9840127897682" calcext:value-type="float">
            <text:p>19.9840127897682</text:p>
          </table:table-cell>
          <table:table-cell table:style-name="ce4" table:formula="of:=[.B28]" office:value-type="float" office:value="25" calcext:value-type="float">
            <text:p>25</text:p>
          </table:table-cell>
          <table:table-cell table:style-name="ce4" table:formula="of:=[.B28]*10+[.C28]" office:value-type="float" office:value="251" calcext:value-type="float">
            <text:p>251</text:p>
          </table:table-cell>
          <table:table-cell table:style-name="ce4" table:formula="of:=[.H28]*0.01" office:value-type="float" office:value="2.51" calcext:value-type="float">
            <text:p>2.51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9]*[.I29])" office:value-type="float" office:value="12.61" calcext:value-type="float">
            <text:p>12.61</text:p>
          </table:table-cell>
          <table:table-cell table:style-name="ce7" table:formula="of:=[.B29]*[.C29]/[.D29]" office:value-type="float" office:value="2.06185567010309" calcext:value-type="float">
            <text:p>2.06</text:p>
          </table:table-cell>
          <table:table-cell table:style-name="ce4" table:formula="of:=[.B29]*10/[.D29]" office:value-type="float" office:value="20.6185567010309" calcext:value-type="float">
            <text:p>20.6185567010309</text:p>
          </table:table-cell>
          <table:table-cell table:style-name="ce4" table:formula="of:=[.B29]" office:value-type="float" office:value="26" calcext:value-type="float">
            <text:p>26</text:p>
          </table:table-cell>
          <table:table-cell table:style-name="ce4" table:formula="of:=[.B29]*10+[.C29]" office:value-type="float" office:value="261" calcext:value-type="float">
            <text:p>261</text:p>
          </table:table-cell>
          <table:table-cell table:style-name="ce4" table:formula="of:=[.H29]*0.01" office:value-type="float" office:value="2.61" calcext:value-type="float">
            <text:p>2.61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0]*[.I30])" office:value-type="float" office:value="12.71" calcext:value-type="float">
            <text:p>12.71</text:p>
          </table:table-cell>
          <table:table-cell table:style-name="ce7" table:formula="of:=[.B30]*[.C30]/[.D30]" office:value-type="float" office:value="2.1243115656963" calcext:value-type="float">
            <text:p>2.12</text:p>
          </table:table-cell>
          <table:table-cell table:style-name="ce4" table:formula="of:=[.B30]*10/[.D30]" office:value-type="float" office:value="21.243115656963" calcext:value-type="float">
            <text:p>21.243115656963</text:p>
          </table:table-cell>
          <table:table-cell table:style-name="ce4" table:formula="of:=[.B30]" office:value-type="float" office:value="27" calcext:value-type="float">
            <text:p>27</text:p>
          </table:table-cell>
          <table:table-cell table:style-name="ce4" table:formula="of:=[.B30]*10+[.C30]" office:value-type="float" office:value="271" calcext:value-type="float">
            <text:p>271</text:p>
          </table:table-cell>
          <table:table-cell table:style-name="ce4" table:formula="of:=[.H30]*0.01" office:value-type="float" office:value="2.71" calcext:value-type="float">
            <text:p>2.71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1]*[.I31])" office:value-type="float" office:value="12.81" calcext:value-type="float">
            <text:p>12.81</text:p>
          </table:table-cell>
          <table:table-cell table:style-name="ce7" table:formula="of:=[.B31]*[.C31]/[.D31]" office:value-type="float" office:value="2.18579234972678" calcext:value-type="float">
            <text:p>2.19</text:p>
          </table:table-cell>
          <table:table-cell table:style-name="ce4" table:formula="of:=[.B31]*10/[.D31]" office:value-type="float" office:value="21.8579234972678" calcext:value-type="float">
            <text:p>21.8579234972678</text:p>
          </table:table-cell>
          <table:table-cell table:style-name="ce4" table:formula="of:=[.B31]" office:value-type="float" office:value="28" calcext:value-type="float">
            <text:p>28</text:p>
          </table:table-cell>
          <table:table-cell table:style-name="ce4" table:formula="of:=[.B31]*10+[.C31]" office:value-type="float" office:value="281" calcext:value-type="float">
            <text:p>281</text:p>
          </table:table-cell>
          <table:table-cell table:style-name="ce4" table:formula="of:=[.H31]*0.01" office:value-type="float" office:value="2.81" calcext:value-type="float">
            <text:p>2.81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2]*[.I32])" office:value-type="float" office:value="12.91" calcext:value-type="float">
            <text:p>12.91</text:p>
          </table:table-cell>
          <table:table-cell table:style-name="ce7" table:formula="of:=[.B32]*[.C32]/[.D32]" office:value-type="float" office:value="2.24632068164214" calcext:value-type="float">
            <text:p>2.25</text:p>
          </table:table-cell>
          <table:table-cell table:style-name="ce4" table:formula="of:=[.B32]*10/[.D32]" office:value-type="float" office:value="22.4632068164214" calcext:value-type="float">
            <text:p>22.4632068164214</text:p>
          </table:table-cell>
          <table:table-cell table:style-name="ce4" table:formula="of:=[.B32]" office:value-type="float" office:value="29" calcext:value-type="float">
            <text:p>29</text:p>
          </table:table-cell>
          <table:table-cell table:style-name="ce4" table:formula="of:=[.B32]*10+[.C32]" office:value-type="float" office:value="291" calcext:value-type="float">
            <text:p>291</text:p>
          </table:table-cell>
          <table:table-cell table:style-name="ce4" table:formula="of:=[.H32]*0.01" office:value-type="float" office:value="2.91" calcext:value-type="float">
            <text:p>2.91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3]*[.I33])" office:value-type="float" office:value="13.01" calcext:value-type="float">
            <text:p>13.01</text:p>
          </table:table-cell>
          <table:table-cell table:style-name="ce7" table:formula="of:=[.B33]*[.C33]/[.D33]" office:value-type="float" office:value="2.30591852421214" calcext:value-type="float">
            <text:p>2.31</text:p>
          </table:table-cell>
          <table:table-cell table:style-name="ce4" table:formula="of:=[.B33]*10/[.D33]" office:value-type="float" office:value="23.0591852421214" calcext:value-type="float">
            <text:p>23.0591852421214</text:p>
          </table:table-cell>
          <table:table-cell table:style-name="ce4" table:formula="of:=[.B33]" office:value-type="float" office:value="30" calcext:value-type="float">
            <text:p>30</text:p>
          </table:table-cell>
          <table:table-cell table:style-name="ce4" table:formula="of:=[.B33]*10+[.C33]" office:value-type="float" office:value="301" calcext:value-type="float">
            <text:p>301</text:p>
          </table:table-cell>
          <table:table-cell table:style-name="ce4" table:formula="of:=[.H33]*0.01" office:value-type="float" office:value="3.01" calcext:value-type="float">
            <text:p>3.01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4]*[.I34])" office:value-type="float" office:value="13.11" calcext:value-type="float">
            <text:p>13.11</text:p>
          </table:table-cell>
          <table:table-cell table:style-name="ce7" table:formula="of:=[.B34]*[.C34]/[.D34]" office:value-type="float" office:value="2.36460717009916" calcext:value-type="float">
            <text:p>2.36</text:p>
          </table:table-cell>
          <table:table-cell table:style-name="ce4" table:formula="of:=[.B34]*10/[.D34]" office:value-type="float" office:value="23.6460717009916" calcext:value-type="float">
            <text:p>23.6460717009916</text:p>
          </table:table-cell>
          <table:table-cell table:style-name="ce4" table:formula="of:=[.B34]" office:value-type="float" office:value="31" calcext:value-type="float">
            <text:p>31</text:p>
          </table:table-cell>
          <table:table-cell table:style-name="ce4" table:formula="of:=[.B34]*10+[.C34]" office:value-type="float" office:value="311" calcext:value-type="float">
            <text:p>311</text:p>
          </table:table-cell>
          <table:table-cell table:style-name="ce4" table:formula="of:=[.H34]*0.01" office:value-type="float" office:value="3.11" calcext:value-type="float">
            <text:p>3.11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5]*[.I35])" office:value-type="float" office:value="13.21" calcext:value-type="float">
            <text:p>13.21</text:p>
          </table:table-cell>
          <table:table-cell table:style-name="ce7" table:formula="of:=[.B35]*[.C35]/[.D35]" office:value-type="float" office:value="2.4224072672218" calcext:value-type="float">
            <text:p>2.42</text:p>
          </table:table-cell>
          <table:table-cell table:style-name="ce4" table:formula="of:=[.B35]*10/[.D35]" office:value-type="float" office:value="24.224072672218" calcext:value-type="float">
            <text:p>24.224072672218</text:p>
          </table:table-cell>
          <table:table-cell table:style-name="ce4" table:formula="of:=[.B35]" office:value-type="float" office:value="32" calcext:value-type="float">
            <text:p>32</text:p>
          </table:table-cell>
          <table:table-cell table:style-name="ce4" table:formula="of:=[.B35]*10+[.C35]" office:value-type="float" office:value="321" calcext:value-type="float">
            <text:p>321</text:p>
          </table:table-cell>
          <table:table-cell table:style-name="ce4" table:formula="of:=[.H35]*0.01" office:value-type="float" office:value="3.21" calcext:value-type="float">
            <text:p>3.21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6]*[.I36])" office:value-type="float" office:value="13.31" calcext:value-type="float">
            <text:p>13.31</text:p>
          </table:table-cell>
          <table:table-cell table:style-name="ce7" table:formula="of:=[.B36]*[.C36]/[.D36]" office:value-type="float" office:value="2.47933884297521" calcext:value-type="float">
            <text:p>2.48</text:p>
          </table:table-cell>
          <table:table-cell table:style-name="ce4" table:formula="of:=[.B36]*10/[.D36]" office:value-type="float" office:value="24.7933884297521" calcext:value-type="float">
            <text:p>24.7933884297521</text:p>
          </table:table-cell>
          <table:table-cell table:style-name="ce4" table:formula="of:=[.B36]" office:value-type="float" office:value="33" calcext:value-type="float">
            <text:p>33</text:p>
          </table:table-cell>
          <table:table-cell table:style-name="ce4" table:formula="of:=[.B36]*10+[.C36]" office:value-type="float" office:value="331" calcext:value-type="float">
            <text:p>331</text:p>
          </table:table-cell>
          <table:table-cell table:style-name="ce4" table:formula="of:=[.H36]*0.01" office:value-type="float" office:value="3.31" calcext:value-type="float">
            <text:p>3.31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7]*[.I37])" office:value-type="float" office:value="13.41" calcext:value-type="float">
            <text:p>13.41</text:p>
          </table:table-cell>
          <table:table-cell table:style-name="ce7" table:formula="of:=[.B37]*[.C37]/[.D37]" office:value-type="float" office:value="2.53542132736764" calcext:value-type="float">
            <text:p>2.54</text:p>
          </table:table-cell>
          <table:table-cell table:style-name="ce4" table:formula="of:=[.B37]*10/[.D37]" office:value-type="float" office:value="25.3542132736764" calcext:value-type="float">
            <text:p>25.3542132736764</text:p>
          </table:table-cell>
          <table:table-cell table:style-name="ce4" table:formula="of:=[.B37]" office:value-type="float" office:value="34" calcext:value-type="float">
            <text:p>34</text:p>
          </table:table-cell>
          <table:table-cell table:style-name="ce4" table:formula="of:=[.B37]*10+[.C37]" office:value-type="float" office:value="341" calcext:value-type="float">
            <text:p>341</text:p>
          </table:table-cell>
          <table:table-cell table:style-name="ce4" table:formula="of:=[.H37]*0.01" office:value-type="float" office:value="3.41" calcext:value-type="float">
            <text:p>3.41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8]*[.I38])" office:value-type="float" office:value="13.51" calcext:value-type="float">
            <text:p>13.51</text:p>
          </table:table-cell>
          <table:table-cell table:style-name="ce7" table:formula="of:=[.B38]*[.C38]/[.D38]" office:value-type="float" office:value="2.59067357512953" calcext:value-type="float">
            <text:p>2.59</text:p>
          </table:table-cell>
          <table:table-cell table:style-name="ce4" table:formula="of:=[.B38]*10/[.D38]" office:value-type="float" office:value="25.9067357512953" calcext:value-type="float">
            <text:p>25.9067357512953</text:p>
          </table:table-cell>
          <table:table-cell table:style-name="ce4" table:formula="of:=[.B38]" office:value-type="float" office:value="35" calcext:value-type="float">
            <text:p>35</text:p>
          </table:table-cell>
          <table:table-cell table:style-name="ce4" table:formula="of:=[.B38]*10+[.C38]" office:value-type="float" office:value="351" calcext:value-type="float">
            <text:p>351</text:p>
          </table:table-cell>
          <table:table-cell table:style-name="ce4" table:formula="of:=[.H38]*0.01" office:value-type="float" office:value="3.51" calcext:value-type="float">
            <text:p>3.5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9]*[.I39])" office:value-type="float" office:value="13.61" calcext:value-type="float">
            <text:p>13.61</text:p>
          </table:table-cell>
          <table:table-cell table:style-name="ce7" table:formula="of:=[.B39]*[.C39]/[.D39]" office:value-type="float" office:value="2.64511388684791" calcext:value-type="float">
            <text:p>2.65</text:p>
          </table:table-cell>
          <table:table-cell table:style-name="ce4" table:formula="of:=[.B39]*10/[.D39]" office:value-type="float" office:value="26.4511388684791" calcext:value-type="float">
            <text:p>26.4511388684791</text:p>
          </table:table-cell>
          <table:table-cell table:style-name="ce4" table:formula="of:=[.B39]" office:value-type="float" office:value="36" calcext:value-type="float">
            <text:p>36</text:p>
          </table:table-cell>
          <table:table-cell table:style-name="ce4" table:formula="of:=[.B39]*10+[.C39]" office:value-type="float" office:value="361" calcext:value-type="float">
            <text:p>361</text:p>
          </table:table-cell>
          <table:table-cell table:style-name="ce4" table:formula="of:=[.H39]*0.01" office:value-type="float" office:value="3.61" calcext:value-type="float">
            <text:p>3.61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0]*[.I40])" office:value-type="float" office:value="13.71" calcext:value-type="float">
            <text:p>13.71</text:p>
          </table:table-cell>
          <table:table-cell table:style-name="ce7" table:formula="of:=[.B40]*[.C40]/[.D40]" office:value-type="float" office:value="2.69876002917578" calcext:value-type="float">
            <text:p>2.70</text:p>
          </table:table-cell>
          <table:table-cell table:style-name="ce4" table:formula="of:=[.B40]*10/[.D40]" office:value-type="float" office:value="26.9876002917578" calcext:value-type="float">
            <text:p>26.9876002917578</text:p>
          </table:table-cell>
          <table:table-cell table:style-name="ce4" table:formula="of:=[.B40]" office:value-type="float" office:value="37" calcext:value-type="float">
            <text:p>37</text:p>
          </table:table-cell>
          <table:table-cell table:style-name="ce4" table:formula="of:=[.B40]*10+[.C40]" office:value-type="float" office:value="371" calcext:value-type="float">
            <text:p>371</text:p>
          </table:table-cell>
          <table:table-cell table:style-name="ce4" table:formula="of:=[.H40]*0.01" office:value-type="float" office:value="3.71" calcext:value-type="float">
            <text:p>3.71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1]*[.I41])" office:value-type="float" office:value="13.81" calcext:value-type="float">
            <text:p>13.81</text:p>
          </table:table-cell>
          <table:table-cell table:style-name="ce7" table:formula="of:=[.B41]*[.C41]/[.D41]" office:value-type="float" office:value="2.75162925416365" calcext:value-type="float">
            <text:p>2.75</text:p>
          </table:table-cell>
          <table:table-cell table:style-name="ce4" table:formula="of:=[.B41]*10/[.D41]" office:value-type="float" office:value="27.5162925416365" calcext:value-type="float">
            <text:p>27.5162925416365</text:p>
          </table:table-cell>
          <table:table-cell table:style-name="ce4" table:formula="of:=[.B41]" office:value-type="float" office:value="38" calcext:value-type="float">
            <text:p>38</text:p>
          </table:table-cell>
          <table:table-cell table:style-name="ce4" table:formula="of:=[.B41]*10+[.C41]" office:value-type="float" office:value="381" calcext:value-type="float">
            <text:p>381</text:p>
          </table:table-cell>
          <table:table-cell table:style-name="ce4" table:formula="of:=[.H41]*0.01" office:value-type="float" office:value="3.81" calcext:value-type="float">
            <text:p>3.81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2]*[.I42])" office:value-type="float" office:value="13.91" calcext:value-type="float">
            <text:p>13.91</text:p>
          </table:table-cell>
          <table:table-cell table:style-name="ce7" table:formula="of:=[.B42]*[.C42]/[.D42]" office:value-type="float" office:value="2.80373831775701" calcext:value-type="float">
            <text:p>2.80</text:p>
          </table:table-cell>
          <table:table-cell table:style-name="ce4" table:formula="of:=[.B42]*10/[.D42]" office:value-type="float" office:value="28.0373831775701" calcext:value-type="float">
            <text:p>28.0373831775701</text:p>
          </table:table-cell>
          <table:table-cell table:style-name="ce4" table:formula="of:=[.B42]" office:value-type="float" office:value="39" calcext:value-type="float">
            <text:p>39</text:p>
          </table:table-cell>
          <table:table-cell table:style-name="ce4" table:formula="of:=[.B42]*10+[.C42]" office:value-type="float" office:value="391" calcext:value-type="float">
            <text:p>391</text:p>
          </table:table-cell>
          <table:table-cell table:style-name="ce4" table:formula="of:=[.H42]*0.01" office:value-type="float" office:value="3.91" calcext:value-type="float">
            <text:p>3.91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3]*[.I43])" office:value-type="float" office:value="14.01" calcext:value-type="float">
            <text:p>14.01</text:p>
          </table:table-cell>
          <table:table-cell table:style-name="ce7" table:formula="of:=[.B43]*[.C43]/[.D43]" office:value-type="float" office:value="2.85510349750178" calcext:value-type="float">
            <text:p>2.86</text:p>
          </table:table-cell>
          <table:table-cell table:style-name="ce4" table:formula="of:=[.B43]*10/[.D43]" office:value-type="float" office:value="28.5510349750178" calcext:value-type="float">
            <text:p>28.5510349750178</text:p>
          </table:table-cell>
          <table:table-cell table:style-name="ce4" table:formula="of:=[.B43]" office:value-type="float" office:value="40" calcext:value-type="float">
            <text:p>40</text:p>
          </table:table-cell>
          <table:table-cell table:style-name="ce4" table:formula="of:=[.B43]*10+[.C43]" office:value-type="float" office:value="401" calcext:value-type="float">
            <text:p>401</text:p>
          </table:table-cell>
          <table:table-cell table:style-name="ce4" table:formula="of:=[.H43]*0.01" office:value-type="float" office:value="4.01" calcext:value-type="float">
            <text:p>4.01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4]*[.I44])" office:value-type="float" office:value="14.11" calcext:value-type="float">
            <text:p>14.11</text:p>
          </table:table-cell>
          <table:table-cell table:style-name="ce7" table:formula="of:=[.B44]*[.C44]/[.D44]" office:value-type="float" office:value="2.90574060949681" calcext:value-type="float">
            <text:p>2.91</text:p>
          </table:table-cell>
          <table:table-cell table:style-name="ce4" table:formula="of:=[.B44]*10/[.D44]" office:value-type="float" office:value="29.0574060949681" calcext:value-type="float">
            <text:p>29.0574060949681</text:p>
          </table:table-cell>
          <table:table-cell table:style-name="ce4" table:formula="of:=[.B44]" office:value-type="float" office:value="41" calcext:value-type="float">
            <text:p>41</text:p>
          </table:table-cell>
          <table:table-cell table:style-name="ce4" table:formula="of:=[.B44]*10+[.C44]" office:value-type="float" office:value="411" calcext:value-type="float">
            <text:p>411</text:p>
          </table:table-cell>
          <table:table-cell table:style-name="ce4" table:formula="of:=[.H44]*0.01" office:value-type="float" office:value="4.11" calcext:value-type="float">
            <text:p>4.11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5]*[.I45])" office:value-type="float" office:value="14.21" calcext:value-type="float">
            <text:p>14.21</text:p>
          </table:table-cell>
          <table:table-cell table:style-name="ce7" table:formula="of:=[.B45]*[.C45]/[.D45]" office:value-type="float" office:value="2.95566502463054" calcext:value-type="float">
            <text:p>2.96</text:p>
          </table:table-cell>
          <table:table-cell table:style-name="ce4" table:formula="of:=[.B45]*10/[.D45]" office:value-type="float" office:value="29.5566502463054" calcext:value-type="float">
            <text:p>29.5566502463054</text:p>
          </table:table-cell>
          <table:table-cell table:style-name="ce4" table:formula="of:=[.B45]" office:value-type="float" office:value="42" calcext:value-type="float">
            <text:p>42</text:p>
          </table:table-cell>
          <table:table-cell table:style-name="ce4" table:formula="of:=[.B45]*10+[.C45]" office:value-type="float" office:value="421" calcext:value-type="float">
            <text:p>421</text:p>
          </table:table-cell>
          <table:table-cell table:style-name="ce4" table:formula="of:=[.H45]*0.01" office:value-type="float" office:value="4.21" calcext:value-type="float">
            <text:p>4.21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6]*[.I46])" office:value-type="float" office:value="14.31" calcext:value-type="float">
            <text:p>14.31</text:p>
          </table:table-cell>
          <table:table-cell table:style-name="ce7" table:formula="of:=[.B46]*[.C46]/[.D46]" office:value-type="float" office:value="3.00489168413697" calcext:value-type="float">
            <text:p>3.00</text:p>
          </table:table-cell>
          <table:table-cell table:style-name="ce4" table:formula="of:=[.B46]*10/[.D46]" office:value-type="float" office:value="30.0489168413697" calcext:value-type="float">
            <text:p>30.0489168413697</text:p>
          </table:table-cell>
          <table:table-cell table:style-name="ce4" table:formula="of:=[.B46]" office:value-type="float" office:value="43" calcext:value-type="float">
            <text:p>43</text:p>
          </table:table-cell>
          <table:table-cell table:style-name="ce4" table:formula="of:=[.B46]*10+[.C46]" office:value-type="float" office:value="431" calcext:value-type="float">
            <text:p>431</text:p>
          </table:table-cell>
          <table:table-cell table:style-name="ce4" table:formula="of:=[.H46]*0.01" office:value-type="float" office:value="4.31" calcext:value-type="float">
            <text:p>4.3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7]*[.I47])" office:value-type="float" office:value="14.41" calcext:value-type="float">
            <text:p>14.41</text:p>
          </table:table-cell>
          <table:table-cell table:style-name="ce7" table:formula="of:=[.B47]*[.C47]/[.D47]" office:value-type="float" office:value="3.05343511450382" calcext:value-type="float">
            <text:p>3.05</text:p>
          </table:table-cell>
          <table:table-cell table:style-name="ce4" table:formula="of:=[.B47]*10/[.D47]" office:value-type="float" office:value="30.5343511450382" calcext:value-type="float">
            <text:p>30.5343511450382</text:p>
          </table:table-cell>
          <table:table-cell table:style-name="ce4" table:formula="of:=[.B47]" office:value-type="float" office:value="44" calcext:value-type="float">
            <text:p>44</text:p>
          </table:table-cell>
          <table:table-cell table:style-name="ce4" table:formula="of:=[.B47]*10+[.C47]" office:value-type="float" office:value="441" calcext:value-type="float">
            <text:p>441</text:p>
          </table:table-cell>
          <table:table-cell table:style-name="ce4" table:formula="of:=[.H47]*0.01" office:value-type="float" office:value="4.41" calcext:value-type="float">
            <text:p>4.41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8]*[.I48])" office:value-type="float" office:value="14.51" calcext:value-type="float">
            <text:p>14.51</text:p>
          </table:table-cell>
          <table:table-cell table:style-name="ce7" table:formula="of:=[.B48]*[.C48]/[.D48]" office:value-type="float" office:value="3.1013094417643" calcext:value-type="float">
            <text:p>3.10</text:p>
          </table:table-cell>
          <table:table-cell table:style-name="ce4" table:formula="of:=[.B48]*10/[.D48]" office:value-type="float" office:value="31.013094417643" calcext:value-type="float">
            <text:p>31.013094417643</text:p>
          </table:table-cell>
          <table:table-cell table:style-name="ce4" table:formula="of:=[.B48]" office:value-type="float" office:value="45" calcext:value-type="float">
            <text:p>45</text:p>
          </table:table-cell>
          <table:table-cell table:style-name="ce4" table:formula="of:=[.B48]*10+[.C48]" office:value-type="float" office:value="451" calcext:value-type="float">
            <text:p>451</text:p>
          </table:table-cell>
          <table:table-cell table:style-name="ce4" table:formula="of:=[.H48]*0.01" office:value-type="float" office:value="4.51" calcext:value-type="float">
            <text:p>4.51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9]*[.I49])" office:value-type="float" office:value="14.61" calcext:value-type="float">
            <text:p>14.61</text:p>
          </table:table-cell>
          <table:table-cell table:style-name="ce7" table:formula="of:=[.B49]*[.C49]/[.D49]" office:value-type="float" office:value="3.14852840520192" calcext:value-type="float">
            <text:p>3.15</text:p>
          </table:table-cell>
          <table:table-cell table:style-name="ce4" table:formula="of:=[.B49]*10/[.D49]" office:value-type="float" office:value="31.4852840520192" calcext:value-type="float">
            <text:p>31.4852840520192</text:p>
          </table:table-cell>
          <table:table-cell table:style-name="ce4" table:formula="of:=[.B49]" office:value-type="float" office:value="46" calcext:value-type="float">
            <text:p>46</text:p>
          </table:table-cell>
          <table:table-cell table:style-name="ce4" table:formula="of:=[.B49]*10+[.C49]" office:value-type="float" office:value="461" calcext:value-type="float">
            <text:p>461</text:p>
          </table:table-cell>
          <table:table-cell table:style-name="ce4" table:formula="of:=[.H49]*0.01" office:value-type="float" office:value="4.61" calcext:value-type="float">
            <text:p>4.61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50]*[.I50])" office:value-type="float" office:value="14.71" calcext:value-type="float">
            <text:p>14.71</text:p>
          </table:table-cell>
          <table:table-cell table:style-name="ce7" table:formula="of:=[.B50]*[.C50]/[.D50]" office:value-type="float" office:value="3.19510537049626" calcext:value-type="float">
            <text:p>3.20</text:p>
          </table:table-cell>
          <table:table-cell table:style-name="ce4" table:formula="of:=[.B50]*10/[.D50]" office:value-type="float" office:value="31.9510537049626" calcext:value-type="float">
            <text:p>31.9510537049626</text:p>
          </table:table-cell>
          <table:table-cell table:style-name="ce4" table:formula="of:=[.B50]" office:value-type="float" office:value="47" calcext:value-type="float">
            <text:p>47</text:p>
          </table:table-cell>
          <table:table-cell table:style-name="ce4" table:formula="of:=[.B50]*10+[.C50]" office:value-type="float" office:value="471" calcext:value-type="float">
            <text:p>471</text:p>
          </table:table-cell>
          <table:table-cell table:style-name="ce4" table:formula="of:=[.H50]*0.01" office:value-type="float" office:value="4.71" calcext:value-type="float">
            <text:p>4.71</text:p>
          </table:table-cell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onsterSlain" table:style-name="ta1">
        <table:shapes>
          <draw:frame draw:z-index="0" draw:style-name="gr1" draw:text-style-name="P1" svg:width="15.999cm" svg:height="8.999cm" svg:x="20.421cm" svg:y="1.454cm">
            <draw:object draw:notify-on-update-of-ranges="MonsterSlain.B3:MonsterSlain.B3 MonsterSlain.B4:MonsterSlain.B50 MonsterSlain.C3:MonsterSlain.C3 MonsterSlain.C4:MonsterSlain.C50 MonsterSlain.D3:MonsterSlain.D3 MonsterSlain.D4:MonsterSlain.D50 MonsterSlain.E3:MonsterSlain.E3 MonsterSlain.E4:MonsterSlain.E50 MonsterSlain.F3:MonsterSlain.F3 MonsterSlain.F4:MonsterSlain.F50 MonsterSlain.G3:MonsterSlain.G3 MonsterSlain.G4:MonsterSlain.G50 MonsterSlain.H3:MonsterSlain.H3 MonsterSlain.H4:MonsterSlain.H50 MonsterSlain.I3:MonsterSlain.I3 MonsterSlain.I4:MonsterSlain.I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9" table:default-cell-style-name="ce2"/>
        <table:table-column table:style-name="co4" table:default-cell-style-name="ce2"/>
        <table:table-column table:style-name="co9" table:number-columns-repeated="4" table:default-cell-style-name="ce4"/>
        <table:table-column table:style-name="co3" table:default-cell-style-name="ce4"/>
        <table:table-column table:style-name="co9" table:default-cell-style-name="ce4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Crystals</text:p>
          </table:table-cell>
          <table:table-cell table:style-name="ce1" office:value-type="string" calcext:value-type="string">
            <text:p>Monsters slain</text:p>
          </table:table-cell>
          <table:table-cell table:style-name="ce3" office:value-type="string" calcext:value-type="string">
            <text:p>Max Mana</text:p>
          </table:table-cell>
          <table:table-cell table:style-name="ce3" office:value-type="string" calcext:value-type="string">
            <text:p>Mana/s</text:p>
          </table:table-cell>
          <table:table-cell table:style-name="ce3" office:value-type="string" calcext:value-type="string">
            <text:p>Click Cost</text:p>
          </table:table-cell>
          <table:table-cell table:style-name="ce3" office:value-type="string" calcext:value-type="string">
            <text:p>DMG/click</text:p>
          </table:table-cell>
          <table:table-cell table:style-name="ce3" office:value-type="string" calcext:value-type="string">
            <text:p>Monster Health</text:p>
          </table:table-cell>
          <table:table-cell table:style-name="ce3" office:value-type="string" calcext:value-type="string">
            <text:p>Max Mana Increa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[.B4]*1/[.D4]" office:value-type="float" office:value="0.1" calcext:value-type="float">
            <text:p>0.1</text:p>
          </table:table-cell>
          <table:table-cell table:formula="of:=[.B4]*10/[.D4]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[.B4]*10+[.C4]" office:value-type="float" office:value="10" calcext:value-type="float">
            <text:p>10</text:p>
          </table:table-cell>
          <table:table-cell table:formula="of:=[.H4]*0.01" office:value-type="float" office:value="0.1" calcext:value-type="float">
            <text:p>0.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10+([.C5]*[.I5])" office:value-type="float" office:value="10.11" calcext:value-type="float">
            <text:p>10.11</text:p>
          </table:table-cell>
          <table:table-cell table:formula="of:=[.B5]*[.C5]/[.D5]" office:value-type="float" office:value="0.0989119683481701" calcext:value-type="float">
            <text:p>0.09891196834817</text:p>
          </table:table-cell>
          <table:table-cell table:formula="of:=[.B5]*10/[.D5]" office:value-type="float" office:value="0.989119683481701" calcext:value-type="float">
            <text:p>0.989119683481701</text:p>
          </table:table-cell>
          <table:table-cell table:formula="of:=[.B5]" office:value-type="float" office:value="1" calcext:value-type="float">
            <text:p>1</text:p>
          </table:table-cell>
          <table:table-cell table:formula="of:=[.B5]*10+[.C5]" office:value-type="float" office:value="11" calcext:value-type="float">
            <text:p>11</text:p>
          </table:table-cell>
          <table:table-cell table:formula="of:=[.H5]*0.01" office:value-type="float" office:value="0.11" calcext:value-type="float">
            <text:p>0.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0+([.C6]*[.I6])" office:value-type="float" office:value="10.24" calcext:value-type="float">
            <text:p>10.24</text:p>
          </table:table-cell>
          <table:table-cell table:formula="of:=[.B6]*[.C6]/[.D6]" office:value-type="float" office:value="0.1953125" calcext:value-type="float">
            <text:p>0.1953125</text:p>
          </table:table-cell>
          <table:table-cell table:formula="of:=[.B6]*10/[.D6]" office:value-type="float" office:value="0.9765625" calcext:value-type="float">
            <text:p>0.9765625</text:p>
          </table:table-cell>
          <table:table-cell table:formula="of:=[.B6]" office:value-type="float" office:value="1" calcext:value-type="float">
            <text:p>1</text:p>
          </table:table-cell>
          <table:table-cell table:formula="of:=[.B6]*10+[.C6]" office:value-type="float" office:value="12" calcext:value-type="float">
            <text:p>12</text:p>
          </table:table-cell>
          <table:table-cell table:formula="of:=[.H6]*0.01"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0+([.C7]*[.I7])" office:value-type="float" office:value="10.39" calcext:value-type="float">
            <text:p>10.39</text:p>
          </table:table-cell>
          <table:table-cell table:formula="of:=[.B7]*[.C7]/[.D7]" office:value-type="float" office:value="0.288739172281039" calcext:value-type="float">
            <text:p>0.288739172281039</text:p>
          </table:table-cell>
          <table:table-cell table:formula="of:=[.B7]*10/[.D7]" office:value-type="float" office:value="0.962463907603465" calcext:value-type="float">
            <text:p>0.962463907603465</text:p>
          </table:table-cell>
          <table:table-cell table:formula="of:=[.B7]" office:value-type="float" office:value="1" calcext:value-type="float">
            <text:p>1</text:p>
          </table:table-cell>
          <table:table-cell table:formula="of:=[.B7]*10+[.C7]" office:value-type="float" office:value="13" calcext:value-type="float">
            <text:p>13</text:p>
          </table:table-cell>
          <table:table-cell table:formula="of:=[.H7]*0.01" office:value-type="float" office:value="0.13" calcext:value-type="float">
            <text:p>0.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0+([.C8]*[.I8])" office:value-type="float" office:value="10.56" calcext:value-type="float">
            <text:p>10.56</text:p>
          </table:table-cell>
          <table:table-cell table:formula="of:=[.B8]*[.C8]/[.D8]" office:value-type="float" office:value="0.378787878787879" calcext:value-type="float">
            <text:p>0.378787878787879</text:p>
          </table:table-cell>
          <table:table-cell table:formula="of:=[.B8]*10/[.D8]" office:value-type="float" office:value="0.946969696969697" calcext:value-type="float">
            <text:p>0.946969696969697</text:p>
          </table:table-cell>
          <table:table-cell table:formula="of:=[.B8]" office:value-type="float" office:value="1" calcext:value-type="float">
            <text:p>1</text:p>
          </table:table-cell>
          <table:table-cell table:formula="of:=[.B8]*10+[.C8]" office:value-type="float" office:value="14" calcext:value-type="float">
            <text:p>14</text:p>
          </table:table-cell>
          <table:table-cell table:formula="of:=[.H8]*0.01" office:value-type="float" office:value="0.14" calcext:value-type="float">
            <text:p>0.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10+([.C9]*[.I9])" office:value-type="float" office:value="10.75" calcext:value-type="float">
            <text:p>10.75</text:p>
          </table:table-cell>
          <table:table-cell table:formula="of:=[.B9]*[.C9]/[.D9]" office:value-type="float" office:value="0.465116279069767" calcext:value-type="float">
            <text:p>0.465116279069767</text:p>
          </table:table-cell>
          <table:table-cell table:formula="of:=[.B9]*10/[.D9]" office:value-type="float" office:value="0.930232558139535" calcext:value-type="float">
            <text:p>0.930232558139535</text:p>
          </table:table-cell>
          <table:table-cell table:formula="of:=[.B9]" office:value-type="float" office:value="1" calcext:value-type="float">
            <text:p>1</text:p>
          </table:table-cell>
          <table:table-cell table:formula="of:=[.B9]*10+[.C9]" office:value-type="float" office:value="15" calcext:value-type="float">
            <text:p>15</text:p>
          </table:table-cell>
          <table:table-cell table:formula="of:=[.H9]*0.01"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10+([.C10]*[.I10])" office:value-type="float" office:value="10.96" calcext:value-type="float">
            <text:p>10.96</text:p>
          </table:table-cell>
          <table:table-cell table:formula="of:=[.B10]*[.C10]/[.D10]" office:value-type="float" office:value="0.547445255474453" calcext:value-type="float">
            <text:p>0.547445255474453</text:p>
          </table:table-cell>
          <table:table-cell table:formula="of:=[.B10]*10/[.D10]" office:value-type="float" office:value="0.912408759124087" calcext:value-type="float">
            <text:p>0.912408759124087</text:p>
          </table:table-cell>
          <table:table-cell table:formula="of:=[.B10]" office:value-type="float" office:value="1" calcext:value-type="float">
            <text:p>1</text:p>
          </table:table-cell>
          <table:table-cell table:formula="of:=[.B10]*10+[.C10]" office:value-type="float" office:value="16" calcext:value-type="float">
            <text:p>16</text:p>
          </table:table-cell>
          <table:table-cell table:formula="of:=[.H10]*0.01" office:value-type="float" office:value="0.16" calcext:value-type="float">
            <text:p>0.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0+([.C11]*[.I11])" office:value-type="float" office:value="11.19" calcext:value-type="float">
            <text:p>11.19</text:p>
          </table:table-cell>
          <table:table-cell table:formula="of:=[.B11]*[.C11]/[.D11]" office:value-type="float" office:value="0.625558534405719" calcext:value-type="float">
            <text:p>0.625558534405719</text:p>
          </table:table-cell>
          <table:table-cell table:formula="of:=[.B11]*10/[.D11]" office:value-type="float" office:value="0.893655049151028" calcext:value-type="float">
            <text:p>0.893655049151028</text:p>
          </table:table-cell>
          <table:table-cell table:formula="of:=[.B11]" office:value-type="float" office:value="1" calcext:value-type="float">
            <text:p>1</text:p>
          </table:table-cell>
          <table:table-cell table:formula="of:=[.B11]*10+[.C11]" office:value-type="float" office:value="17" calcext:value-type="float">
            <text:p>17</text:p>
          </table:table-cell>
          <table:table-cell table:formula="of:=[.H11]*0.01" office:value-type="float" office:value="0.17" calcext:value-type="float">
            <text:p>0.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10+([.C12]*[.I12])" office:value-type="float" office:value="11.44" calcext:value-type="float">
            <text:p>11.44</text:p>
          </table:table-cell>
          <table:table-cell table:formula="of:=[.B12]*[.C12]/[.D12]" office:value-type="float" office:value="0.699300699300699" calcext:value-type="float">
            <text:p>0.699300699300699</text:p>
          </table:table-cell>
          <table:table-cell table:formula="of:=[.B12]*10/[.D12]" office:value-type="float" office:value="0.874125874125874" calcext:value-type="float">
            <text:p>0.874125874125874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*10+[.C12]" office:value-type="float" office:value="18" calcext:value-type="float">
            <text:p>18</text:p>
          </table:table-cell>
          <table:table-cell table:formula="of:=[.H12]*0.01" office:value-type="float" office:value="0.18" calcext:value-type="float">
            <text:p>0.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10+([.C13]*[.I13])" office:value-type="float" office:value="11.71" calcext:value-type="float">
            <text:p>11.71</text:p>
          </table:table-cell>
          <table:table-cell table:formula="of:=[.B13]*[.C13]/[.D13]" office:value-type="float" office:value="0.768573868488471" calcext:value-type="float">
            <text:p>0.768573868488471</text:p>
          </table:table-cell>
          <table:table-cell table:formula="of:=[.B13]*10/[.D13]" office:value-type="float" office:value="0.85397096498719" calcext:value-type="float">
            <text:p>0.85397096498719</text:p>
          </table:table-cell>
          <table:table-cell table:formula="of:=[.B13]" office:value-type="float" office:value="1" calcext:value-type="float">
            <text:p>1</text:p>
          </table:table-cell>
          <table:table-cell table:formula="of:=[.B13]*10+[.C13]" office:value-type="float" office:value="19" calcext:value-type="float">
            <text:p>19</text:p>
          </table:table-cell>
          <table:table-cell table:formula="of:=[.H13]*0.01"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0+([.C14]*[.I14])" office:value-type="float" office:value="12" calcext:value-type="float">
            <text:p>12</text:p>
          </table:table-cell>
          <table:table-cell table:formula="of:=[.B14]*[.C14]/[.D14]" office:value-type="float" office:value="0.833333333333333" calcext:value-type="float">
            <text:p>0.833333333333333</text:p>
          </table:table-cell>
          <table:table-cell table:formula="of:=[.B14]*10/[.D14]" office:value-type="float" office:value="0.833333333333333" calcext:value-type="float">
            <text:p>0.833333333333333</text:p>
          </table:table-cell>
          <table:table-cell table:formula="of:=[.B14]" office:value-type="float" office:value="1" calcext:value-type="float">
            <text:p>1</text:p>
          </table:table-cell>
          <table:table-cell table:formula="of:=[.B14]*10+[.C14]" office:value-type="float" office:value="20" calcext:value-type="float">
            <text:p>20</text:p>
          </table:table-cell>
          <table:table-cell table:formula="of:=[.H14]*0.01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10+([.C15]*[.I15])" office:value-type="float" office:value="12.31" calcext:value-type="float">
            <text:p>12.31</text:p>
          </table:table-cell>
          <table:table-cell table:formula="of:=[.B15]*[.C15]/[.D15]" office:value-type="float" office:value="0.893582453290008" calcext:value-type="float">
            <text:p>0.893582453290008</text:p>
          </table:table-cell>
          <table:table-cell table:formula="of:=[.B15]*10/[.D15]" office:value-type="float" office:value="0.812347684809098" calcext:value-type="float">
            <text:p>0.812347684809098</text:p>
          </table:table-cell>
          <table:table-cell table:formula="of:=[.B15]" office:value-type="float" office:value="1" calcext:value-type="float">
            <text:p>1</text:p>
          </table:table-cell>
          <table:table-cell table:formula="of:=[.B15]*10+[.C15]" office:value-type="float" office:value="21" calcext:value-type="float">
            <text:p>21</text:p>
          </table:table-cell>
          <table:table-cell table:formula="of:=[.H15]*0.01" office:value-type="float" office:value="0.21" calcext:value-type="float">
            <text:p>0.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10+([.C16]*[.I16])" office:value-type="float" office:value="12.64" calcext:value-type="float">
            <text:p>12.64</text:p>
          </table:table-cell>
          <table:table-cell table:formula="of:=[.B16]*[.C16]/[.D16]" office:value-type="float" office:value="0.949367088607595" calcext:value-type="float">
            <text:p>0.949367088607595</text:p>
          </table:table-cell>
          <table:table-cell table:formula="of:=[.B16]*10/[.D16]" office:value-type="float" office:value="0.791139240506329" calcext:value-type="float">
            <text:p>0.791139240506329</text:p>
          </table:table-cell>
          <table:table-cell table:formula="of:=[.B16]" office:value-type="float" office:value="1" calcext:value-type="float">
            <text:p>1</text:p>
          </table:table-cell>
          <table:table-cell table:formula="of:=[.B16]*10+[.C16]" office:value-type="float" office:value="22" calcext:value-type="float">
            <text:p>22</text:p>
          </table:table-cell>
          <table:table-cell table:formula="of:=[.H16]*0.01" office:value-type="float" office:value="0.22" calcext:value-type="float">
            <text:p>0.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10+([.C17]*[.I17])" office:value-type="float" office:value="12.99" calcext:value-type="float">
            <text:p>12.99</text:p>
          </table:table-cell>
          <table:table-cell table:formula="of:=[.B17]*[.C17]/[.D17]" office:value-type="float" office:value="1.00076982294072" calcext:value-type="float">
            <text:p>1.00076982294072</text:p>
          </table:table-cell>
          <table:table-cell table:formula="of:=[.B17]*10/[.D17]" office:value-type="float" office:value="0.769822940723634" calcext:value-type="float">
            <text:p>0.769822940723634</text:p>
          </table:table-cell>
          <table:table-cell table:formula="of:=[.B17]" office:value-type="float" office:value="1" calcext:value-type="float">
            <text:p>1</text:p>
          </table:table-cell>
          <table:table-cell table:formula="of:=[.B17]*10+[.C17]" office:value-type="float" office:value="23" calcext:value-type="float">
            <text:p>23</text:p>
          </table:table-cell>
          <table:table-cell table:formula="of:=[.H17]*0.01" office:value-type="float" office:value="0.23" calcext:value-type="float">
            <text:p>0.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10+([.C18]*[.I18])" office:value-type="float" office:value="13.36" calcext:value-type="float">
            <text:p>13.36</text:p>
          </table:table-cell>
          <table:table-cell table:formula="of:=[.B18]*[.C18]/[.D18]" office:value-type="float" office:value="1.04790419161677" calcext:value-type="float">
            <text:p>1.04790419161677</text:p>
          </table:table-cell>
          <table:table-cell table:formula="of:=[.B18]*10/[.D18]" office:value-type="float" office:value="0.748502994011976" calcext:value-type="float">
            <text:p>0.748502994011976</text:p>
          </table:table-cell>
          <table:table-cell table:formula="of:=[.B18]" office:value-type="float" office:value="1" calcext:value-type="float">
            <text:p>1</text:p>
          </table:table-cell>
          <table:table-cell table:formula="of:=[.B18]*10+[.C18]" office:value-type="float" office:value="24" calcext:value-type="float">
            <text:p>24</text:p>
          </table:table-cell>
          <table:table-cell table:formula="of:=[.H18]*0.01" office:value-type="float" office:value="0.24" calcext:value-type="float">
            <text:p>0.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10+([.C19]*[.I19])" office:value-type="float" office:value="13.75" calcext:value-type="float">
            <text:p>13.75</text:p>
          </table:table-cell>
          <table:table-cell table:formula="of:=[.B19]*[.C19]/[.D19]" office:value-type="float" office:value="1.09090909090909" calcext:value-type="float">
            <text:p>1.09090909090909</text:p>
          </table:table-cell>
          <table:table-cell table:formula="of:=[.B19]*10/[.D19]" office:value-type="float" office:value="0.727272727272727" calcext:value-type="float">
            <text:p>0.727272727272727</text:p>
          </table:table-cell>
          <table:table-cell table:formula="of:=[.B19]" office:value-type="float" office:value="1" calcext:value-type="float">
            <text:p>1</text:p>
          </table:table-cell>
          <table:table-cell table:formula="of:=[.B19]*10+[.C19]" office:value-type="float" office:value="25" calcext:value-type="float">
            <text:p>25</text:p>
          </table:table-cell>
          <table:table-cell table:formula="of:=[.H19]*0.01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10+([.C20]*[.I20])" office:value-type="float" office:value="14.16" calcext:value-type="float">
            <text:p>14.16</text:p>
          </table:table-cell>
          <table:table-cell table:formula="of:=[.B20]*[.C20]/[.D20]" office:value-type="float" office:value="1.12994350282486" calcext:value-type="float">
            <text:p>1.12994350282486</text:p>
          </table:table-cell>
          <table:table-cell table:formula="of:=[.B20]*10/[.D20]" office:value-type="float" office:value="0.706214689265537" calcext:value-type="float">
            <text:p>0.706214689265537</text:p>
          </table:table-cell>
          <table:table-cell table:formula="of:=[.B20]" office:value-type="float" office:value="1" calcext:value-type="float">
            <text:p>1</text:p>
          </table:table-cell>
          <table:table-cell table:formula="of:=[.B20]*10+[.C20]" office:value-type="float" office:value="26" calcext:value-type="float">
            <text:p>26</text:p>
          </table:table-cell>
          <table:table-cell table:formula="of:=[.H20]*0.01" office:value-type="float" office:value="0.26" calcext:value-type="float">
            <text:p>0.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10+([.C21]*[.I21])" office:value-type="float" office:value="14.59" calcext:value-type="float">
            <text:p>14.59</text:p>
          </table:table-cell>
          <table:table-cell table:formula="of:=[.B21]*[.C21]/[.D21]" office:value-type="float" office:value="1.16518163125428" calcext:value-type="float">
            <text:p>1.16518163125428</text:p>
          </table:table-cell>
          <table:table-cell table:formula="of:=[.B21]*10/[.D21]" office:value-type="float" office:value="0.685400959561343" calcext:value-type="float">
            <text:p>0.685400959561343</text:p>
          </table:table-cell>
          <table:table-cell table:formula="of:=[.B21]" office:value-type="float" office:value="1" calcext:value-type="float">
            <text:p>1</text:p>
          </table:table-cell>
          <table:table-cell table:formula="of:=[.B21]*10+[.C21]" office:value-type="float" office:value="27" calcext:value-type="float">
            <text:p>27</text:p>
          </table:table-cell>
          <table:table-cell table:formula="of:=[.H21]*0.01"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10+([.C22]*[.I22])" office:value-type="float" office:value="15.04" calcext:value-type="float">
            <text:p>15.04</text:p>
          </table:table-cell>
          <table:table-cell table:formula="of:=[.B22]*[.C22]/[.D22]" office:value-type="float" office:value="1.1968085106383" calcext:value-type="float">
            <text:p>1.1968085106383</text:p>
          </table:table-cell>
          <table:table-cell table:formula="of:=[.B22]*10/[.D22]" office:value-type="float" office:value="0.664893617021277" calcext:value-type="float">
            <text:p>0.664893617021277</text:p>
          </table:table-cell>
          <table:table-cell table:formula="of:=[.B22]" office:value-type="float" office:value="1" calcext:value-type="float">
            <text:p>1</text:p>
          </table:table-cell>
          <table:table-cell table:formula="of:=[.B22]*10+[.C22]" office:value-type="float" office:value="28" calcext:value-type="float">
            <text:p>28</text:p>
          </table:table-cell>
          <table:table-cell table:formula="of:=[.H22]*0.01"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10+([.C23]*[.I23])" office:value-type="float" office:value="15.51" calcext:value-type="float">
            <text:p>15.51</text:p>
          </table:table-cell>
          <table:table-cell table:formula="of:=[.B23]*[.C23]/[.D23]" office:value-type="float" office:value="1.22501611863314" calcext:value-type="float">
            <text:p>1.22501611863314</text:p>
          </table:table-cell>
          <table:table-cell table:formula="of:=[.B23]*10/[.D23]" office:value-type="float" office:value="0.644745325596389" calcext:value-type="float">
            <text:p>0.644745325596389</text:p>
          </table:table-cell>
          <table:table-cell table:formula="of:=[.B23]" office:value-type="float" office:value="1" calcext:value-type="float">
            <text:p>1</text:p>
          </table:table-cell>
          <table:table-cell table:formula="of:=[.B23]*10+[.C23]" office:value-type="float" office:value="29" calcext:value-type="float">
            <text:p>29</text:p>
          </table:table-cell>
          <table:table-cell table:formula="of:=[.H23]*0.01"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10+([.C24]*[.I24])" office:value-type="float" office:value="16" calcext:value-type="float">
            <text:p>16</text:p>
          </table:table-cell>
          <table:table-cell table:formula="of:=[.B24]*[.C24]/[.D24]" office:value-type="float" office:value="1.25" calcext:value-type="float">
            <text:p>1.25</text:p>
          </table:table-cell>
          <table:table-cell table:formula="of:=[.B24]*10/[.D24]" office:value-type="float" office:value="0.625" calcext:value-type="float">
            <text:p>0.625</text:p>
          </table:table-cell>
          <table:table-cell table:formula="of:=[.B24]" office:value-type="float" office:value="1" calcext:value-type="float">
            <text:p>1</text:p>
          </table:table-cell>
          <table:table-cell table:formula="of:=[.B24]*10+[.C24]" office:value-type="float" office:value="30" calcext:value-type="float">
            <text:p>30</text:p>
          </table:table-cell>
          <table:table-cell table:formula="of:=[.H24]*0.01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10+([.C25]*[.I25])" office:value-type="float" office:value="16.51" calcext:value-type="float">
            <text:p>16.51</text:p>
          </table:table-cell>
          <table:table-cell table:formula="of:=[.B25]*[.C25]/[.D25]" office:value-type="float" office:value="1.27195639006663" calcext:value-type="float">
            <text:p>1.27195639006663</text:p>
          </table:table-cell>
          <table:table-cell table:formula="of:=[.B25]*10/[.D25]" office:value-type="float" office:value="0.605693519079346" calcext:value-type="float">
            <text:p>0.605693519079346</text:p>
          </table:table-cell>
          <table:table-cell table:formula="of:=[.B25]" office:value-type="float" office:value="1" calcext:value-type="float">
            <text:p>1</text:p>
          </table:table-cell>
          <table:table-cell table:formula="of:=[.B25]*10+[.C25]" office:value-type="float" office:value="31" calcext:value-type="float">
            <text:p>31</text:p>
          </table:table-cell>
          <table:table-cell table:formula="of:=[.H25]*0.01"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10+([.C26]*[.I26])" office:value-type="float" office:value="17.04" calcext:value-type="float">
            <text:p>17.04</text:p>
          </table:table-cell>
          <table:table-cell table:formula="of:=[.B26]*[.C26]/[.D26]" office:value-type="float" office:value="1.29107981220657" calcext:value-type="float">
            <text:p>1.29107981220657</text:p>
          </table:table-cell>
          <table:table-cell table:formula="of:=[.B26]*10/[.D26]" office:value-type="float" office:value="0.586854460093897" calcext:value-type="float">
            <text:p>0.586854460093897</text:p>
          </table:table-cell>
          <table:table-cell table:formula="of:=[.B26]" office:value-type="float" office:value="1" calcext:value-type="float">
            <text:p>1</text:p>
          </table:table-cell>
          <table:table-cell table:formula="of:=[.B26]*10+[.C26]" office:value-type="float" office:value="32" calcext:value-type="float">
            <text:p>32</text:p>
          </table:table-cell>
          <table:table-cell table:formula="of:=[.H26]*0.01" office:value-type="float" office:value="0.32" calcext:value-type="float">
            <text:p>0.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10+([.C27]*[.I27])" office:value-type="float" office:value="17.59" calcext:value-type="float">
            <text:p>17.59</text:p>
          </table:table-cell>
          <table:table-cell table:formula="of:=[.B27]*[.C27]/[.D27]" office:value-type="float" office:value="1.30756111426947" calcext:value-type="float">
            <text:p>1.30756111426947</text:p>
          </table:table-cell>
          <table:table-cell table:formula="of:=[.B27]*10/[.D27]" office:value-type="float" office:value="0.568504832291074" calcext:value-type="float">
            <text:p>0.568504832291074</text:p>
          </table:table-cell>
          <table:table-cell table:formula="of:=[.B27]" office:value-type="float" office:value="1" calcext:value-type="float">
            <text:p>1</text:p>
          </table:table-cell>
          <table:table-cell table:formula="of:=[.B27]*10+[.C27]" office:value-type="float" office:value="33" calcext:value-type="float">
            <text:p>33</text:p>
          </table:table-cell>
          <table:table-cell table:formula="of:=[.H27]*0.01" office:value-type="float" office:value="0.33" calcext:value-type="float">
            <text:p>0.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10+([.C28]*[.I28])" office:value-type="float" office:value="18.16" calcext:value-type="float">
            <text:p>18.16</text:p>
          </table:table-cell>
          <table:table-cell table:formula="of:=[.B28]*[.C28]/[.D28]" office:value-type="float" office:value="1.3215859030837" calcext:value-type="float">
            <text:p>1.3215859030837</text:p>
          </table:table-cell>
          <table:table-cell table:formula="of:=[.B28]*10/[.D28]" office:value-type="float" office:value="0.550660792951542" calcext:value-type="float">
            <text:p>0.550660792951542</text:p>
          </table:table-cell>
          <table:table-cell table:formula="of:=[.B28]" office:value-type="float" office:value="1" calcext:value-type="float">
            <text:p>1</text:p>
          </table:table-cell>
          <table:table-cell table:formula="of:=[.B28]*10+[.C28]" office:value-type="float" office:value="34" calcext:value-type="float">
            <text:p>34</text:p>
          </table:table-cell>
          <table:table-cell table:formula="of:=[.H28]*0.01" office:value-type="float" office:value="0.34" calcext:value-type="float">
            <text:p>0.3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10+([.C29]*[.I29])" office:value-type="float" office:value="18.75" calcext:value-type="float">
            <text:p>18.75</text:p>
          </table:table-cell>
          <table:table-cell table:formula="of:=[.B29]*[.C29]/[.D29]" office:value-type="float" office:value="1.33333333333333" calcext:value-type="float">
            <text:p>1.33333333333333</text:p>
          </table:table-cell>
          <table:table-cell table:formula="of:=[.B29]*10/[.D29]" office:value-type="float" office:value="0.533333333333333" calcext:value-type="float">
            <text:p>0.533333333333333</text:p>
          </table:table-cell>
          <table:table-cell table:formula="of:=[.B29]" office:value-type="float" office:value="1" calcext:value-type="float">
            <text:p>1</text:p>
          </table:table-cell>
          <table:table-cell table:formula="of:=[.B29]*10+[.C29]" office:value-type="float" office:value="35" calcext:value-type="float">
            <text:p>35</text:p>
          </table:table-cell>
          <table:table-cell table:formula="of:=[.H29]*0.01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10+([.C30]*[.I30])" office:value-type="float" office:value="19.36" calcext:value-type="float">
            <text:p>19.36</text:p>
          </table:table-cell>
          <table:table-cell table:formula="of:=[.B30]*[.C30]/[.D30]" office:value-type="float" office:value="1.34297520661157" calcext:value-type="float">
            <text:p>1.34297520661157</text:p>
          </table:table-cell>
          <table:table-cell table:formula="of:=[.B30]*10/[.D30]" office:value-type="float" office:value="0.516528925619835" calcext:value-type="float">
            <text:p>0.516528925619835</text:p>
          </table:table-cell>
          <table:table-cell table:formula="of:=[.B30]" office:value-type="float" office:value="1" calcext:value-type="float">
            <text:p>1</text:p>
          </table:table-cell>
          <table:table-cell table:formula="of:=[.B30]*10+[.C30]" office:value-type="float" office:value="36" calcext:value-type="float">
            <text:p>36</text:p>
          </table:table-cell>
          <table:table-cell table:formula="of:=[.H30]*0.01" office:value-type="float" office:value="0.36" calcext:value-type="float">
            <text:p>0.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10+([.C31]*[.I31])" office:value-type="float" office:value="19.99" calcext:value-type="float">
            <text:p>19.99</text:p>
          </table:table-cell>
          <table:table-cell table:formula="of:=[.B31]*[.C31]/[.D31]" office:value-type="float" office:value="1.35067533766883" calcext:value-type="float">
            <text:p>1.35067533766883</text:p>
          </table:table-cell>
          <table:table-cell table:formula="of:=[.B31]*10/[.D31]" office:value-type="float" office:value="0.500250125062531" calcext:value-type="float">
            <text:p>0.500250125062531</text:p>
          </table:table-cell>
          <table:table-cell table:formula="of:=[.B31]" office:value-type="float" office:value="1" calcext:value-type="float">
            <text:p>1</text:p>
          </table:table-cell>
          <table:table-cell table:formula="of:=[.B31]*10+[.C31]" office:value-type="float" office:value="37" calcext:value-type="float">
            <text:p>37</text:p>
          </table:table-cell>
          <table:table-cell table:formula="of:=[.H31]*0.01" office:value-type="float" office:value="0.37" calcext:value-type="float">
            <text:p>0.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10+([.C32]*[.I32])" office:value-type="float" office:value="20.64" calcext:value-type="float">
            <text:p>20.64</text:p>
          </table:table-cell>
          <table:table-cell table:formula="of:=[.B32]*[.C32]/[.D32]" office:value-type="float" office:value="1.35658914728682" calcext:value-type="float">
            <text:p>1.35658914728682</text:p>
          </table:table-cell>
          <table:table-cell table:formula="of:=[.B32]*10/[.D32]" office:value-type="float" office:value="0.484496124031008" calcext:value-type="float">
            <text:p>0.484496124031008</text:p>
          </table:table-cell>
          <table:table-cell table:formula="of:=[.B32]" office:value-type="float" office:value="1" calcext:value-type="float">
            <text:p>1</text:p>
          </table:table-cell>
          <table:table-cell table:formula="of:=[.B32]*10+[.C32]" office:value-type="float" office:value="38" calcext:value-type="float">
            <text:p>38</text:p>
          </table:table-cell>
          <table:table-cell table:formula="of:=[.H32]*0.01" office:value-type="float" office:value="0.38" calcext:value-type="float">
            <text:p>0.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10+([.C33]*[.I33])" office:value-type="float" office:value="21.31" calcext:value-type="float">
            <text:p>21.31</text:p>
          </table:table-cell>
          <table:table-cell table:formula="of:=[.B33]*[.C33]/[.D33]" office:value-type="float" office:value="1.3608634443923" calcext:value-type="float">
            <text:p>1.3608634443923</text:p>
          </table:table-cell>
          <table:table-cell table:formula="of:=[.B33]*10/[.D33]" office:value-type="float" office:value="0.469263256687001" calcext:value-type="float">
            <text:p>0.469263256687001</text:p>
          </table:table-cell>
          <table:table-cell table:formula="of:=[.B33]" office:value-type="float" office:value="1" calcext:value-type="float">
            <text:p>1</text:p>
          </table:table-cell>
          <table:table-cell table:formula="of:=[.B33]*10+[.C33]" office:value-type="float" office:value="39" calcext:value-type="float">
            <text:p>39</text:p>
          </table:table-cell>
          <table:table-cell table:formula="of:=[.H33]*0.01" office:value-type="float" office:value="0.39" calcext:value-type="float">
            <text:p>0.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10+([.C34]*[.I34])" office:value-type="float" office:value="22" calcext:value-type="float">
            <text:p>22</text:p>
          </table:table-cell>
          <table:table-cell table:formula="of:=[.B34]*[.C34]/[.D34]" office:value-type="float" office:value="1.36363636363636" calcext:value-type="float">
            <text:p>1.36363636363636</text:p>
          </table:table-cell>
          <table:table-cell table:formula="of:=[.B34]*10/[.D34]" office:value-type="float" office:value="0.454545454545455" calcext:value-type="float">
            <text:p>0.454545454545455</text:p>
          </table:table-cell>
          <table:table-cell table:formula="of:=[.B34]" office:value-type="float" office:value="1" calcext:value-type="float">
            <text:p>1</text:p>
          </table:table-cell>
          <table:table-cell table:formula="of:=[.B34]*10+[.C34]" office:value-type="float" office:value="40" calcext:value-type="float">
            <text:p>40</text:p>
          </table:table-cell>
          <table:table-cell table:formula="of:=[.H34]*0.01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10+([.C35]*[.I35])" office:value-type="float" office:value="22.71" calcext:value-type="float">
            <text:p>22.71</text:p>
          </table:table-cell>
          <table:table-cell table:formula="of:=[.B35]*[.C35]/[.D35]" office:value-type="float" office:value="1.36503742844562" calcext:value-type="float">
            <text:p>1.36503742844562</text:p>
          </table:table-cell>
          <table:table-cell table:formula="of:=[.B35]*10/[.D35]" office:value-type="float" office:value="0.440334654337296" calcext:value-type="float">
            <text:p>0.440334654337296</text:p>
          </table:table-cell>
          <table:table-cell table:formula="of:=[.B35]" office:value-type="float" office:value="1" calcext:value-type="float">
            <text:p>1</text:p>
          </table:table-cell>
          <table:table-cell table:formula="of:=[.B35]*10+[.C35]" office:value-type="float" office:value="41" calcext:value-type="float">
            <text:p>41</text:p>
          </table:table-cell>
          <table:table-cell table:formula="of:=[.H35]*0.01" office:value-type="float" office:value="0.41" calcext:value-type="float">
            <text:p>0.4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10+([.C36]*[.I36])" office:value-type="float" office:value="23.44" calcext:value-type="float">
            <text:p>23.44</text:p>
          </table:table-cell>
          <table:table-cell table:formula="of:=[.B36]*[.C36]/[.D36]" office:value-type="float" office:value="1.36518771331058" calcext:value-type="float">
            <text:p>1.36518771331058</text:p>
          </table:table-cell>
          <table:table-cell table:formula="of:=[.B36]*10/[.D36]" office:value-type="float" office:value="0.426621160409556" calcext:value-type="float">
            <text:p>0.426621160409556</text:p>
          </table:table-cell>
          <table:table-cell table:formula="of:=[.B36]" office:value-type="float" office:value="1" calcext:value-type="float">
            <text:p>1</text:p>
          </table:table-cell>
          <table:table-cell table:formula="of:=[.B36]*10+[.C36]" office:value-type="float" office:value="42" calcext:value-type="float">
            <text:p>42</text:p>
          </table:table-cell>
          <table:table-cell table:formula="of:=[.H36]*0.01" office:value-type="float" office:value="0.42" calcext:value-type="float">
            <text:p>0.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10+([.C37]*[.I37])" office:value-type="float" office:value="24.19" calcext:value-type="float">
            <text:p>24.19</text:p>
          </table:table-cell>
          <table:table-cell table:formula="of:=[.B37]*[.C37]/[.D37]" office:value-type="float" office:value="1.36420008267879" calcext:value-type="float">
            <text:p>1.36420008267879</text:p>
          </table:table-cell>
          <table:table-cell table:formula="of:=[.B37]*10/[.D37]" office:value-type="float" office:value="0.413393964448119" calcext:value-type="float">
            <text:p>0.413393964448119</text:p>
          </table:table-cell>
          <table:table-cell table:formula="of:=[.B37]" office:value-type="float" office:value="1" calcext:value-type="float">
            <text:p>1</text:p>
          </table:table-cell>
          <table:table-cell table:formula="of:=[.B37]*10+[.C37]" office:value-type="float" office:value="43" calcext:value-type="float">
            <text:p>43</text:p>
          </table:table-cell>
          <table:table-cell table:formula="of:=[.H37]*0.01" office:value-type="float" office:value="0.43" calcext:value-type="float">
            <text:p>0.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10+([.C38]*[.I38])" office:value-type="float" office:value="24.96" calcext:value-type="float">
            <text:p>24.96</text:p>
          </table:table-cell>
          <table:table-cell table:formula="of:=[.B38]*[.C38]/[.D38]" office:value-type="float" office:value="1.36217948717949" calcext:value-type="float">
            <text:p>1.36217948717949</text:p>
          </table:table-cell>
          <table:table-cell table:formula="of:=[.B38]*10/[.D38]" office:value-type="float" office:value="0.400641025641026" calcext:value-type="float">
            <text:p>0.400641025641026</text:p>
          </table:table-cell>
          <table:table-cell table:formula="of:=[.B38]" office:value-type="float" office:value="1" calcext:value-type="float">
            <text:p>1</text:p>
          </table:table-cell>
          <table:table-cell table:formula="of:=[.B38]*10+[.C38]" office:value-type="float" office:value="44" calcext:value-type="float">
            <text:p>44</text:p>
          </table:table-cell>
          <table:table-cell table:formula="of:=[.H38]*0.01" office:value-type="float" office:value="0.44" calcext:value-type="float">
            <text:p>0.4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10+([.C39]*[.I39])" office:value-type="float" office:value="25.75" calcext:value-type="float">
            <text:p>25.75</text:p>
          </table:table-cell>
          <table:table-cell table:formula="of:=[.B39]*[.C39]/[.D39]" office:value-type="float" office:value="1.35922330097087" calcext:value-type="float">
            <text:p>1.35922330097087</text:p>
          </table:table-cell>
          <table:table-cell table:formula="of:=[.B39]*10/[.D39]" office:value-type="float" office:value="0.388349514563107" calcext:value-type="float">
            <text:p>0.388349514563107</text:p>
          </table:table-cell>
          <table:table-cell table:formula="of:=[.B39]" office:value-type="float" office:value="1" calcext:value-type="float">
            <text:p>1</text:p>
          </table:table-cell>
          <table:table-cell table:formula="of:=[.B39]*10+[.C39]" office:value-type="float" office:value="45" calcext:value-type="float">
            <text:p>45</text:p>
          </table:table-cell>
          <table:table-cell table:formula="of:=[.H39]*0.01"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10+([.C40]*[.I40])" office:value-type="float" office:value="26.56" calcext:value-type="float">
            <text:p>26.56</text:p>
          </table:table-cell>
          <table:table-cell table:formula="of:=[.B40]*[.C40]/[.D40]" office:value-type="float" office:value="1.35542168674699" calcext:value-type="float">
            <text:p>1.35542168674699</text:p>
          </table:table-cell>
          <table:table-cell table:formula="of:=[.B40]*10/[.D40]" office:value-type="float" office:value="0.376506024096385" calcext:value-type="float">
            <text:p>0.376506024096385</text:p>
          </table:table-cell>
          <table:table-cell table:formula="of:=[.B40]" office:value-type="float" office:value="1" calcext:value-type="float">
            <text:p>1</text:p>
          </table:table-cell>
          <table:table-cell table:formula="of:=[.B40]*10+[.C40]" office:value-type="float" office:value="46" calcext:value-type="float">
            <text:p>46</text:p>
          </table:table-cell>
          <table:table-cell table:formula="of:=[.H40]*0.01"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10+([.C41]*[.I41])" office:value-type="float" office:value="27.39" calcext:value-type="float">
            <text:p>27.39</text:p>
          </table:table-cell>
          <table:table-cell table:formula="of:=[.B41]*[.C41]/[.D41]" office:value-type="float" office:value="1.350857977364" calcext:value-type="float">
            <text:p>1.350857977364</text:p>
          </table:table-cell>
          <table:table-cell table:formula="of:=[.B41]*10/[.D41]" office:value-type="float" office:value="0.365096750638919" calcext:value-type="float">
            <text:p>0.365096750638919</text:p>
          </table:table-cell>
          <table:table-cell table:formula="of:=[.B41]" office:value-type="float" office:value="1" calcext:value-type="float">
            <text:p>1</text:p>
          </table:table-cell>
          <table:table-cell table:formula="of:=[.B41]*10+[.C41]" office:value-type="float" office:value="47" calcext:value-type="float">
            <text:p>47</text:p>
          </table:table-cell>
          <table:table-cell table:formula="of:=[.H41]*0.01"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10+([.C42]*[.I42])" office:value-type="float" office:value="28.24" calcext:value-type="float">
            <text:p>28.24</text:p>
          </table:table-cell>
          <table:table-cell table:formula="of:=[.B42]*[.C42]/[.D42]" office:value-type="float" office:value="1.34560906515581" calcext:value-type="float">
            <text:p>1.34560906515581</text:p>
          </table:table-cell>
          <table:table-cell table:formula="of:=[.B42]*10/[.D42]" office:value-type="float" office:value="0.354107648725212" calcext:value-type="float">
            <text:p>0.354107648725212</text:p>
          </table:table-cell>
          <table:table-cell table:formula="of:=[.B42]" office:value-type="float" office:value="1" calcext:value-type="float">
            <text:p>1</text:p>
          </table:table-cell>
          <table:table-cell table:formula="of:=[.B42]*10+[.C42]" office:value-type="float" office:value="48" calcext:value-type="float">
            <text:p>48</text:p>
          </table:table-cell>
          <table:table-cell table:formula="of:=[.H42]*0.01"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10+([.C43]*[.I43])" office:value-type="float" office:value="29.11" calcext:value-type="float">
            <text:p>29.11</text:p>
          </table:table-cell>
          <table:table-cell table:formula="of:=[.B43]*[.C43]/[.D43]" office:value-type="float" office:value="1.33974579182412" calcext:value-type="float">
            <text:p>1.33974579182412</text:p>
          </table:table-cell>
          <table:table-cell table:formula="of:=[.B43]*10/[.D43]" office:value-type="float" office:value="0.343524562006183" calcext:value-type="float">
            <text:p>0.343524562006183</text:p>
          </table:table-cell>
          <table:table-cell table:formula="of:=[.B43]" office:value-type="float" office:value="1" calcext:value-type="float">
            <text:p>1</text:p>
          </table:table-cell>
          <table:table-cell table:formula="of:=[.B43]*10+[.C43]" office:value-type="float" office:value="49" calcext:value-type="float">
            <text:p>49</text:p>
          </table:table-cell>
          <table:table-cell table:formula="of:=[.H43]*0.01" office:value-type="float" office:value="0.49" calcext:value-type="float">
            <text:p>0.4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10+([.C44]*[.I44])" office:value-type="float" office:value="30" calcext:value-type="float">
            <text:p>30</text:p>
          </table:table-cell>
          <table:table-cell table:formula="of:=[.B44]*[.C44]/[.D44]" office:value-type="float" office:value="1.33333333333333" calcext:value-type="float">
            <text:p>1.33333333333333</text:p>
          </table:table-cell>
          <table:table-cell table:formula="of:=[.B44]*10/[.D44]" office:value-type="float" office:value="0.333333333333333" calcext:value-type="float">
            <text:p>0.333333333333333</text:p>
          </table:table-cell>
          <table:table-cell table:formula="of:=[.B44]" office:value-type="float" office:value="1" calcext:value-type="float">
            <text:p>1</text:p>
          </table:table-cell>
          <table:table-cell table:formula="of:=[.B44]*10+[.C44]" office:value-type="float" office:value="50" calcext:value-type="float">
            <text:p>50</text:p>
          </table:table-cell>
          <table:table-cell table:formula="of:=[.H44]*0.01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10+([.C45]*[.I45])" office:value-type="float" office:value="30.91" calcext:value-type="float">
            <text:p>30.91</text:p>
          </table:table-cell>
          <table:table-cell table:formula="of:=[.B45]*[.C45]/[.D45]" office:value-type="float" office:value="1.3264315755419" calcext:value-type="float">
            <text:p>1.3264315755419</text:p>
          </table:table-cell>
          <table:table-cell table:formula="of:=[.B45]*10/[.D45]" office:value-type="float" office:value="0.323519896473633" calcext:value-type="float">
            <text:p>0.323519896473633</text:p>
          </table:table-cell>
          <table:table-cell table:formula="of:=[.B45]" office:value-type="float" office:value="1" calcext:value-type="float">
            <text:p>1</text:p>
          </table:table-cell>
          <table:table-cell table:formula="of:=[.B45]*10+[.C45]" office:value-type="float" office:value="51" calcext:value-type="float">
            <text:p>51</text:p>
          </table:table-cell>
          <table:table-cell table:formula="of:=[.H45]*0.01" office:value-type="float" office:value="0.51" calcext:value-type="float">
            <text:p>0.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10+([.C46]*[.I46])" office:value-type="float" office:value="31.84" calcext:value-type="float">
            <text:p>31.84</text:p>
          </table:table-cell>
          <table:table-cell table:formula="of:=[.B46]*[.C46]/[.D46]" office:value-type="float" office:value="1.31909547738693" calcext:value-type="float">
            <text:p>1.31909547738693</text:p>
          </table:table-cell>
          <table:table-cell table:formula="of:=[.B46]*10/[.D46]" office:value-type="float" office:value="0.314070351758794" calcext:value-type="float">
            <text:p>0.314070351758794</text:p>
          </table:table-cell>
          <table:table-cell table:formula="of:=[.B46]" office:value-type="float" office:value="1" calcext:value-type="float">
            <text:p>1</text:p>
          </table:table-cell>
          <table:table-cell table:formula="of:=[.B46]*10+[.C46]" office:value-type="float" office:value="52" calcext:value-type="float">
            <text:p>52</text:p>
          </table:table-cell>
          <table:table-cell table:formula="of:=[.H46]*0.01" office:value-type="float" office:value="0.52" calcext:value-type="float">
            <text:p>0.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10+([.C47]*[.I47])" office:value-type="float" office:value="32.79" calcext:value-type="float">
            <text:p>32.79</text:p>
          </table:table-cell>
          <table:table-cell table:formula="of:=[.B47]*[.C47]/[.D47]" office:value-type="float" office:value="1.31137541933516" calcext:value-type="float">
            <text:p>1.31137541933516</text:p>
          </table:table-cell>
          <table:table-cell table:formula="of:=[.B47]*10/[.D47]" office:value-type="float" office:value="0.304971027752363" calcext:value-type="float">
            <text:p>0.304971027752363</text:p>
          </table:table-cell>
          <table:table-cell table:formula="of:=[.B47]" office:value-type="float" office:value="1" calcext:value-type="float">
            <text:p>1</text:p>
          </table:table-cell>
          <table:table-cell table:formula="of:=[.B47]*10+[.C47]" office:value-type="float" office:value="53" calcext:value-type="float">
            <text:p>53</text:p>
          </table:table-cell>
          <table:table-cell table:formula="of:=[.H47]*0.01"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10+([.C48]*[.I48])" office:value-type="float" office:value="33.76" calcext:value-type="float">
            <text:p>33.76</text:p>
          </table:table-cell>
          <table:table-cell table:formula="of:=[.B48]*[.C48]/[.D48]" office:value-type="float" office:value="1.30331753554502" calcext:value-type="float">
            <text:p>1.30331753554502</text:p>
          </table:table-cell>
          <table:table-cell table:formula="of:=[.B48]*10/[.D48]" office:value-type="float" office:value="0.296208530805687" calcext:value-type="float">
            <text:p>0.296208530805687</text:p>
          </table:table-cell>
          <table:table-cell table:formula="of:=[.B48]" office:value-type="float" office:value="1" calcext:value-type="float">
            <text:p>1</text:p>
          </table:table-cell>
          <table:table-cell table:formula="of:=[.B48]*10+[.C48]" office:value-type="float" office:value="54" calcext:value-type="float">
            <text:p>54</text:p>
          </table:table-cell>
          <table:table-cell table:formula="of:=[.H48]*0.01" office:value-type="float" office:value="0.54" calcext:value-type="float">
            <text:p>0.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10+([.C49]*[.I49])" office:value-type="float" office:value="34.75" calcext:value-type="float">
            <text:p>34.75</text:p>
          </table:table-cell>
          <table:table-cell table:formula="of:=[.B49]*[.C49]/[.D49]" office:value-type="float" office:value="1.29496402877698" calcext:value-type="float">
            <text:p>1.29496402877698</text:p>
          </table:table-cell>
          <table:table-cell table:formula="of:=[.B49]*10/[.D49]" office:value-type="float" office:value="0.287769784172662" calcext:value-type="float">
            <text:p>0.287769784172662</text:p>
          </table:table-cell>
          <table:table-cell table:formula="of:=[.B49]" office:value-type="float" office:value="1" calcext:value-type="float">
            <text:p>1</text:p>
          </table:table-cell>
          <table:table-cell table:formula="of:=[.B49]*10+[.C49]" office:value-type="float" office:value="55" calcext:value-type="float">
            <text:p>55</text:p>
          </table:table-cell>
          <table:table-cell table:formula="of:=[.H49]*0.01"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10+([.C50]*[.I50])" office:value-type="float" office:value="35.76" calcext:value-type="float">
            <text:p>35.76</text:p>
          </table:table-cell>
          <table:table-cell table:formula="of:=[.B50]*[.C50]/[.D50]" office:value-type="float" office:value="1.28635346756152" calcext:value-type="float">
            <text:p>1.28635346756152</text:p>
          </table:table-cell>
          <table:table-cell table:formula="of:=[.B50]*10/[.D50]" office:value-type="float" office:value="0.279642058165548" calcext:value-type="float">
            <text:p>0.279642058165548</text:p>
          </table:table-cell>
          <table:table-cell table:formula="of:=[.B50]" office:value-type="float" office:value="1" calcext:value-type="float">
            <text:p>1</text:p>
          </table:table-cell>
          <table:table-cell table:formula="of:=[.B50]*10+[.C50]" office:value-type="float" office:value="56" calcext:value-type="float">
            <text:p>56</text:p>
          </table:table-cell>
          <table:table-cell table:formula="of:=[.H50]*0.01" office:value-type="float" office:value="0.56" calcext:value-type="float">
            <text:p>0.56</text:p>
          </table:table-cell>
        </table:table-row>
      </table:table>
      <table:table table:name="Both" table:style-name="ta1">
        <table:shapes>
          <draw:frame draw:z-index="0" draw:style-name="gr1" draw:text-style-name="P1" svg:width="15.999cm" svg:height="8.999cm" svg:x="23.613cm" svg:y="1.268cm">
            <draw:object draw:notify-on-update-of-ranges="Both.B3:Both.B3 Both.B4:Both.B50 Both.C3:Both.C3 Both.C4:Both.C50 Both.D3:Both.D3 Both.D4:Both.D50 Both.E3:Both.E3 Both.E4:Both.E50 Both.F3:Both.F3 Both.F4:Both.F50 Both.G3:Both.G3 Both.G4:Both.G50 Both.H3:Both.H3 Both.H4:Both.H50 Both.I3:Both.I3 Both.I4:Both.I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9" table:default-cell-style-name="ce2"/>
        <table:table-column table:style-name="co4" table:default-cell-style-name="ce2"/>
        <table:table-column table:style-name="co9" table:number-columns-repeated="4" table:default-cell-style-name="ce4"/>
        <table:table-column table:style-name="co3" table:default-cell-style-name="ce4"/>
        <table:table-column table:style-name="co9" table:default-cell-style-name="ce4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Crystals</text:p>
          </table:table-cell>
          <table:table-cell table:style-name="ce1" office:value-type="string" calcext:value-type="string">
            <text:p>Monsters slain</text:p>
          </table:table-cell>
          <table:table-cell table:style-name="ce3" office:value-type="string" calcext:value-type="string">
            <text:p>Max Mana</text:p>
          </table:table-cell>
          <table:table-cell table:style-name="ce3" office:value-type="string" calcext:value-type="string">
            <text:p>Mana/s</text:p>
          </table:table-cell>
          <table:table-cell table:style-name="ce3" office:value-type="string" calcext:value-type="string">
            <text:p>Click Cost</text:p>
          </table:table-cell>
          <table:table-cell table:style-name="ce3" office:value-type="string" calcext:value-type="string">
            <text:p>DMG/click</text:p>
          </table:table-cell>
          <table:table-cell table:style-name="ce3" office:value-type="string" calcext:value-type="string">
            <text:p>Monster Health</text:p>
          </table:table-cell>
          <table:table-cell table:style-name="ce3" office:value-type="string" calcext:value-type="string">
            <text:p>Max Mana Increa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[.B4]*1/[.D4]" office:value-type="float" office:value="0.1" calcext:value-type="float">
            <text:p>0.1</text:p>
          </table:table-cell>
          <table:table-cell table:formula="of:=[.B4]*10/[.D4]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[.B4]*10+[.C4]" office:value-type="float" office:value="10" calcext:value-type="float">
            <text:p>10</text:p>
          </table:table-cell>
          <table:table-cell table:formula="of:=[.H4]*0.01" office:value-type="float" office:value="0.1" calcext:value-type="float">
            <text:p>0.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10+([.C5]*[.I5])" office:value-type="float" office:value="10.11" calcext:value-type="float">
            <text:p>10.11</text:p>
          </table:table-cell>
          <table:table-cell table:formula="of:=[.B5]*[.C5]/[.D5]" office:value-type="float" office:value="0.0989119683481701" calcext:value-type="float">
            <text:p>0.09891196834817</text:p>
          </table:table-cell>
          <table:table-cell table:formula="of:=[.B5]*10/[.D5]" office:value-type="float" office:value="0.989119683481701" calcext:value-type="float">
            <text:p>0.989119683481701</text:p>
          </table:table-cell>
          <table:table-cell table:formula="of:=[.B5]" office:value-type="float" office:value="1" calcext:value-type="float">
            <text:p>1</text:p>
          </table:table-cell>
          <table:table-cell table:formula="of:=[.B5]*10+[.C5]" office:value-type="float" office:value="11" calcext:value-type="float">
            <text:p>11</text:p>
          </table:table-cell>
          <table:table-cell table:formula="of:=[.H5]*0.01" office:value-type="float" office:value="0.11" calcext:value-type="float">
            <text:p>0.1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formula="of:=10+([.C6]*[.I6])" office:value-type="float" office:value="10.44" calcext:value-type="float">
            <text:p>10.44</text:p>
          </table:table-cell>
          <table:table-cell table:formula="of:=[.B6]*[.C6]/[.D6]" office:value-type="float" office:value="0.383141762452107" calcext:value-type="float">
            <text:p>0.383141762452107</text:p>
          </table:table-cell>
          <table:table-cell table:formula="of:=[.B6]*10/[.D6]" office:value-type="float" office:value="1.91570881226054" calcext:value-type="float">
            <text:p>1.91570881226054</text:p>
          </table:table-cell>
          <table:table-cell table:formula="of:=[.B6]" office:value-type="float" office:value="2" calcext:value-type="float">
            <text:p>2</text:p>
          </table:table-cell>
          <table:table-cell table:formula="of:=[.B6]*10+[.C6]" office:value-type="float" office:value="22" calcext:value-type="float">
            <text:p>22</text:p>
          </table:table-cell>
          <table:table-cell table:formula="of:=[.H6]*0.01" office:value-type="float" office:value="0.22" calcext:value-type="float">
            <text:p>0.22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formula="of:=10+([.C7]*[.I7])" office:value-type="float" office:value="10.99" calcext:value-type="float">
            <text:p>10.99</text:p>
          </table:table-cell>
          <table:table-cell table:formula="of:=[.B7]*[.C7]/[.D7]" office:value-type="float" office:value="0.818926296633303" calcext:value-type="float">
            <text:p>0.818926296633303</text:p>
          </table:table-cell>
          <table:table-cell table:formula="of:=[.B7]*10/[.D7]" office:value-type="float" office:value="2.72975432211101" calcext:value-type="float">
            <text:p>2.72975432211101</text:p>
          </table:table-cell>
          <table:table-cell table:formula="of:=[.B7]" office:value-type="float" office:value="3" calcext:value-type="float">
            <text:p>3</text:p>
          </table:table-cell>
          <table:table-cell table:formula="of:=[.B7]*10+[.C7]" office:value-type="float" office:value="33" calcext:value-type="float">
            <text:p>33</text:p>
          </table:table-cell>
          <table:table-cell table:formula="of:=[.H7]*0.01" office:value-type="float" office:value="0.33" calcext:value-type="float">
            <text:p>0.33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formula="of:=10+([.C8]*[.I8])" office:value-type="float" office:value="11.76" calcext:value-type="float">
            <text:p>11.76</text:p>
          </table:table-cell>
          <table:table-cell table:formula="of:=[.B8]*[.C8]/[.D8]" office:value-type="float" office:value="1.36054421768707" calcext:value-type="float">
            <text:p>1.36054421768707</text:p>
          </table:table-cell>
          <table:table-cell table:formula="of:=[.B8]*10/[.D8]" office:value-type="float" office:value="3.40136054421769" calcext:value-type="float">
            <text:p>3.40136054421769</text:p>
          </table:table-cell>
          <table:table-cell table:formula="of:=[.B8]" office:value-type="float" office:value="4" calcext:value-type="float">
            <text:p>4</text:p>
          </table:table-cell>
          <table:table-cell table:formula="of:=[.B8]*10+[.C8]" office:value-type="float" office:value="44" calcext:value-type="float">
            <text:p>44</text:p>
          </table:table-cell>
          <table:table-cell table:formula="of:=[.H8]*0.01" office:value-type="float" office:value="0.44" calcext:value-type="float">
            <text:p>0.44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formula="of:=10+([.C9]*[.I9])" office:value-type="float" office:value="12.75" calcext:value-type="float">
            <text:p>12.75</text:p>
          </table:table-cell>
          <table:table-cell table:formula="of:=[.B9]*[.C9]/[.D9]" office:value-type="float" office:value="1.96078431372549" calcext:value-type="float">
            <text:p>1.96078431372549</text:p>
          </table:table-cell>
          <table:table-cell table:formula="of:=[.B9]*10/[.D9]" office:value-type="float" office:value="3.92156862745098" calcext:value-type="float">
            <text:p>3.92156862745098</text:p>
          </table:table-cell>
          <table:table-cell table:formula="of:=[.B9]" office:value-type="float" office:value="5" calcext:value-type="float">
            <text:p>5</text:p>
          </table:table-cell>
          <table:table-cell table:formula="of:=[.B9]*10+[.C9]" office:value-type="float" office:value="55" calcext:value-type="float">
            <text:p>55</text:p>
          </table:table-cell>
          <table:table-cell table:formula="of:=[.H9]*0.01" office:value-type="float" office:value="0.55" calcext:value-type="float">
            <text:p>0.55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formula="of:=10+([.C10]*[.I10])" office:value-type="float" office:value="13.96" calcext:value-type="float">
            <text:p>13.96</text:p>
          </table:table-cell>
          <table:table-cell table:formula="of:=[.B10]*[.C10]/[.D10]" office:value-type="float" office:value="2.57879656160458" calcext:value-type="float">
            <text:p>2.57879656160458</text:p>
          </table:table-cell>
          <table:table-cell table:formula="of:=[.B10]*10/[.D10]" office:value-type="float" office:value="4.29799426934097" calcext:value-type="float">
            <text:p>4.29799426934097</text:p>
          </table:table-cell>
          <table:table-cell table:formula="of:=[.B10]" office:value-type="float" office:value="6" calcext:value-type="float">
            <text:p>6</text:p>
          </table:table-cell>
          <table:table-cell table:formula="of:=[.B10]*10+[.C10]" office:value-type="float" office:value="66" calcext:value-type="float">
            <text:p>66</text:p>
          </table:table-cell>
          <table:table-cell table:formula="of:=[.H10]*0.01" office:value-type="float" office:value="0.66" calcext:value-type="float">
            <text:p>0.66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formula="of:=10+([.C11]*[.I11])" office:value-type="float" office:value="15.39" calcext:value-type="float">
            <text:p>15.39</text:p>
          </table:table-cell>
          <table:table-cell table:formula="of:=[.B11]*[.C11]/[.D11]" office:value-type="float" office:value="3.18388564002599" calcext:value-type="float">
            <text:p>3.18388564002599</text:p>
          </table:table-cell>
          <table:table-cell table:formula="of:=[.B11]*10/[.D11]" office:value-type="float" office:value="4.54840805717999" calcext:value-type="float">
            <text:p>4.54840805717999</text:p>
          </table:table-cell>
          <table:table-cell table:formula="of:=[.B11]" office:value-type="float" office:value="7" calcext:value-type="float">
            <text:p>7</text:p>
          </table:table-cell>
          <table:table-cell table:formula="of:=[.B11]*10+[.C11]" office:value-type="float" office:value="77" calcext:value-type="float">
            <text:p>77</text:p>
          </table:table-cell>
          <table:table-cell table:formula="of:=[.H11]*0.01" office:value-type="float" office:value="0.77" calcext:value-type="float">
            <text:p>0.77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formula="of:=10+([.C12]*[.I12])" office:value-type="float" office:value="17.04" calcext:value-type="float">
            <text:p>17.04</text:p>
          </table:table-cell>
          <table:table-cell table:formula="of:=[.B12]*[.C12]/[.D12]" office:value-type="float" office:value="3.75586854460094" calcext:value-type="float">
            <text:p>3.75586854460094</text:p>
          </table:table-cell>
          <table:table-cell table:formula="of:=[.B12]*10/[.D12]" office:value-type="float" office:value="4.69483568075117" calcext:value-type="float">
            <text:p>4.69483568075117</text:p>
          </table:table-cell>
          <table:table-cell table:formula="of:=[.B12]" office:value-type="float" office:value="8" calcext:value-type="float">
            <text:p>8</text:p>
          </table:table-cell>
          <table:table-cell table:formula="of:=[.B12]*10+[.C12]" office:value-type="float" office:value="88" calcext:value-type="float">
            <text:p>88</text:p>
          </table:table-cell>
          <table:table-cell table:formula="of:=[.H12]*0.01" office:value-type="float" office:value="0.88" calcext:value-type="float">
            <text:p>0.88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formula="of:=10+([.C13]*[.I13])" office:value-type="float" office:value="18.91" calcext:value-type="float">
            <text:p>18.91</text:p>
          </table:table-cell>
          <table:table-cell table:formula="of:=[.B13]*[.C13]/[.D13]" office:value-type="float" office:value="4.28344791115812" calcext:value-type="float">
            <text:p>4.28344791115812</text:p>
          </table:table-cell>
          <table:table-cell table:formula="of:=[.B13]*10/[.D13]" office:value-type="float" office:value="4.75938656795346" calcext:value-type="float">
            <text:p>4.75938656795346</text:p>
          </table:table-cell>
          <table:table-cell table:formula="of:=[.B13]" office:value-type="float" office:value="9" calcext:value-type="float">
            <text:p>9</text:p>
          </table:table-cell>
          <table:table-cell table:formula="of:=[.B13]*10+[.C13]" office:value-type="float" office:value="99" calcext:value-type="float">
            <text:p>99</text:p>
          </table:table-cell>
          <table:table-cell table:formula="of:=[.H13]*0.01" office:value-type="float" office:value="0.99" calcext:value-type="float">
            <text:p>0.99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formula="of:=10+([.C14]*[.I14])" office:value-type="float" office:value="21" calcext:value-type="float">
            <text:p>21</text:p>
          </table:table-cell>
          <table:table-cell table:formula="of:=[.B14]*[.C14]/[.D14]" office:value-type="float" office:value="4.76190476190476" calcext:value-type="float">
            <text:p>4.76190476190476</text:p>
          </table:table-cell>
          <table:table-cell table:formula="of:=[.B14]*10/[.D14]" office:value-type="float" office:value="4.76190476190476" calcext:value-type="float">
            <text:p>4.76190476190476</text:p>
          </table:table-cell>
          <table:table-cell table:formula="of:=[.B14]" office:value-type="float" office:value="10" calcext:value-type="float">
            <text:p>10</text:p>
          </table:table-cell>
          <table:table-cell table:formula="of:=[.B14]*10+[.C14]" office:value-type="float" office:value="110" calcext:value-type="float">
            <text:p>110</text:p>
          </table:table-cell>
          <table:table-cell table:formula="of:=[.H14]*0.01" office:value-type="float" office:value="1.1" calcext:value-type="float">
            <text:p>1.1</text:p>
          </table:table-cell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formula="of:=10+([.C15]*[.I15])" office:value-type="float" office:value="23.31" calcext:value-type="float">
            <text:p>23.31</text:p>
          </table:table-cell>
          <table:table-cell table:formula="of:=[.B15]*[.C15]/[.D15]" office:value-type="float" office:value="5.19090519090519" calcext:value-type="float">
            <text:p>5.19090519090519</text:p>
          </table:table-cell>
          <table:table-cell table:formula="of:=[.B15]*10/[.D15]" office:value-type="float" office:value="4.71900471900472" calcext:value-type="float">
            <text:p>4.71900471900472</text:p>
          </table:table-cell>
          <table:table-cell table:formula="of:=[.B15]" office:value-type="float" office:value="11" calcext:value-type="float">
            <text:p>11</text:p>
          </table:table-cell>
          <table:table-cell table:formula="of:=[.B15]*10+[.C15]" office:value-type="float" office:value="121" calcext:value-type="float">
            <text:p>121</text:p>
          </table:table-cell>
          <table:table-cell table:formula="of:=[.H15]*0.01" office:value-type="float" office:value="1.21" calcext:value-type="float">
            <text:p>1.21</text:p>
          </table:table-cell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formula="of:=10+([.C16]*[.I16])" office:value-type="float" office:value="25.84" calcext:value-type="float">
            <text:p>25.84</text:p>
          </table:table-cell>
          <table:table-cell table:formula="of:=[.B16]*[.C16]/[.D16]" office:value-type="float" office:value="5.57275541795666" calcext:value-type="float">
            <text:p>5.57275541795666</text:p>
          </table:table-cell>
          <table:table-cell table:formula="of:=[.B16]*10/[.D16]" office:value-type="float" office:value="4.64396284829721" calcext:value-type="float">
            <text:p>4.64396284829721</text:p>
          </table:table-cell>
          <table:table-cell table:formula="of:=[.B16]" office:value-type="float" office:value="12" calcext:value-type="float">
            <text:p>12</text:p>
          </table:table-cell>
          <table:table-cell table:formula="of:=[.B16]*10+[.C16]" office:value-type="float" office:value="132" calcext:value-type="float">
            <text:p>132</text:p>
          </table:table-cell>
          <table:table-cell table:formula="of:=[.H16]*0.01" office:value-type="float" office:value="1.32" calcext:value-type="float">
            <text:p>1.32</text:p>
          </table:table-cell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formula="of:=10+([.C17]*[.I17])" office:value-type="float" office:value="28.59" calcext:value-type="float">
            <text:p>28.59</text:p>
          </table:table-cell>
          <table:table-cell table:formula="of:=[.B17]*[.C17]/[.D17]" office:value-type="float" office:value="5.91115774746415" calcext:value-type="float">
            <text:p>5.91115774746415</text:p>
          </table:table-cell>
          <table:table-cell table:formula="of:=[.B17]*10/[.D17]" office:value-type="float" office:value="4.54704442112627" calcext:value-type="float">
            <text:p>4.54704442112627</text:p>
          </table:table-cell>
          <table:table-cell table:formula="of:=[.B17]" office:value-type="float" office:value="13" calcext:value-type="float">
            <text:p>13</text:p>
          </table:table-cell>
          <table:table-cell table:formula="of:=[.B17]*10+[.C17]" office:value-type="float" office:value="143" calcext:value-type="float">
            <text:p>143</text:p>
          </table:table-cell>
          <table:table-cell table:formula="of:=[.H17]*0.01" office:value-type="float" office:value="1.43" calcext:value-type="float">
            <text:p>1.43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formula="of:=10+([.C18]*[.I18])" office:value-type="float" office:value="31.56" calcext:value-type="float">
            <text:p>31.56</text:p>
          </table:table-cell>
          <table:table-cell table:formula="of:=[.B18]*[.C18]/[.D18]" office:value-type="float" office:value="6.21039290240811" calcext:value-type="float">
            <text:p>6.21039290240811</text:p>
          </table:table-cell>
          <table:table-cell table:formula="of:=[.B18]*10/[.D18]" office:value-type="float" office:value="4.43599493029151" calcext:value-type="float">
            <text:p>4.43599493029151</text:p>
          </table:table-cell>
          <table:table-cell table:formula="of:=[.B18]" office:value-type="float" office:value="14" calcext:value-type="float">
            <text:p>14</text:p>
          </table:table-cell>
          <table:table-cell table:formula="of:=[.B18]*10+[.C18]" office:value-type="float" office:value="154" calcext:value-type="float">
            <text:p>154</text:p>
          </table:table-cell>
          <table:table-cell table:formula="of:=[.H18]*0.01" office:value-type="float" office:value="1.54" calcext:value-type="float">
            <text:p>1.54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table:formula="of:=10+([.C19]*[.I19])" office:value-type="float" office:value="34.75" calcext:value-type="float">
            <text:p>34.75</text:p>
          </table:table-cell>
          <table:table-cell table:formula="of:=[.B19]*[.C19]/[.D19]" office:value-type="float" office:value="6.47482014388489" calcext:value-type="float">
            <text:p>6.47482014388489</text:p>
          </table:table-cell>
          <table:table-cell table:formula="of:=[.B19]*10/[.D19]" office:value-type="float" office:value="4.31654676258993" calcext:value-type="float">
            <text:p>4.31654676258993</text:p>
          </table:table-cell>
          <table:table-cell table:formula="of:=[.B19]" office:value-type="float" office:value="15" calcext:value-type="float">
            <text:p>15</text:p>
          </table:table-cell>
          <table:table-cell table:formula="of:=[.B19]*10+[.C19]" office:value-type="float" office:value="165" calcext:value-type="float">
            <text:p>165</text:p>
          </table:table-cell>
          <table:table-cell table:formula="of:=[.H19]*0.01" office:value-type="float" office:value="1.65" calcext:value-type="float">
            <text:p>1.65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formula="of:=10+([.C20]*[.I20])" office:value-type="float" office:value="38.16" calcext:value-type="float">
            <text:p>38.16</text:p>
          </table:table-cell>
          <table:table-cell table:formula="of:=[.B20]*[.C20]/[.D20]" office:value-type="float" office:value="6.70859538784067" calcext:value-type="float">
            <text:p>6.70859538784067</text:p>
          </table:table-cell>
          <table:table-cell table:formula="of:=[.B20]*10/[.D20]" office:value-type="float" office:value="4.19287211740042" calcext:value-type="float">
            <text:p>4.19287211740042</text:p>
          </table:table-cell>
          <table:table-cell table:formula="of:=[.B20]" office:value-type="float" office:value="16" calcext:value-type="float">
            <text:p>16</text:p>
          </table:table-cell>
          <table:table-cell table:formula="of:=[.B20]*10+[.C20]" office:value-type="float" office:value="176" calcext:value-type="float">
            <text:p>176</text:p>
          </table:table-cell>
          <table:table-cell table:formula="of:=[.H20]*0.01" office:value-type="float" office:value="1.76" calcext:value-type="float">
            <text:p>1.76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formula="of:=10+([.C21]*[.I21])" office:value-type="float" office:value="41.79" calcext:value-type="float">
            <text:p>41.79</text:p>
          </table:table-cell>
          <table:table-cell table:formula="of:=[.B21]*[.C21]/[.D21]" office:value-type="float" office:value="6.91553003110792" calcext:value-type="float">
            <text:p>6.91553003110792</text:p>
          </table:table-cell>
          <table:table-cell table:formula="of:=[.B21]*10/[.D21]" office:value-type="float" office:value="4.06795884182819" calcext:value-type="float">
            <text:p>4.06795884182819</text:p>
          </table:table-cell>
          <table:table-cell table:formula="of:=[.B21]" office:value-type="float" office:value="17" calcext:value-type="float">
            <text:p>17</text:p>
          </table:table-cell>
          <table:table-cell table:formula="of:=[.B21]*10+[.C21]" office:value-type="float" office:value="187" calcext:value-type="float">
            <text:p>187</text:p>
          </table:table-cell>
          <table:table-cell table:formula="of:=[.H21]*0.01" office:value-type="float" office:value="1.87" calcext:value-type="float">
            <text:p>1.87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formula="of:=10+([.C22]*[.I22])" office:value-type="float" office:value="45.64" calcext:value-type="float">
            <text:p>45.64</text:p>
          </table:table-cell>
          <table:table-cell table:formula="of:=[.B22]*[.C22]/[.D22]" office:value-type="float" office:value="7.09903593339176" calcext:value-type="float">
            <text:p>7.09903593339176</text:p>
          </table:table-cell>
          <table:table-cell table:formula="of:=[.B22]*10/[.D22]" office:value-type="float" office:value="3.94390885188431" calcext:value-type="float">
            <text:p>3.94390885188431</text:p>
          </table:table-cell>
          <table:table-cell table:formula="of:=[.B22]" office:value-type="float" office:value="18" calcext:value-type="float">
            <text:p>18</text:p>
          </table:table-cell>
          <table:table-cell table:formula="of:=[.B22]*10+[.C22]" office:value-type="float" office:value="198" calcext:value-type="float">
            <text:p>198</text:p>
          </table:table-cell>
          <table:table-cell table:formula="of:=[.H22]*0.01" office:value-type="float" office:value="1.98" calcext:value-type="float">
            <text:p>1.98</text:p>
          </table:table-cell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formula="of:=10+([.C23]*[.I23])" office:value-type="float" office:value="49.71" calcext:value-type="float">
            <text:p>49.71</text:p>
          </table:table-cell>
          <table:table-cell table:formula="of:=[.B23]*[.C23]/[.D23]" office:value-type="float" office:value="7.26212029772682" calcext:value-type="float">
            <text:p>7.26212029772682</text:p>
          </table:table-cell>
          <table:table-cell table:formula="of:=[.B23]*10/[.D23]" office:value-type="float" office:value="3.82216857775096" calcext:value-type="float">
            <text:p>3.82216857775096</text:p>
          </table:table-cell>
          <table:table-cell table:formula="of:=[.B23]" office:value-type="float" office:value="19" calcext:value-type="float">
            <text:p>19</text:p>
          </table:table-cell>
          <table:table-cell table:formula="of:=[.B23]*10+[.C23]" office:value-type="float" office:value="209" calcext:value-type="float">
            <text:p>209</text:p>
          </table:table-cell>
          <table:table-cell table:formula="of:=[.H23]*0.01" office:value-type="float" office:value="2.09" calcext:value-type="float">
            <text:p>2.09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table:formula="of:=10+([.C24]*[.I24])" office:value-type="float" office:value="54" calcext:value-type="float">
            <text:p>54</text:p>
          </table:table-cell>
          <table:table-cell table:formula="of:=[.B24]*[.C24]/[.D24]" office:value-type="float" office:value="7.40740740740741" calcext:value-type="float">
            <text:p>7.40740740740741</text:p>
          </table:table-cell>
          <table:table-cell table:formula="of:=[.B24]*10/[.D24]" office:value-type="float" office:value="3.7037037037037" calcext:value-type="float">
            <text:p>3.7037037037037</text:p>
          </table:table-cell>
          <table:table-cell table:formula="of:=[.B24]" office:value-type="float" office:value="20" calcext:value-type="float">
            <text:p>20</text:p>
          </table:table-cell>
          <table:table-cell table:formula="of:=[.B24]*10+[.C24]" office:value-type="float" office:value="220" calcext:value-type="float">
            <text:p>220</text:p>
          </table:table-cell>
          <table:table-cell table:formula="of:=[.H24]*0.01" office:value-type="float" office:value="2.2" calcext:value-type="float">
            <text:p>2.2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formula="of:=10+([.C25]*[.I25])" office:value-type="float" office:value="58.51" calcext:value-type="float">
            <text:p>58.51</text:p>
          </table:table-cell>
          <table:table-cell table:formula="of:=[.B25]*[.C25]/[.D25]" office:value-type="float" office:value="7.53717313279781" calcext:value-type="float">
            <text:p>7.53717313279781</text:p>
          </table:table-cell>
          <table:table-cell table:formula="of:=[.B25]*10/[.D25]" office:value-type="float" office:value="3.58913006323705" calcext:value-type="float">
            <text:p>3.58913006323705</text:p>
          </table:table-cell>
          <table:table-cell table:formula="of:=[.B25]" office:value-type="float" office:value="21" calcext:value-type="float">
            <text:p>21</text:p>
          </table:table-cell>
          <table:table-cell table:formula="of:=[.B25]*10+[.C25]" office:value-type="float" office:value="231" calcext:value-type="float">
            <text:p>231</text:p>
          </table:table-cell>
          <table:table-cell table:formula="of:=[.H25]*0.01" office:value-type="float" office:value="2.31" calcext:value-type="float">
            <text:p>2.31</text:p>
          </table:table-cell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formula="of:=10+([.C26]*[.I26])" office:value-type="float" office:value="63.24" calcext:value-type="float">
            <text:p>63.24</text:p>
          </table:table-cell>
          <table:table-cell table:formula="of:=[.B26]*[.C26]/[.D26]" office:value-type="float" office:value="7.65338393421885" calcext:value-type="float">
            <text:p>7.65338393421885</text:p>
          </table:table-cell>
          <table:table-cell table:formula="of:=[.B26]*10/[.D26]" office:value-type="float" office:value="3.47881087919039" calcext:value-type="float">
            <text:p>3.47881087919039</text:p>
          </table:table-cell>
          <table:table-cell table:formula="of:=[.B26]" office:value-type="float" office:value="22" calcext:value-type="float">
            <text:p>22</text:p>
          </table:table-cell>
          <table:table-cell table:formula="of:=[.B26]*10+[.C26]" office:value-type="float" office:value="242" calcext:value-type="float">
            <text:p>242</text:p>
          </table:table-cell>
          <table:table-cell table:formula="of:=[.H26]*0.01" office:value-type="float" office:value="2.42" calcext:value-type="float">
            <text:p>2.42</text:p>
          </table:table-cell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formula="of:=10+([.C27]*[.I27])" office:value-type="float" office:value="68.19" calcext:value-type="float">
            <text:p>68.19</text:p>
          </table:table-cell>
          <table:table-cell table:formula="of:=[.B27]*[.C27]/[.D27]" office:value-type="float" office:value="7.75773573837806" calcext:value-type="float">
            <text:p>7.75773573837806</text:p>
          </table:table-cell>
          <table:table-cell table:formula="of:=[.B27]*10/[.D27]" office:value-type="float" office:value="3.3729285819035" calcext:value-type="float">
            <text:p>3.3729285819035</text:p>
          </table:table-cell>
          <table:table-cell table:formula="of:=[.B27]" office:value-type="float" office:value="23" calcext:value-type="float">
            <text:p>23</text:p>
          </table:table-cell>
          <table:table-cell table:formula="of:=[.B27]*10+[.C27]" office:value-type="float" office:value="253" calcext:value-type="float">
            <text:p>253</text:p>
          </table:table-cell>
          <table:table-cell table:formula="of:=[.H27]*0.01" office:value-type="float" office:value="2.53" calcext:value-type="float">
            <text:p>2.53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formula="of:=10+([.C28]*[.I28])" office:value-type="float" office:value="73.36" calcext:value-type="float">
            <text:p>73.36</text:p>
          </table:table-cell>
          <table:table-cell table:formula="of:=[.B28]*[.C28]/[.D28]" office:value-type="float" office:value="7.85169029443839" calcext:value-type="float">
            <text:p>7.85169029443839</text:p>
          </table:table-cell>
          <table:table-cell table:formula="of:=[.B28]*10/[.D28]" office:value-type="float" office:value="3.27153762268266" calcext:value-type="float">
            <text:p>3.27153762268266</text:p>
          </table:table-cell>
          <table:table-cell table:formula="of:=[.B28]" office:value-type="float" office:value="24" calcext:value-type="float">
            <text:p>24</text:p>
          </table:table-cell>
          <table:table-cell table:formula="of:=[.B28]*10+[.C28]" office:value-type="float" office:value="264" calcext:value-type="float">
            <text:p>264</text:p>
          </table:table-cell>
          <table:table-cell table:formula="of:=[.H28]*0.01" office:value-type="float" office:value="2.64" calcext:value-type="float">
            <text:p>2.64</text:p>
          </table:table-cell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formula="of:=10+([.C29]*[.I29])" office:value-type="float" office:value="78.75" calcext:value-type="float">
            <text:p>78.75</text:p>
          </table:table-cell>
          <table:table-cell table:formula="of:=[.B29]*[.C29]/[.D29]" office:value-type="float" office:value="7.93650793650794" calcext:value-type="float">
            <text:p>7.93650793650794</text:p>
          </table:table-cell>
          <table:table-cell table:formula="of:=[.B29]*10/[.D29]" office:value-type="float" office:value="3.17460317460317" calcext:value-type="float">
            <text:p>3.17460317460317</text:p>
          </table:table-cell>
          <table:table-cell table:formula="of:=[.B29]" office:value-type="float" office:value="25" calcext:value-type="float">
            <text:p>25</text:p>
          </table:table-cell>
          <table:table-cell table:formula="of:=[.B29]*10+[.C29]" office:value-type="float" office:value="275" calcext:value-type="float">
            <text:p>275</text:p>
          </table:table-cell>
          <table:table-cell table:formula="of:=[.H29]*0.01" office:value-type="float" office:value="2.75" calcext:value-type="float">
            <text:p>2.75</text:p>
          </table:table-cell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formula="of:=10+([.C30]*[.I30])" office:value-type="float" office:value="84.36" calcext:value-type="float">
            <text:p>84.36</text:p>
          </table:table-cell>
          <table:table-cell table:formula="of:=[.B30]*[.C30]/[.D30]" office:value-type="float" office:value="8.01327643432907" calcext:value-type="float">
            <text:p>8.01327643432907</text:p>
          </table:table-cell>
          <table:table-cell table:formula="of:=[.B30]*10/[.D30]" office:value-type="float" office:value="3.08202939781887" calcext:value-type="float">
            <text:p>3.08202939781887</text:p>
          </table:table-cell>
          <table:table-cell table:formula="of:=[.B30]" office:value-type="float" office:value="26" calcext:value-type="float">
            <text:p>26</text:p>
          </table:table-cell>
          <table:table-cell table:formula="of:=[.B30]*10+[.C30]" office:value-type="float" office:value="286" calcext:value-type="float">
            <text:p>286</text:p>
          </table:table-cell>
          <table:table-cell table:formula="of:=[.H30]*0.01" office:value-type="float" office:value="2.86" calcext:value-type="float">
            <text:p>2.86</text:p>
          </table:table-cell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formula="of:=10+([.C31]*[.I31])" office:value-type="float" office:value="90.19" calcext:value-type="float">
            <text:p>90.19</text:p>
          </table:table-cell>
          <table:table-cell table:formula="of:=[.B31]*[.C31]/[.D31]" office:value-type="float" office:value="8.08293602394944" calcext:value-type="float">
            <text:p>8.08293602394944</text:p>
          </table:table-cell>
          <table:table-cell table:formula="of:=[.B31]*10/[.D31]" office:value-type="float" office:value="2.99368000887016" calcext:value-type="float">
            <text:p>2.99368000887016</text:p>
          </table:table-cell>
          <table:table-cell table:formula="of:=[.B31]" office:value-type="float" office:value="27" calcext:value-type="float">
            <text:p>27</text:p>
          </table:table-cell>
          <table:table-cell table:formula="of:=[.B31]*10+[.C31]" office:value-type="float" office:value="297" calcext:value-type="float">
            <text:p>297</text:p>
          </table:table-cell>
          <table:table-cell table:formula="of:=[.H31]*0.01" office:value-type="float" office:value="2.97" calcext:value-type="float">
            <text:p>2.97</text:p>
          </table:table-cell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formula="of:=10+([.C32]*[.I32])" office:value-type="float" office:value="96.24" calcext:value-type="float">
            <text:p>96.24</text:p>
          </table:table-cell>
          <table:table-cell table:formula="of:=[.B32]*[.C32]/[.D32]" office:value-type="float" office:value="8.14630091438071" calcext:value-type="float">
            <text:p>8.14630091438071</text:p>
          </table:table-cell>
          <table:table-cell table:formula="of:=[.B32]*10/[.D32]" office:value-type="float" office:value="2.9093931837074" calcext:value-type="float">
            <text:p>2.9093931837074</text:p>
          </table:table-cell>
          <table:table-cell table:formula="of:=[.B32]" office:value-type="float" office:value="28" calcext:value-type="float">
            <text:p>28</text:p>
          </table:table-cell>
          <table:table-cell table:formula="of:=[.B32]*10+[.C32]" office:value-type="float" office:value="308" calcext:value-type="float">
            <text:p>308</text:p>
          </table:table-cell>
          <table:table-cell table:formula="of:=[.H32]*0.01" office:value-type="float" office:value="3.08" calcext:value-type="float">
            <text:p>3.08</text:p>
          </table:table-cell>
        </table:table-row>
        <table:table-row table:style-name="ro1">
          <table:table-cell/>
          <table:table-cell table:number-columns-repeated="2" office:value-type="float" office:value="29" calcext:value-type="float">
            <text:p>29</text:p>
          </table:table-cell>
          <table:table-cell table:formula="of:=10+([.C33]*[.I33])" office:value-type="float" office:value="102.51" calcext:value-type="float">
            <text:p>102.51</text:p>
          </table:table-cell>
          <table:table-cell table:formula="of:=[.B33]*[.C33]/[.D33]" office:value-type="float" office:value="8.20407765096088" calcext:value-type="float">
            <text:p>8.20407765096088</text:p>
          </table:table-cell>
          <table:table-cell table:formula="of:=[.B33]*10/[.D33]" office:value-type="float" office:value="2.82899229343479" calcext:value-type="float">
            <text:p>2.82899229343479</text:p>
          </table:table-cell>
          <table:table-cell table:formula="of:=[.B33]" office:value-type="float" office:value="29" calcext:value-type="float">
            <text:p>29</text:p>
          </table:table-cell>
          <table:table-cell table:formula="of:=[.B33]*10+[.C33]" office:value-type="float" office:value="319" calcext:value-type="float">
            <text:p>319</text:p>
          </table:table-cell>
          <table:table-cell table:formula="of:=[.H33]*0.01" office:value-type="float" office:value="3.19" calcext:value-type="float">
            <text:p>3.19</text:p>
          </table:table-cell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table:formula="of:=10+([.C34]*[.I34])" office:value-type="float" office:value="109" calcext:value-type="float">
            <text:p>109</text:p>
          </table:table-cell>
          <table:table-cell table:formula="of:=[.B34]*[.C34]/[.D34]" office:value-type="float" office:value="8.25688073394495" calcext:value-type="float">
            <text:p>8.25688073394495</text:p>
          </table:table-cell>
          <table:table-cell table:formula="of:=[.B34]*10/[.D34]" office:value-type="float" office:value="2.75229357798165" calcext:value-type="float">
            <text:p>2.75229357798165</text:p>
          </table:table-cell>
          <table:table-cell table:formula="of:=[.B34]" office:value-type="float" office:value="30" calcext:value-type="float">
            <text:p>30</text:p>
          </table:table-cell>
          <table:table-cell table:formula="of:=[.B34]*10+[.C34]" office:value-type="float" office:value="330" calcext:value-type="float">
            <text:p>330</text:p>
          </table:table-cell>
          <table:table-cell table:formula="of:=[.H34]*0.01" office:value-type="float" office:value="3.3" calcext:value-type="float">
            <text:p>3.3</text:p>
          </table:table-cell>
        </table:table-row>
        <table:table-row table:style-name="ro1">
          <table:table-cell/>
          <table:table-cell table:number-columns-repeated="2" office:value-type="float" office:value="31" calcext:value-type="float">
            <text:p>31</text:p>
          </table:table-cell>
          <table:table-cell table:formula="of:=10+([.C35]*[.I35])" office:value-type="float" office:value="115.71" calcext:value-type="float">
            <text:p>115.71</text:p>
          </table:table-cell>
          <table:table-cell table:formula="of:=[.B35]*[.C35]/[.D35]" office:value-type="float" office:value="8.30524587330395" calcext:value-type="float">
            <text:p>8.30524587330395</text:p>
          </table:table-cell>
          <table:table-cell table:formula="of:=[.B35]*10/[.D35]" office:value-type="float" office:value="2.67911157203353" calcext:value-type="float">
            <text:p>2.67911157203353</text:p>
          </table:table-cell>
          <table:table-cell table:formula="of:=[.B35]" office:value-type="float" office:value="31" calcext:value-type="float">
            <text:p>31</text:p>
          </table:table-cell>
          <table:table-cell table:formula="of:=[.B35]*10+[.C35]" office:value-type="float" office:value="341" calcext:value-type="float">
            <text:p>341</text:p>
          </table:table-cell>
          <table:table-cell table:formula="of:=[.H35]*0.01" office:value-type="float" office:value="3.41" calcext:value-type="float">
            <text:p>3.41</text:p>
          </table:table-cell>
        </table:table-row>
        <table:table-row table:style-name="ro1">
          <table:table-cell/>
          <table:table-cell table:number-columns-repeated="2" office:value-type="float" office:value="32" calcext:value-type="float">
            <text:p>32</text:p>
          </table:table-cell>
          <table:table-cell table:formula="of:=10+([.C36]*[.I36])" office:value-type="float" office:value="122.64" calcext:value-type="float">
            <text:p>122.64</text:p>
          </table:table-cell>
          <table:table-cell table:formula="of:=[.B36]*[.C36]/[.D36]" office:value-type="float" office:value="8.34964122635355" calcext:value-type="float">
            <text:p>8.34964122635355</text:p>
          </table:table-cell>
          <table:table-cell table:formula="of:=[.B36]*10/[.D36]" office:value-type="float" office:value="2.60926288323549" calcext:value-type="float">
            <text:p>2.60926288323549</text:p>
          </table:table-cell>
          <table:table-cell table:formula="of:=[.B36]" office:value-type="float" office:value="32" calcext:value-type="float">
            <text:p>32</text:p>
          </table:table-cell>
          <table:table-cell table:formula="of:=[.B36]*10+[.C36]" office:value-type="float" office:value="352" calcext:value-type="float">
            <text:p>352</text:p>
          </table:table-cell>
          <table:table-cell table:formula="of:=[.H36]*0.01" office:value-type="float" office:value="3.52" calcext:value-type="float">
            <text:p>3.52</text:p>
          </table:table-cell>
        </table:table-row>
        <table:table-row table:style-name="ro1">
          <table:table-cell/>
          <table:table-cell table:number-columns-repeated="2" office:value-type="float" office:value="33" calcext:value-type="float">
            <text:p>33</text:p>
          </table:table-cell>
          <table:table-cell table:formula="of:=10+([.C37]*[.I37])" office:value-type="float" office:value="129.79" calcext:value-type="float">
            <text:p>129.79</text:p>
          </table:table-cell>
          <table:table-cell table:formula="of:=[.B37]*[.C37]/[.D37]" office:value-type="float" office:value="8.39047692426227" calcext:value-type="float">
            <text:p>8.39047692426227</text:p>
          </table:table-cell>
          <table:table-cell table:formula="of:=[.B37]*10/[.D37]" office:value-type="float" office:value="2.54256876492796" calcext:value-type="float">
            <text:p>2.54256876492796</text:p>
          </table:table-cell>
          <table:table-cell table:formula="of:=[.B37]" office:value-type="float" office:value="33" calcext:value-type="float">
            <text:p>33</text:p>
          </table:table-cell>
          <table:table-cell table:formula="of:=[.B37]*10+[.C37]" office:value-type="float" office:value="363" calcext:value-type="float">
            <text:p>363</text:p>
          </table:table-cell>
          <table:table-cell table:formula="of:=[.H37]*0.01" office:value-type="float" office:value="3.63" calcext:value-type="float">
            <text:p>3.63</text:p>
          </table:table-cell>
        </table:table-row>
        <table:table-row table:style-name="ro1">
          <table:table-cell/>
          <table:table-cell table:number-columns-repeated="2" office:value-type="float" office:value="34" calcext:value-type="float">
            <text:p>34</text:p>
          </table:table-cell>
          <table:table-cell table:formula="of:=10+([.C38]*[.I38])" office:value-type="float" office:value="137.16" calcext:value-type="float">
            <text:p>137.16</text:p>
          </table:table-cell>
          <table:table-cell table:formula="of:=[.B38]*[.C38]/[.D38]" office:value-type="float" office:value="8.4281131525226" calcext:value-type="float">
            <text:p>8.4281131525226</text:p>
          </table:table-cell>
          <table:table-cell table:formula="of:=[.B38]*10/[.D38]" office:value-type="float" office:value="2.47885680956547" calcext:value-type="float">
            <text:p>2.47885680956547</text:p>
          </table:table-cell>
          <table:table-cell table:formula="of:=[.B38]" office:value-type="float" office:value="34" calcext:value-type="float">
            <text:p>34</text:p>
          </table:table-cell>
          <table:table-cell table:formula="of:=[.B38]*10+[.C38]" office:value-type="float" office:value="374" calcext:value-type="float">
            <text:p>374</text:p>
          </table:table-cell>
          <table:table-cell table:formula="of:=[.H38]*0.01" office:value-type="float" office:value="3.74" calcext:value-type="float">
            <text:p>3.74</text:p>
          </table:table-cell>
        </table:table-row>
        <table:table-row table:style-name="ro1">
          <table:table-cell/>
          <table:table-cell table:number-columns-repeated="2" office:value-type="float" office:value="35" calcext:value-type="float">
            <text:p>35</text:p>
          </table:table-cell>
          <table:table-cell table:formula="of:=10+([.C39]*[.I39])" office:value-type="float" office:value="144.75" calcext:value-type="float">
            <text:p>144.75</text:p>
          </table:table-cell>
          <table:table-cell table:formula="of:=[.B39]*[.C39]/[.D39]" office:value-type="float" office:value="8.46286701208981" calcext:value-type="float">
            <text:p>8.46286701208981</text:p>
          </table:table-cell>
          <table:table-cell table:formula="of:=[.B39]*10/[.D39]" office:value-type="float" office:value="2.41796200345423" calcext:value-type="float">
            <text:p>2.41796200345423</text:p>
          </table:table-cell>
          <table:table-cell table:formula="of:=[.B39]" office:value-type="float" office:value="35" calcext:value-type="float">
            <text:p>35</text:p>
          </table:table-cell>
          <table:table-cell table:formula="of:=[.B39]*10+[.C39]" office:value-type="float" office:value="385" calcext:value-type="float">
            <text:p>385</text:p>
          </table:table-cell>
          <table:table-cell table:formula="of:=[.H39]*0.01" office:value-type="float" office:value="3.85" calcext:value-type="float">
            <text:p>3.85</text:p>
          </table:table-cell>
        </table:table-row>
        <table:table-row table:style-name="ro1">
          <table:table-cell/>
          <table:table-cell table:number-columns-repeated="2" office:value-type="float" office:value="36" calcext:value-type="float">
            <text:p>36</text:p>
          </table:table-cell>
          <table:table-cell table:formula="of:=10+([.C40]*[.I40])" office:value-type="float" office:value="152.56" calcext:value-type="float">
            <text:p>152.56</text:p>
          </table:table-cell>
          <table:table-cell table:formula="of:=[.B40]*[.C40]/[.D40]" office:value-type="float" office:value="8.49501835343471" calcext:value-type="float">
            <text:p>8.49501835343471</text:p>
          </table:table-cell>
          <table:table-cell table:formula="of:=[.B40]*10/[.D40]" office:value-type="float" office:value="2.35972732039853" calcext:value-type="float">
            <text:p>2.35972732039853</text:p>
          </table:table-cell>
          <table:table-cell table:formula="of:=[.B40]" office:value-type="float" office:value="36" calcext:value-type="float">
            <text:p>36</text:p>
          </table:table-cell>
          <table:table-cell table:formula="of:=[.B40]*10+[.C40]" office:value-type="float" office:value="396" calcext:value-type="float">
            <text:p>396</text:p>
          </table:table-cell>
          <table:table-cell table:formula="of:=[.H40]*0.01" office:value-type="float" office:value="3.96" calcext:value-type="float">
            <text:p>3.96</text:p>
          </table:table-cell>
        </table:table-row>
        <table:table-row table:style-name="ro1">
          <table:table-cell/>
          <table:table-cell table:number-columns-repeated="2" office:value-type="float" office:value="37" calcext:value-type="float">
            <text:p>37</text:p>
          </table:table-cell>
          <table:table-cell table:formula="of:=10+([.C41]*[.I41])" office:value-type="float" office:value="160.59" calcext:value-type="float">
            <text:p>160.59</text:p>
          </table:table-cell>
          <table:table-cell table:formula="of:=[.B41]*[.C41]/[.D41]" office:value-type="float" office:value="8.52481474562551" calcext:value-type="float">
            <text:p>8.52481474562551</text:p>
          </table:table-cell>
          <table:table-cell table:formula="of:=[.B41]*10/[.D41]" office:value-type="float" office:value="2.30400398530419" calcext:value-type="float">
            <text:p>2.30400398530419</text:p>
          </table:table-cell>
          <table:table-cell table:formula="of:=[.B41]" office:value-type="float" office:value="37" calcext:value-type="float">
            <text:p>37</text:p>
          </table:table-cell>
          <table:table-cell table:formula="of:=[.B41]*10+[.C41]" office:value-type="float" office:value="407" calcext:value-type="float">
            <text:p>407</text:p>
          </table:table-cell>
          <table:table-cell table:formula="of:=[.H41]*0.01" office:value-type="float" office:value="4.07" calcext:value-type="float">
            <text:p>4.07</text:p>
          </table:table-cell>
        </table:table-row>
        <table:table-row table:style-name="ro1">
          <table:table-cell/>
          <table:table-cell table:number-columns-repeated="2" office:value-type="float" office:value="38" calcext:value-type="float">
            <text:p>38</text:p>
          </table:table-cell>
          <table:table-cell table:formula="of:=10+([.C42]*[.I42])" office:value-type="float" office:value="168.84" calcext:value-type="float">
            <text:p>168.84</text:p>
          </table:table-cell>
          <table:table-cell table:formula="of:=[.B42]*[.C42]/[.D42]" office:value-type="float" office:value="8.55247571665482" calcext:value-type="float">
            <text:p>8.55247571665482</text:p>
          </table:table-cell>
          <table:table-cell table:formula="of:=[.B42]*10/[.D42]" office:value-type="float" office:value="2.25065150438285" calcext:value-type="float">
            <text:p>2.25065150438285</text:p>
          </table:table-cell>
          <table:table-cell table:formula="of:=[.B42]" office:value-type="float" office:value="38" calcext:value-type="float">
            <text:p>38</text:p>
          </table:table-cell>
          <table:table-cell table:formula="of:=[.B42]*10+[.C42]" office:value-type="float" office:value="418" calcext:value-type="float">
            <text:p>418</text:p>
          </table:table-cell>
          <table:table-cell table:formula="of:=[.H42]*0.01" office:value-type="float" office:value="4.18" calcext:value-type="float">
            <text:p>4.18</text:p>
          </table:table-cell>
        </table:table-row>
        <table:table-row table:style-name="ro1">
          <table:table-cell/>
          <table:table-cell table:number-columns-repeated="2" office:value-type="float" office:value="39" calcext:value-type="float">
            <text:p>39</text:p>
          </table:table-cell>
          <table:table-cell table:formula="of:=10+([.C43]*[.I43])" office:value-type="float" office:value="177.31" calcext:value-type="float">
            <text:p>177.31</text:p>
          </table:table-cell>
          <table:table-cell table:formula="of:=[.B43]*[.C43]/[.D43]" office:value-type="float" office:value="8.57819637922283" calcext:value-type="float">
            <text:p>8.57819637922283</text:p>
          </table:table-cell>
          <table:table-cell table:formula="of:=[.B43]*10/[.D43]" office:value-type="float" office:value="2.19953753313406" calcext:value-type="float">
            <text:p>2.19953753313406</text:p>
          </table:table-cell>
          <table:table-cell table:formula="of:=[.B43]" office:value-type="float" office:value="39" calcext:value-type="float">
            <text:p>39</text:p>
          </table:table-cell>
          <table:table-cell table:formula="of:=[.B43]*10+[.C43]" office:value-type="float" office:value="429" calcext:value-type="float">
            <text:p>429</text:p>
          </table:table-cell>
          <table:table-cell table:formula="of:=[.H43]*0.01" office:value-type="float" office:value="4.29" calcext:value-type="float">
            <text:p>4.29</text:p>
          </table:table-cell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 table:formula="of:=10+([.C44]*[.I44])" office:value-type="float" office:value="186" calcext:value-type="float">
            <text:p>186</text:p>
          </table:table-cell>
          <table:table-cell table:formula="of:=[.B44]*[.C44]/[.D44]" office:value-type="float" office:value="8.60215053763441" calcext:value-type="float">
            <text:p>8.60215053763441</text:p>
          </table:table-cell>
          <table:table-cell table:formula="of:=[.B44]*10/[.D44]" office:value-type="float" office:value="2.1505376344086" calcext:value-type="float">
            <text:p>2.1505376344086</text:p>
          </table:table-cell>
          <table:table-cell table:formula="of:=[.B44]" office:value-type="float" office:value="40" calcext:value-type="float">
            <text:p>40</text:p>
          </table:table-cell>
          <table:table-cell table:formula="of:=[.B44]*10+[.C44]" office:value-type="float" office:value="440" calcext:value-type="float">
            <text:p>440</text:p>
          </table:table-cell>
          <table:table-cell table:formula="of:=[.H44]*0.01" office:value-type="float" office:value="4.4" calcext:value-type="float">
            <text:p>4.4</text:p>
          </table:table-cell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  <table:table-cell table:formula="of:=10+([.C45]*[.I45])" office:value-type="float" office:value="194.91" calcext:value-type="float">
            <text:p>194.91</text:p>
          </table:table-cell>
          <table:table-cell table:formula="of:=[.B45]*[.C45]/[.D45]" office:value-type="float" office:value="8.62449335590786" calcext:value-type="float">
            <text:p>8.62449335590786</text:p>
          </table:table-cell>
          <table:table-cell table:formula="of:=[.B45]*10/[.D45]" office:value-type="float" office:value="2.10353496485557" calcext:value-type="float">
            <text:p>2.10353496485557</text:p>
          </table:table-cell>
          <table:table-cell table:formula="of:=[.B45]" office:value-type="float" office:value="41" calcext:value-type="float">
            <text:p>41</text:p>
          </table:table-cell>
          <table:table-cell table:formula="of:=[.B45]*10+[.C45]" office:value-type="float" office:value="451" calcext:value-type="float">
            <text:p>451</text:p>
          </table:table-cell>
          <table:table-cell table:formula="of:=[.H45]*0.01" office:value-type="float" office:value="4.51" calcext:value-type="float">
            <text:p>4.51</text:p>
          </table:table-cell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table:formula="of:=10+([.C46]*[.I46])" office:value-type="float" office:value="204.04" calcext:value-type="float">
            <text:p>204.04</text:p>
          </table:table-cell>
          <table:table-cell table:formula="of:=[.B46]*[.C46]/[.D46]" office:value-type="float" office:value="8.64536365418545" calcext:value-type="float">
            <text:p>8.64536365418545</text:p>
          </table:table-cell>
          <table:table-cell table:formula="of:=[.B46]*10/[.D46]" office:value-type="float" office:value="2.0584199176632" calcext:value-type="float">
            <text:p>2.0584199176632</text:p>
          </table:table-cell>
          <table:table-cell table:formula="of:=[.B46]" office:value-type="float" office:value="42" calcext:value-type="float">
            <text:p>42</text:p>
          </table:table-cell>
          <table:table-cell table:formula="of:=[.B46]*10+[.C46]" office:value-type="float" office:value="462" calcext:value-type="float">
            <text:p>462</text:p>
          </table:table-cell>
          <table:table-cell table:formula="of:=[.H46]*0.01" office:value-type="float" office:value="4.62" calcext:value-type="float">
            <text:p>4.62</text:p>
          </table:table-cell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table:formula="of:=10+([.C47]*[.I47])" office:value-type="float" office:value="213.39" calcext:value-type="float">
            <text:p>213.39</text:p>
          </table:table-cell>
          <table:table-cell table:formula="of:=[.B47]*[.C47]/[.D47]" office:value-type="float" office:value="8.66488588968555" calcext:value-type="float">
            <text:p>8.66488588968555</text:p>
          </table:table-cell>
          <table:table-cell table:formula="of:=[.B47]*10/[.D47]" office:value-type="float" office:value="2.01508974178734" calcext:value-type="float">
            <text:p>2.01508974178734</text:p>
          </table:table-cell>
          <table:table-cell table:formula="of:=[.B47]" office:value-type="float" office:value="43" calcext:value-type="float">
            <text:p>43</text:p>
          </table:table-cell>
          <table:table-cell table:formula="of:=[.B47]*10+[.C47]" office:value-type="float" office:value="473" calcext:value-type="float">
            <text:p>473</text:p>
          </table:table-cell>
          <table:table-cell table:formula="of:=[.H47]*0.01" office:value-type="float" office:value="4.73" calcext:value-type="float">
            <text:p>4.73</text:p>
          </table:table-cell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 table:formula="of:=10+([.C48]*[.I48])" office:value-type="float" office:value="222.96" calcext:value-type="float">
            <text:p>222.96</text:p>
          </table:table-cell>
          <table:table-cell table:formula="of:=[.B48]*[.C48]/[.D48]" office:value-type="float" office:value="8.68317186939361" calcext:value-type="float">
            <text:p>8.68317186939361</text:p>
          </table:table-cell>
          <table:table-cell table:formula="of:=[.B48]*10/[.D48]" office:value-type="float" office:value="1.97344815213491" calcext:value-type="float">
            <text:p>1.97344815213491</text:p>
          </table:table-cell>
          <table:table-cell table:formula="of:=[.B48]" office:value-type="float" office:value="44" calcext:value-type="float">
            <text:p>44</text:p>
          </table:table-cell>
          <table:table-cell table:formula="of:=[.B48]*10+[.C48]" office:value-type="float" office:value="484" calcext:value-type="float">
            <text:p>484</text:p>
          </table:table-cell>
          <table:table-cell table:formula="of:=[.H48]*0.01" office:value-type="float" office:value="4.84" calcext:value-type="float">
            <text:p>4.84</text:p>
          </table:table-cell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table:formula="of:=10+([.C49]*[.I49])" office:value-type="float" office:value="232.75" calcext:value-type="float">
            <text:p>232.75</text:p>
          </table:table-cell>
          <table:table-cell table:formula="of:=[.B49]*[.C49]/[.D49]" office:value-type="float" office:value="8.70032223415682" calcext:value-type="float">
            <text:p>8.70032223415682</text:p>
          </table:table-cell>
          <table:table-cell table:formula="of:=[.B49]*10/[.D49]" office:value-type="float" office:value="1.93340494092374" calcext:value-type="float">
            <text:p>1.93340494092374</text:p>
          </table:table-cell>
          <table:table-cell table:formula="of:=[.B49]" office:value-type="float" office:value="45" calcext:value-type="float">
            <text:p>45</text:p>
          </table:table-cell>
          <table:table-cell table:formula="of:=[.B49]*10+[.C49]" office:value-type="float" office:value="495" calcext:value-type="float">
            <text:p>495</text:p>
          </table:table-cell>
          <table:table-cell table:formula="of:=[.H49]*0.01" office:value-type="float" office:value="4.95" calcext:value-type="float">
            <text:p>4.95</text:p>
          </table:table-cell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table:formula="of:=10+([.C50]*[.I50])" office:value-type="float" office:value="242.76" calcext:value-type="float">
            <text:p>242.76</text:p>
          </table:table-cell>
          <table:table-cell table:formula="of:=[.B50]*[.C50]/[.D50]" office:value-type="float" office:value="8.71642774756961" calcext:value-type="float">
            <text:p>8.71642774756961</text:p>
          </table:table-cell>
          <table:table-cell table:formula="of:=[.B50]*10/[.D50]" office:value-type="float" office:value="1.89487559729774" calcext:value-type="float">
            <text:p>1.89487559729774</text:p>
          </table:table-cell>
          <table:table-cell table:formula="of:=[.B50]" office:value-type="float" office:value="46" calcext:value-type="float">
            <text:p>46</text:p>
          </table:table-cell>
          <table:table-cell table:formula="of:=[.B50]*10+[.C50]" office:value-type="float" office:value="506" calcext:value-type="float">
            <text:p>506</text:p>
          </table:table-cell>
          <table:table-cell table:formula="of:=[.H50]*0.01" office:value-type="float" office:value="5.06" calcext:value-type="float">
            <text:p>5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12:44:34.590042346</meta:creation-date>
    <dc:date>2020-01-31T13:53:22.990656773</dc:date>
    <meta:editing-duration>PT35M3S</meta:editing-duration>
    <meta:editing-cycles>1</meta:editing-cycles>
    <meta:document-statistic meta:table-count="4" meta:cell-count="1192" meta:object-count="3"/>
    <meta:generator>LibreOffice/6.3.4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13cm" svg:y="2.458cm" style:legend-expansion="high" chart:style-name="ch2"/>
        <chart:plot-area chart:style-name="ch3" table:cell-range-address="'Crystal Increase'.B3:'Crystal Increase'.I50" chart:data-source-has-labels="row" svg:x="0.32cm" svg:y="0.18cm" svg:width="10.973cm" svg:height="8.64cm">
          <chartooo:coordinate-region svg:x="1.127cm" svg:y="0.379cm" svg:width="10.16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rystal Increase'.B4:'Crystal Increase'.B50" chart:label-cell-address="'Crystal Increase'.B3:'Crystal Increase'.B3" chart:class="chart:line">
            <chart:data-point chart:repeated="47"/>
          </chart:series>
          <chart:series chart:style-name="ch7" chart:values-cell-range-address="'Crystal Increase'.C4:'Crystal Increase'.C50" chart:label-cell-address="'Crystal Increase'.C3:'Crystal Increase'.C3" chart:class="chart:line">
            <chart:data-point chart:repeated="47"/>
          </chart:series>
          <chart:series chart:style-name="ch8" chart:values-cell-range-address="'Crystal Increase'.D4:'Crystal Increase'.D50" chart:label-cell-address="'Crystal Increase'.D3:'Crystal Increase'.D3" chart:class="chart:line">
            <chart:data-point chart:repeated="47"/>
          </chart:series>
          <chart:series chart:style-name="ch9" chart:values-cell-range-address="'Crystal Increase'.E4:'Crystal Increase'.E50" chart:label-cell-address="'Crystal Increase'.E3:'Crystal Increase'.E3" chart:class="chart:line">
            <chart:data-point chart:repeated="47"/>
          </chart:series>
          <chart:series chart:style-name="ch10" chart:values-cell-range-address="'Crystal Increase'.F4:'Crystal Increase'.F50" chart:label-cell-address="'Crystal Increase'.F3:'Crystal Increase'.F3" chart:class="chart:line">
            <chart:data-point chart:repeated="47"/>
          </chart:series>
          <chart:series chart:style-name="ch11" chart:values-cell-range-address="'Crystal Increase'.G4:'Crystal Increase'.G50" chart:label-cell-address="'Crystal Increase'.G3:'Crystal Increase'.G3" chart:class="chart:line">
            <chart:data-point chart:repeated="47"/>
          </chart:series>
          <chart:series chart:style-name="ch12" chart:values-cell-range-address="'Crystal Increase'.H4:'Crystal Increase'.H50" chart:label-cell-address="'Crystal Increase'.H3:'Crystal Increase'.H3" chart:class="chart:line">
            <chart:data-point chart:repeated="47"/>
          </chart:series>
          <chart:series chart:style-name="ch13" chart:values-cell-range-address="'Crystal Increase'.I4:'Crystal Increase'.I50" chart:label-cell-address="'Crystal Increase'.I3:'Crystal Increase'.I3" chart:class="chart:line">
            <chart:data-point chart:repeated="4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ystals</text:p>
                <draw:g>
                  <svg:desc>'Crystal Increase'.B3:'Crystal Increase'.B3</svg:desc>
                </draw:g>
              </table:table-cell>
              <table:table-cell office:value-type="string">
                <text:p>Monsters slain</text:p>
                <draw:g>
                  <svg:desc>'Crystal Increase'.C3:'Crystal Increase'.C3</svg:desc>
                </draw:g>
              </table:table-cell>
              <table:table-cell office:value-type="string">
                <text:p>Max Mana</text:p>
                <draw:g>
                  <svg:desc>'Crystal Increase'.D3:'Crystal Increase'.D3</svg:desc>
                </draw:g>
              </table:table-cell>
              <table:table-cell office:value-type="string">
                <text:p>Mana/s</text:p>
                <draw:g>
                  <svg:desc>'Crystal Increase'.E3:'Crystal Increase'.E3</svg:desc>
                </draw:g>
              </table:table-cell>
              <table:table-cell office:value-type="string">
                <text:p>Click Cost</text:p>
                <draw:g>
                  <svg:desc>'Crystal Increase'.F3:'Crystal Increase'.F3</svg:desc>
                </draw:g>
              </table:table-cell>
              <table:table-cell office:value-type="string">
                <text:p>DMG/click</text:p>
                <draw:g>
                  <svg:desc>'Crystal Increase'.G3:'Crystal Increase'.G3</svg:desc>
                </draw:g>
              </table:table-cell>
              <table:table-cell office:value-type="string">
                <text:p>Monster Health</text:p>
                <draw:g>
                  <svg:desc>'Crystal Increase'.H3:'Crystal Increase'.H3</svg:desc>
                </draw:g>
              </table:table-cell>
              <table:table-cell office:value-type="string">
                <text:p>Max Mana Increase</text:p>
                <draw:g>
                  <svg:desc>'Crystal Increase'.I3:'Crystal Increase'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rystal Increase'.B4:'Crystal Increase'.B50</svg:desc>
                </draw:g>
              </table:table-cell>
              <table:table-cell office:value-type="float" office:value="0">
                <text:p>0</text:p>
                <draw:g>
                  <svg:desc>'Crystal Increase'.C4:'Crystal Increase'.C50</svg:desc>
                </draw:g>
              </table:table-cell>
              <table:table-cell office:value-type="float" office:value="10">
                <text:p>10</text:p>
                <draw:g>
                  <svg:desc>'Crystal Increase'.D4:'Crystal Increase'.D50</svg:desc>
                </draw:g>
              </table:table-cell>
              <table:table-cell office:value-type="float" office:value="0.1">
                <text:p>0.1</text:p>
                <draw:g>
                  <svg:desc>'Crystal Increase'.E4:'Crystal Increase'.E50</svg:desc>
                </draw:g>
              </table:table-cell>
              <table:table-cell office:value-type="float" office:value="1">
                <text:p>1</text:p>
                <draw:g>
                  <svg:desc>'Crystal Increase'.F4:'Crystal Increase'.F50</svg:desc>
                </draw:g>
              </table:table-cell>
              <table:table-cell office:value-type="float" office:value="1">
                <text:p>1</text:p>
                <draw:g>
                  <svg:desc>'Crystal Increase'.G4:'Crystal Increase'.G50</svg:desc>
                </draw:g>
              </table:table-cell>
              <table:table-cell office:value-type="float" office:value="10">
                <text:p>10</text:p>
                <draw:g>
                  <svg:desc>'Crystal Increase'.H4:'Crystal Increase'.H50</svg:desc>
                </draw:g>
              </table:table-cell>
              <table:table-cell office:value-type="float" office:value="0.1">
                <text:p>0.1</text:p>
                <draw:g>
                  <svg:desc>'Crystal Increase'.I4:'Crystal Increase'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21">
                <text:p>10.21</text:p>
              </table:table-cell>
              <table:table-cell office:value-type="float" office:value="0.19588638589618">
                <text:p>0.19588638589618</text:p>
              </table:table-cell>
              <table:table-cell office:value-type="float" office:value="1.9588638589618">
                <text:p>1.9588638589618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.31">
                <text:p>10.31</text:p>
              </table:table-cell>
              <table:table-cell office:value-type="float" office:value="0.2909796314258">
                <text:p>0.2909796314258</text:p>
              </table:table-cell>
              <table:table-cell office:value-type="float" office:value="2.909796314258">
                <text:p>2.909796314258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0.41">
                <text:p>10.41</text:p>
              </table:table-cell>
              <table:table-cell office:value-type="float" office:value="0.384245917387128">
                <text:p>0.384245917387128</text:p>
              </table:table-cell>
              <table:table-cell office:value-type="float" office:value="3.84245917387128">
                <text:p>3.84245917387128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0.51">
                <text:p>10.51</text:p>
              </table:table-cell>
              <table:table-cell office:value-type="float" office:value="0.475737392959087">
                <text:p>0.475737392959087</text:p>
              </table:table-cell>
              <table:table-cell office:value-type="float" office:value="4.75737392959087">
                <text:p>4.75737392959087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0.61">
                <text:p>10.61</text:p>
              </table:table-cell>
              <table:table-cell office:value-type="float" office:value="0.56550424128181">
                <text:p>0.56550424128181</text:p>
              </table:table-cell>
              <table:table-cell office:value-type="float" office:value="5.6550424128181">
                <text:p>5.6550424128181</text:p>
              </table:table-cell>
              <table:table-cell office:value-type="float" office:value="6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.71">
                <text:p>10.71</text:p>
              </table:table-cell>
              <table:table-cell office:value-type="float" office:value="0.65359477124183">
                <text:p>0.65359477124183</text:p>
              </table:table-cell>
              <table:table-cell office:value-type="float" office:value="6.5359477124183">
                <text:p>6.5359477124183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0.81">
                <text:p>10.81</text:p>
              </table:table-cell>
              <table:table-cell office:value-type="float" office:value="0.740055504162812">
                <text:p>0.740055504162812</text:p>
              </table:table-cell>
              <table:table-cell office:value-type="float" office:value="7.40055504162812">
                <text:p>7.40055504162812</text:p>
              </table:table-cell>
              <table:table-cell office:value-type="float" office:value="8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.91">
                <text:p>10.91</text:p>
              </table:table-cell>
              <table:table-cell office:value-type="float" office:value="0.824931255728689">
                <text:p>0.824931255728689</text:p>
              </table:table-cell>
              <table:table-cell office:value-type="float" office:value="8.24931255728689">
                <text:p>8.24931255728689</text:p>
              </table:table-cell>
              <table:table-cell office:value-type="float" office:value="9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.01">
                <text:p>11.01</text:p>
              </table:table-cell>
              <table:table-cell office:value-type="float" office:value="0.908265213442325">
                <text:p>0.908265213442325</text:p>
              </table:table-cell>
              <table:table-cell office:value-type="float" office:value="9.08265213442325">
                <text:p>9.08265213442325</text:p>
              </table:table-cell>
              <table:table-cell office:value-type="float" office:value="10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11">
                <text:p>11.11</text:p>
              </table:table-cell>
              <table:table-cell office:value-type="float" office:value="0.99009900990099">
                <text:p>0.99009900990099</text:p>
              </table:table-cell>
              <table:table-cell office:value-type="float" office:value="9.9009900990099">
                <text:p>9.9009900990099</text:p>
              </table:table-cell>
              <table:table-cell office:value-type="float" office:value="11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.21">
                <text:p>11.21</text:p>
              </table:table-cell>
              <table:table-cell office:value-type="float" office:value="1.07047279214987">
                <text:p>1.07047279214987</text:p>
              </table:table-cell>
              <table:table-cell office:value-type="float" office:value="10.7047279214987">
                <text:p>10.7047279214987</text:p>
              </table:table-cell>
              <table:table-cell office:value-type="float" office:value="12">
                <text:p>12</text:p>
              </table:table-cell>
              <table:table-cell office:value-type="float" office:value="121">
                <text:p>12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1.31">
                <text:p>11.31</text:p>
              </table:table-cell>
              <table:table-cell office:value-type="float" office:value="1.14942528735632">
                <text:p>1.14942528735632</text:p>
              </table:table-cell>
              <table:table-cell office:value-type="float" office:value="11.4942528735632">
                <text:p>11.4942528735632</text:p>
              </table:table-cell>
              <table:table-cell office:value-type="float" office:value="13">
                <text:p>13</text:p>
              </table:table-cell>
              <table:table-cell office:value-type="float" office:value="131">
                <text:p>13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1.41">
                <text:p>11.41</text:p>
              </table:table-cell>
              <table:table-cell office:value-type="float" office:value="1.22699386503067">
                <text:p>1.22699386503067</text:p>
              </table:table-cell>
              <table:table-cell office:value-type="float" office:value="12.2699386503067">
                <text:p>12.2699386503067</text:p>
              </table:table-cell>
              <table:table-cell office:value-type="float" office:value="14">
                <text:p>14</text:p>
              </table:table-cell>
              <table:table-cell office:value-type="float" office:value="141">
                <text:p>14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1.51">
                <text:p>11.51</text:p>
              </table:table-cell>
              <table:table-cell office:value-type="float" office:value="1.30321459600348">
                <text:p>1.30321459600348</text:p>
              </table:table-cell>
              <table:table-cell office:value-type="float" office:value="13.0321459600348">
                <text:p>13.0321459600348</text:p>
              </table:table-cell>
              <table:table-cell office:value-type="float" office:value="15">
                <text:p>15</text:p>
              </table:table-cell>
              <table:table-cell office:value-type="float" office:value="151">
                <text:p>15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1.61">
                <text:p>11.61</text:p>
              </table:table-cell>
              <table:table-cell office:value-type="float" office:value="1.37812230835487">
                <text:p>1.37812230835487</text:p>
              </table:table-cell>
              <table:table-cell office:value-type="float" office:value="13.7812230835487">
                <text:p>13.7812230835487</text:p>
              </table:table-cell>
              <table:table-cell office:value-type="float" office:value="16">
                <text:p>16</text:p>
              </table:table-cell>
              <table:table-cell office:value-type="float" office:value="161">
                <text:p>16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1.71">
                <text:p>11.71</text:p>
              </table:table-cell>
              <table:table-cell office:value-type="float" office:value="1.45175064047822">
                <text:p>1.45175064047822</text:p>
              </table:table-cell>
              <table:table-cell office:value-type="float" office:value="14.5175064047822">
                <text:p>14.5175064047822</text:p>
              </table:table-cell>
              <table:table-cell office:value-type="float" office:value="17">
                <text:p>17</text:p>
              </table:table-cell>
              <table:table-cell office:value-type="float" office:value="171">
                <text:p>171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1.81">
                <text:p>11.81</text:p>
              </table:table-cell>
              <table:table-cell office:value-type="float" office:value="1.52413209144793">
                <text:p>1.52413209144793</text:p>
              </table:table-cell>
              <table:table-cell office:value-type="float" office:value="15.2413209144793">
                <text:p>15.2413209144793</text:p>
              </table:table-cell>
              <table:table-cell office:value-type="float" office:value="18">
                <text:p>18</text:p>
              </table:table-cell>
              <table:table-cell office:value-type="float" office:value="181">
                <text:p>18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1.91">
                <text:p>11.91</text:p>
              </table:table-cell>
              <table:table-cell office:value-type="float" office:value="1.59529806884971">
                <text:p>1.59529806884971</text:p>
              </table:table-cell>
              <table:table-cell office:value-type="float" office:value="15.9529806884971">
                <text:p>15.9529806884971</text:p>
              </table:table-cell>
              <table:table-cell office:value-type="float" office:value="19">
                <text:p>19</text:p>
              </table:table-cell>
              <table:table-cell office:value-type="float" office:value="191">
                <text:p>19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2.01">
                <text:p>12.01</text:p>
              </table:table-cell>
              <table:table-cell office:value-type="float" office:value="1.66527893422148">
                <text:p>1.66527893422148</text:p>
              </table:table-cell>
              <table:table-cell office:value-type="float" office:value="16.6527893422148">
                <text:p>16.6527893422148</text:p>
              </table:table-cell>
              <table:table-cell office:value-type="float" office:value="20">
                <text:p>20</text:p>
              </table:table-cell>
              <table:table-cell office:value-type="float" office:value="201">
                <text:p>201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2.11">
                <text:p>12.11</text:p>
              </table:table-cell>
              <table:table-cell office:value-type="float" office:value="1.73410404624277">
                <text:p>1.73410404624277</text:p>
              </table:table-cell>
              <table:table-cell office:value-type="float" office:value="17.3410404624277">
                <text:p>17.3410404624277</text:p>
              </table:table-cell>
              <table:table-cell office:value-type="float" office:value="21">
                <text:p>21</text:p>
              </table:table-cell>
              <table:table-cell office:value-type="float" office:value="211">
                <text:p>211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2.21">
                <text:p>12.21</text:p>
              </table:table-cell>
              <table:table-cell office:value-type="float" office:value="1.8018018018018">
                <text:p>1.8018018018018</text:p>
              </table:table-cell>
              <table:table-cell office:value-type="float" office:value="18.018018018018">
                <text:p>18.018018018018</text:p>
              </table:table-cell>
              <table:table-cell office:value-type="float" office:value="22">
                <text:p>22</text:p>
              </table:table-cell>
              <table:table-cell office:value-type="float" office:value="221">
                <text:p>22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2.31">
                <text:p>12.31</text:p>
              </table:table-cell>
              <table:table-cell office:value-type="float" office:value="1.86839967506093">
                <text:p>1.86839967506093</text:p>
              </table:table-cell>
              <table:table-cell office:value-type="float" office:value="18.6839967506093">
                <text:p>18.6839967506093</text:p>
              </table:table-cell>
              <table:table-cell office:value-type="float" office:value="23">
                <text:p>23</text:p>
              </table:table-cell>
              <table:table-cell office:value-type="float" office:value="231">
                <text:p>231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2.41">
                <text:p>12.41</text:p>
              </table:table-cell>
              <table:table-cell office:value-type="float" office:value="1.93392425463336">
                <text:p>1.93392425463336</text:p>
              </table:table-cell>
              <table:table-cell office:value-type="float" office:value="19.3392425463336">
                <text:p>19.3392425463336</text:p>
              </table:table-cell>
              <table:table-cell office:value-type="float" office:value="24">
                <text:p>24</text:p>
              </table:table-cell>
              <table:table-cell office:value-type="float" office:value="241">
                <text:p>241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2.51">
                <text:p>12.51</text:p>
              </table:table-cell>
              <table:table-cell office:value-type="float" office:value="1.99840127897682">
                <text:p>1.99840127897682</text:p>
              </table:table-cell>
              <table:table-cell office:value-type="float" office:value="19.9840127897682">
                <text:p>19.9840127897682</text:p>
              </table:table-cell>
              <table:table-cell office:value-type="float" office:value="25">
                <text:p>25</text:p>
              </table:table-cell>
              <table:table-cell office:value-type="float" office:value="251">
                <text:p>251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2.61">
                <text:p>12.61</text:p>
              </table:table-cell>
              <table:table-cell office:value-type="float" office:value="2.06185567010309">
                <text:p>2.06185567010309</text:p>
              </table:table-cell>
              <table:table-cell office:value-type="float" office:value="20.6185567010309">
                <text:p>20.6185567010309</text:p>
              </table:table-cell>
              <table:table-cell office:value-type="float" office:value="26">
                <text:p>26</text:p>
              </table:table-cell>
              <table:table-cell office:value-type="float" office:value="261">
                <text:p>261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2.71">
                <text:p>12.71</text:p>
              </table:table-cell>
              <table:table-cell office:value-type="float" office:value="2.1243115656963">
                <text:p>2.1243115656963</text:p>
              </table:table-cell>
              <table:table-cell office:value-type="float" office:value="21.243115656963">
                <text:p>21.243115656963</text:p>
              </table:table-cell>
              <table:table-cell office:value-type="float" office:value="27">
                <text:p>27</text:p>
              </table:table-cell>
              <table:table-cell office:value-type="float" office:value="271">
                <text:p>271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2.81">
                <text:p>12.81</text:p>
              </table:table-cell>
              <table:table-cell office:value-type="float" office:value="2.18579234972678">
                <text:p>2.18579234972678</text:p>
              </table:table-cell>
              <table:table-cell office:value-type="float" office:value="21.8579234972678">
                <text:p>21.8579234972678</text:p>
              </table:table-cell>
              <table:table-cell office:value-type="float" office:value="28">
                <text:p>28</text:p>
              </table:table-cell>
              <table:table-cell office:value-type="float" office:value="281">
                <text:p>281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2.91">
                <text:p>12.91</text:p>
              </table:table-cell>
              <table:table-cell office:value-type="float" office:value="2.24632068164214">
                <text:p>2.24632068164214</text:p>
              </table:table-cell>
              <table:table-cell office:value-type="float" office:value="22.4632068164214">
                <text:p>22.4632068164214</text:p>
              </table:table-cell>
              <table:table-cell office:value-type="float" office:value="29">
                <text:p>29</text:p>
              </table:table-cell>
              <table:table-cell office:value-type="float" office:value="291">
                <text:p>291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3.01">
                <text:p>13.01</text:p>
              </table:table-cell>
              <table:table-cell office:value-type="float" office:value="2.30591852421214">
                <text:p>2.30591852421214</text:p>
              </table:table-cell>
              <table:table-cell office:value-type="float" office:value="23.0591852421214">
                <text:p>23.0591852421214</text:p>
              </table:table-cell>
              <table:table-cell office:value-type="float" office:value="30">
                <text:p>30</text:p>
              </table:table-cell>
              <table:table-cell office:value-type="float" office:value="301">
                <text:p>30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3.11">
                <text:p>13.11</text:p>
              </table:table-cell>
              <table:table-cell office:value-type="float" office:value="2.36460717009916">
                <text:p>2.36460717009916</text:p>
              </table:table-cell>
              <table:table-cell office:value-type="float" office:value="23.6460717009916">
                <text:p>23.6460717009916</text:p>
              </table:table-cell>
              <table:table-cell office:value-type="float" office:value="31">
                <text:p>31</text:p>
              </table:table-cell>
              <table:table-cell office:value-type="float" office:value="311">
                <text:p>31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3.21">
                <text:p>13.21</text:p>
              </table:table-cell>
              <table:table-cell office:value-type="float" office:value="2.4224072672218">
                <text:p>2.4224072672218</text:p>
              </table:table-cell>
              <table:table-cell office:value-type="float" office:value="24.224072672218">
                <text:p>24.224072672218</text:p>
              </table:table-cell>
              <table:table-cell office:value-type="float" office:value="32">
                <text:p>32</text:p>
              </table:table-cell>
              <table:table-cell office:value-type="float" office:value="321">
                <text:p>321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3.31">
                <text:p>13.31</text:p>
              </table:table-cell>
              <table:table-cell office:value-type="float" office:value="2.47933884297521">
                <text:p>2.47933884297521</text:p>
              </table:table-cell>
              <table:table-cell office:value-type="float" office:value="24.7933884297521">
                <text:p>24.7933884297521</text:p>
              </table:table-cell>
              <table:table-cell office:value-type="float" office:value="33">
                <text:p>33</text:p>
              </table:table-cell>
              <table:table-cell office:value-type="float" office:value="331">
                <text:p>33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3.41">
                <text:p>13.41</text:p>
              </table:table-cell>
              <table:table-cell office:value-type="float" office:value="2.53542132736764">
                <text:p>2.53542132736764</text:p>
              </table:table-cell>
              <table:table-cell office:value-type="float" office:value="25.3542132736764">
                <text:p>25.3542132736764</text:p>
              </table:table-cell>
              <table:table-cell office:value-type="float" office:value="34">
                <text:p>34</text:p>
              </table:table-cell>
              <table:table-cell office:value-type="float" office:value="341">
                <text:p>34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3.51">
                <text:p>13.51</text:p>
              </table:table-cell>
              <table:table-cell office:value-type="float" office:value="2.59067357512953">
                <text:p>2.59067357512953</text:p>
              </table:table-cell>
              <table:table-cell office:value-type="float" office:value="25.9067357512953">
                <text:p>25.9067357512953</text:p>
              </table:table-cell>
              <table:table-cell office:value-type="float" office:value="35">
                <text:p>35</text:p>
              </table:table-cell>
              <table:table-cell office:value-type="float" office:value="351">
                <text:p>35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3.61">
                <text:p>13.61</text:p>
              </table:table-cell>
              <table:table-cell office:value-type="float" office:value="2.64511388684791">
                <text:p>2.64511388684791</text:p>
              </table:table-cell>
              <table:table-cell office:value-type="float" office:value="26.4511388684791">
                <text:p>26.4511388684791</text:p>
              </table:table-cell>
              <table:table-cell office:value-type="float" office:value="36">
                <text:p>36</text:p>
              </table:table-cell>
              <table:table-cell office:value-type="float" office:value="361">
                <text:p>361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3.71">
                <text:p>13.71</text:p>
              </table:table-cell>
              <table:table-cell office:value-type="float" office:value="2.69876002917578">
                <text:p>2.69876002917578</text:p>
              </table:table-cell>
              <table:table-cell office:value-type="float" office:value="26.9876002917578">
                <text:p>26.9876002917578</text:p>
              </table:table-cell>
              <table:table-cell office:value-type="float" office:value="37">
                <text:p>37</text:p>
              </table:table-cell>
              <table:table-cell office:value-type="float" office:value="371">
                <text:p>371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3.81">
                <text:p>13.81</text:p>
              </table:table-cell>
              <table:table-cell office:value-type="float" office:value="2.75162925416365">
                <text:p>2.75162925416365</text:p>
              </table:table-cell>
              <table:table-cell office:value-type="float" office:value="27.5162925416365">
                <text:p>27.5162925416365</text:p>
              </table:table-cell>
              <table:table-cell office:value-type="float" office:value="38">
                <text:p>38</text:p>
              </table:table-cell>
              <table:table-cell office:value-type="float" office:value="381">
                <text:p>381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3.91">
                <text:p>13.91</text:p>
              </table:table-cell>
              <table:table-cell office:value-type="float" office:value="2.80373831775701">
                <text:p>2.80373831775701</text:p>
              </table:table-cell>
              <table:table-cell office:value-type="float" office:value="28.0373831775701">
                <text:p>28.0373831775701</text:p>
              </table:table-cell>
              <table:table-cell office:value-type="float" office:value="39">
                <text:p>39</text:p>
              </table:table-cell>
              <table:table-cell office:value-type="float" office:value="391">
                <text:p>39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4.01">
                <text:p>14.01</text:p>
              </table:table-cell>
              <table:table-cell office:value-type="float" office:value="2.85510349750178">
                <text:p>2.85510349750178</text:p>
              </table:table-cell>
              <table:table-cell office:value-type="float" office:value="28.5510349750178">
                <text:p>28.5510349750178</text:p>
              </table:table-cell>
              <table:table-cell office:value-type="float" office:value="40">
                <text:p>40</text:p>
              </table:table-cell>
              <table:table-cell office:value-type="float" office:value="401">
                <text:p>4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4.11">
                <text:p>14.11</text:p>
              </table:table-cell>
              <table:table-cell office:value-type="float" office:value="2.90574060949681">
                <text:p>2.90574060949681</text:p>
              </table:table-cell>
              <table:table-cell office:value-type="float" office:value="29.0574060949681">
                <text:p>29.0574060949681</text:p>
              </table:table-cell>
              <table:table-cell office:value-type="float" office:value="41">
                <text:p>41</text:p>
              </table:table-cell>
              <table:table-cell office:value-type="float" office:value="411">
                <text:p>41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4.21">
                <text:p>14.21</text:p>
              </table:table-cell>
              <table:table-cell office:value-type="float" office:value="2.95566502463054">
                <text:p>2.95566502463054</text:p>
              </table:table-cell>
              <table:table-cell office:value-type="float" office:value="29.5566502463054">
                <text:p>29.5566502463054</text:p>
              </table:table-cell>
              <table:table-cell office:value-type="float" office:value="42">
                <text:p>42</text:p>
              </table:table-cell>
              <table:table-cell office:value-type="float" office:value="421">
                <text:p>42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4.31">
                <text:p>14.31</text:p>
              </table:table-cell>
              <table:table-cell office:value-type="float" office:value="3.00489168413697">
                <text:p>3.00489168413697</text:p>
              </table:table-cell>
              <table:table-cell office:value-type="float" office:value="30.0489168413697">
                <text:p>30.0489168413697</text:p>
              </table:table-cell>
              <table:table-cell office:value-type="float" office:value="43">
                <text:p>43</text:p>
              </table:table-cell>
              <table:table-cell office:value-type="float" office:value="431">
                <text:p>431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4.41">
                <text:p>14.41</text:p>
              </table:table-cell>
              <table:table-cell office:value-type="float" office:value="3.05343511450382">
                <text:p>3.05343511450382</text:p>
              </table:table-cell>
              <table:table-cell office:value-type="float" office:value="30.5343511450382">
                <text:p>30.5343511450382</text:p>
              </table:table-cell>
              <table:table-cell office:value-type="float" office:value="44">
                <text:p>44</text:p>
              </table:table-cell>
              <table:table-cell office:value-type="float" office:value="441">
                <text:p>441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4.51">
                <text:p>14.51</text:p>
              </table:table-cell>
              <table:table-cell office:value-type="float" office:value="3.1013094417643">
                <text:p>3.1013094417643</text:p>
              </table:table-cell>
              <table:table-cell office:value-type="float" office:value="31.013094417643">
                <text:p>31.013094417643</text:p>
              </table:table-cell>
              <table:table-cell office:value-type="float" office:value="45">
                <text:p>45</text:p>
              </table:table-cell>
              <table:table-cell office:value-type="float" office:value="451">
                <text:p>451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4.61">
                <text:p>14.61</text:p>
              </table:table-cell>
              <table:table-cell office:value-type="float" office:value="3.14852840520192">
                <text:p>3.14852840520192</text:p>
              </table:table-cell>
              <table:table-cell office:value-type="float" office:value="31.4852840520192">
                <text:p>31.4852840520192</text:p>
              </table:table-cell>
              <table:table-cell office:value-type="float" office:value="46">
                <text:p>46</text:p>
              </table:table-cell>
              <table:table-cell office:value-type="float" office:value="461">
                <text:p>461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4.71">
                <text:p>14.71</text:p>
              </table:table-cell>
              <table:table-cell office:value-type="float" office:value="3.19510537049626">
                <text:p>3.19510537049626</text:p>
              </table:table-cell>
              <table:table-cell office:value-type="float" office:value="31.9510537049626">
                <text:p>31.9510537049626</text:p>
              </table:table-cell>
              <table:table-cell office:value-type="float" office:value="47">
                <text:p>47</text:p>
              </table:table-cell>
              <table:table-cell office:value-type="float" office:value="471">
                <text:p>471</text:p>
              </table:table-cell>
              <table:table-cell office:value-type="float" office:value="4.71">
                <text:p>4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13cm" svg:y="2.458cm" style:legend-expansion="high" chart:style-name="ch2"/>
        <chart:plot-area chart:style-name="ch3" table:cell-range-address="MonsterSlain.B3:MonsterSlain.I50" chart:data-source-has-labels="row" svg:x="0.32cm" svg:y="0.18cm" svg:width="10.973cm" svg:height="8.64cm">
          <chartooo:coordinate-region svg:x="0.941cm" svg:y="0.379cm" svg:width="10.3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nsterSlain.B4:MonsterSlain.B50" chart:label-cell-address="MonsterSlain.B3:MonsterSlain.B3" chart:class="chart:line">
            <chart:data-point chart:repeated="47"/>
          </chart:series>
          <chart:series chart:style-name="ch7" chart:values-cell-range-address="MonsterSlain.C4:MonsterSlain.C50" chart:label-cell-address="MonsterSlain.C3:MonsterSlain.C3" chart:class="chart:line">
            <chart:data-point chart:repeated="47"/>
          </chart:series>
          <chart:series chart:style-name="ch8" chart:values-cell-range-address="MonsterSlain.D4:MonsterSlain.D50" chart:label-cell-address="MonsterSlain.D3:MonsterSlain.D3" chart:class="chart:line">
            <chart:data-point chart:repeated="47"/>
          </chart:series>
          <chart:series chart:style-name="ch9" chart:values-cell-range-address="MonsterSlain.E4:MonsterSlain.E50" chart:label-cell-address="MonsterSlain.E3:MonsterSlain.E3" chart:class="chart:line">
            <chart:data-point chart:repeated="47"/>
          </chart:series>
          <chart:series chart:style-name="ch10" chart:values-cell-range-address="MonsterSlain.F4:MonsterSlain.F50" chart:label-cell-address="MonsterSlain.F3:MonsterSlain.F3" chart:class="chart:line">
            <chart:data-point chart:repeated="47"/>
          </chart:series>
          <chart:series chart:style-name="ch11" chart:values-cell-range-address="MonsterSlain.G4:MonsterSlain.G50" chart:label-cell-address="MonsterSlain.G3:MonsterSlain.G3" chart:class="chart:line">
            <chart:data-point chart:repeated="47"/>
          </chart:series>
          <chart:series chart:style-name="ch12" chart:values-cell-range-address="MonsterSlain.H4:MonsterSlain.H50" chart:label-cell-address="MonsterSlain.H3:MonsterSlain.H3" chart:class="chart:line">
            <chart:data-point chart:repeated="47"/>
          </chart:series>
          <chart:series chart:style-name="ch13" chart:values-cell-range-address="MonsterSlain.I4:MonsterSlain.I50" chart:label-cell-address="MonsterSlain.I3:MonsterSlain.I3" chart:class="chart:line">
            <chart:data-point chart:repeated="4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ystals</text:p>
                <draw:g>
                  <svg:desc>MonsterSlain.B3:MonsterSlain.B3</svg:desc>
                </draw:g>
              </table:table-cell>
              <table:table-cell office:value-type="string">
                <text:p>Monsters slain</text:p>
                <draw:g>
                  <svg:desc>MonsterSlain.C3:MonsterSlain.C3</svg:desc>
                </draw:g>
              </table:table-cell>
              <table:table-cell office:value-type="string">
                <text:p>Max Mana</text:p>
                <draw:g>
                  <svg:desc>MonsterSlain.D3:MonsterSlain.D3</svg:desc>
                </draw:g>
              </table:table-cell>
              <table:table-cell office:value-type="string">
                <text:p>Mana/s</text:p>
                <draw:g>
                  <svg:desc>MonsterSlain.E3:MonsterSlain.E3</svg:desc>
                </draw:g>
              </table:table-cell>
              <table:table-cell office:value-type="string">
                <text:p>Click Cost</text:p>
                <draw:g>
                  <svg:desc>MonsterSlain.F3:MonsterSlain.F3</svg:desc>
                </draw:g>
              </table:table-cell>
              <table:table-cell office:value-type="string">
                <text:p>DMG/click</text:p>
                <draw:g>
                  <svg:desc>MonsterSlain.G3:MonsterSlain.G3</svg:desc>
                </draw:g>
              </table:table-cell>
              <table:table-cell office:value-type="string">
                <text:p>Monster Health</text:p>
                <draw:g>
                  <svg:desc>MonsterSlain.H3:MonsterSlain.H3</svg:desc>
                </draw:g>
              </table:table-cell>
              <table:table-cell office:value-type="string">
                <text:p>Max Mana Increase</text:p>
                <draw:g>
                  <svg:desc>MonsterSlain.I3:MonsterSlain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nsterSlain.B4:MonsterSlain.B50</svg:desc>
                </draw:g>
              </table:table-cell>
              <table:table-cell office:value-type="float" office:value="0">
                <text:p>0</text:p>
                <draw:g>
                  <svg:desc>MonsterSlain.C4:MonsterSlain.C50</svg:desc>
                </draw:g>
              </table:table-cell>
              <table:table-cell office:value-type="float" office:value="10">
                <text:p>10</text:p>
                <draw:g>
                  <svg:desc>MonsterSlain.D4:MonsterSlain.D50</svg:desc>
                </draw:g>
              </table:table-cell>
              <table:table-cell office:value-type="float" office:value="0.1">
                <text:p>0.1</text:p>
                <draw:g>
                  <svg:desc>MonsterSlain.E4:MonsterSlain.E50</svg:desc>
                </draw:g>
              </table:table-cell>
              <table:table-cell office:value-type="float" office:value="1">
                <text:p>1</text:p>
                <draw:g>
                  <svg:desc>MonsterSlain.F4:MonsterSlain.F50</svg:desc>
                </draw:g>
              </table:table-cell>
              <table:table-cell office:value-type="float" office:value="1">
                <text:p>1</text:p>
                <draw:g>
                  <svg:desc>MonsterSlain.G4:MonsterSlain.G50</svg:desc>
                </draw:g>
              </table:table-cell>
              <table:table-cell office:value-type="float" office:value="10">
                <text:p>10</text:p>
                <draw:g>
                  <svg:desc>MonsterSlain.H4:MonsterSlain.H50</svg:desc>
                </draw:g>
              </table:table-cell>
              <table:table-cell office:value-type="float" office:value="0.1">
                <text:p>0.1</text:p>
                <draw:g>
                  <svg:desc>MonsterSlain.I4:MonsterSlain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11">
                <text:p>10.11</text:p>
              </table:table-cell>
              <table:table-cell office:value-type="float" office:value="0.0989119683481701">
                <text:p>0.0989119683481701</text:p>
              </table:table-cell>
              <table:table-cell office:value-type="float" office:value="0.989119683481701">
                <text:p>0.98911968348170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24">
                <text:p>10.24</text:p>
              </table:table-cell>
              <table:table-cell office:value-type="float" office:value="0.1953125">
                <text:p>0.1953125</text:p>
              </table:table-cell>
              <table:table-cell office:value-type="float" office:value="0.9765625">
                <text:p>0.976562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.39">
                <text:p>10.39</text:p>
              </table:table-cell>
              <table:table-cell office:value-type="float" office:value="0.288739172281039">
                <text:p>0.288739172281039</text:p>
              </table:table-cell>
              <table:table-cell office:value-type="float" office:value="0.962463907603465">
                <text:p>0.96246390760346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56">
                <text:p>10.56</text:p>
              </table:table-cell>
              <table:table-cell office:value-type="float" office:value="0.378787878787879">
                <text:p>0.378787878787879</text:p>
              </table:table-cell>
              <table:table-cell office:value-type="float" office:value="0.946969696969697">
                <text:p>0.946969696969697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.75">
                <text:p>10.75</text:p>
              </table:table-cell>
              <table:table-cell office:value-type="float" office:value="0.465116279069767">
                <text:p>0.465116279069767</text:p>
              </table:table-cell>
              <table:table-cell office:value-type="float" office:value="0.930232558139535">
                <text:p>0.93023255813953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0.96">
                <text:p>10.96</text:p>
              </table:table-cell>
              <table:table-cell office:value-type="float" office:value="0.547445255474453">
                <text:p>0.547445255474453</text:p>
              </table:table-cell>
              <table:table-cell office:value-type="float" office:value="0.912408759124087">
                <text:p>0.91240875912408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1.19">
                <text:p>11.19</text:p>
              </table:table-cell>
              <table:table-cell office:value-type="float" office:value="0.625558534405719">
                <text:p>0.625558534405719</text:p>
              </table:table-cell>
              <table:table-cell office:value-type="float" office:value="0.893655049151028">
                <text:p>0.89365504915102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1.44">
                <text:p>11.44</text:p>
              </table:table-cell>
              <table:table-cell office:value-type="float" office:value="0.699300699300699">
                <text:p>0.699300699300699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1.71">
                <text:p>11.71</text:p>
              </table:table-cell>
              <table:table-cell office:value-type="float" office:value="0.768573868488471">
                <text:p>0.768573868488471</text:p>
              </table:table-cell>
              <table:table-cell office:value-type="float" office:value="0.85397096498719">
                <text:p>0.85397096498719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2.31">
                <text:p>12.31</text:p>
              </table:table-cell>
              <table:table-cell office:value-type="float" office:value="0.893582453290008">
                <text:p>0.893582453290008</text:p>
              </table:table-cell>
              <table:table-cell office:value-type="float" office:value="0.812347684809098">
                <text:p>0.812347684809098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2.64">
                <text:p>12.64</text:p>
              </table:table-cell>
              <table:table-cell office:value-type="float" office:value="0.949367088607595">
                <text:p>0.949367088607595</text:p>
              </table:table-cell>
              <table:table-cell office:value-type="float" office:value="0.791139240506329">
                <text:p>0.791139240506329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2.99">
                <text:p>12.99</text:p>
              </table:table-cell>
              <table:table-cell office:value-type="float" office:value="1.00076982294072">
                <text:p>1.00076982294072</text:p>
              </table:table-cell>
              <table:table-cell office:value-type="float" office:value="0.769822940723634">
                <text:p>0.769822940723634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3.36">
                <text:p>13.36</text:p>
              </table:table-cell>
              <table:table-cell office:value-type="float" office:value="1.04790419161677">
                <text:p>1.04790419161677</text:p>
              </table:table-cell>
              <table:table-cell office:value-type="float" office:value="0.748502994011976">
                <text:p>0.748502994011976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3.75">
                <text:p>13.75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4.16">
                <text:p>14.16</text:p>
              </table:table-cell>
              <table:table-cell office:value-type="float" office:value="1.12994350282486">
                <text:p>1.12994350282486</text:p>
              </table:table-cell>
              <table:table-cell office:value-type="float" office:value="0.706214689265537">
                <text:p>0.706214689265537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4.59">
                <text:p>14.59</text:p>
              </table:table-cell>
              <table:table-cell office:value-type="float" office:value="1.16518163125428">
                <text:p>1.16518163125428</text:p>
              </table:table-cell>
              <table:table-cell office:value-type="float" office:value="0.685400959561343">
                <text:p>0.685400959561343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5.04">
                <text:p>15.04</text:p>
              </table:table-cell>
              <table:table-cell office:value-type="float" office:value="1.1968085106383">
                <text:p>1.1968085106383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5.51">
                <text:p>15.51</text:p>
              </table:table-cell>
              <table:table-cell office:value-type="float" office:value="1.22501611863314">
                <text:p>1.22501611863314</text:p>
              </table:table-cell>
              <table:table-cell office:value-type="float" office:value="0.644745325596389">
                <text:p>0.644745325596389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6.51">
                <text:p>16.51</text:p>
              </table:table-cell>
              <table:table-cell office:value-type="float" office:value="1.27195639006663">
                <text:p>1.27195639006663</text:p>
              </table:table-cell>
              <table:table-cell office:value-type="float" office:value="0.605693519079346">
                <text:p>0.605693519079346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7.04">
                <text:p>17.04</text:p>
              </table:table-cell>
              <table:table-cell office:value-type="float" office:value="1.29107981220657">
                <text:p>1.29107981220657</text:p>
              </table:table-cell>
              <table:table-cell office:value-type="float" office:value="0.586854460093897">
                <text:p>0.586854460093897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17.59">
                <text:p>17.59</text:p>
              </table:table-cell>
              <table:table-cell office:value-type="float" office:value="1.30756111426947">
                <text:p>1.30756111426947</text:p>
              </table:table-cell>
              <table:table-cell office:value-type="float" office:value="0.568504832291074">
                <text:p>0.568504832291074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8.16">
                <text:p>18.16</text:p>
              </table:table-cell>
              <table:table-cell office:value-type="float" office:value="1.3215859030837">
                <text:p>1.3215859030837</text:p>
              </table:table-cell>
              <table:table-cell office:value-type="float" office:value="0.550660792951542">
                <text:p>0.550660792951542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8.75">
                <text:p>18.7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9.36">
                <text:p>19.36</text:p>
              </table:table-cell>
              <table:table-cell office:value-type="float" office:value="1.34297520661157">
                <text:p>1.34297520661157</text:p>
              </table:table-cell>
              <table:table-cell office:value-type="float" office:value="0.516528925619835">
                <text:p>0.516528925619835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19.99">
                <text:p>19.99</text:p>
              </table:table-cell>
              <table:table-cell office:value-type="float" office:value="1.35067533766883">
                <text:p>1.35067533766883</text:p>
              </table:table-cell>
              <table:table-cell office:value-type="float" office:value="0.500250125062531">
                <text:p>0.500250125062531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20.64">
                <text:p>20.64</text:p>
              </table:table-cell>
              <table:table-cell office:value-type="float" office:value="1.35658914728682">
                <text:p>1.35658914728682</text:p>
              </table:table-cell>
              <table:table-cell office:value-type="float" office:value="0.484496124031008">
                <text:p>0.484496124031008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21.31">
                <text:p>21.31</text:p>
              </table:table-cell>
              <table:table-cell office:value-type="float" office:value="1.3608634443923">
                <text:p>1.3608634443923</text:p>
              </table:table-cell>
              <table:table-cell office:value-type="float" office:value="0.469263256687001">
                <text:p>0.469263256687001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1.36363636363636">
                <text:p>1.3636363636363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22.71">
                <text:p>22.71</text:p>
              </table:table-cell>
              <table:table-cell office:value-type="float" office:value="1.36503742844562">
                <text:p>1.36503742844562</text:p>
              </table:table-cell>
              <table:table-cell office:value-type="float" office:value="0.440334654337296">
                <text:p>0.440334654337296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23.44">
                <text:p>23.44</text:p>
              </table:table-cell>
              <table:table-cell office:value-type="float" office:value="1.36518771331058">
                <text:p>1.36518771331058</text:p>
              </table:table-cell>
              <table:table-cell office:value-type="float" office:value="0.426621160409556">
                <text:p>0.426621160409556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24.19">
                <text:p>24.19</text:p>
              </table:table-cell>
              <table:table-cell office:value-type="float" office:value="1.36420008267879">
                <text:p>1.36420008267879</text:p>
              </table:table-cell>
              <table:table-cell office:value-type="float" office:value="0.413393964448119">
                <text:p>0.413393964448119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24.96">
                <text:p>24.96</text:p>
              </table:table-cell>
              <table:table-cell office:value-type="float" office:value="1.36217948717949">
                <text:p>1.36217948717949</text:p>
              </table:table-cell>
              <table:table-cell office:value-type="float" office:value="0.400641025641026">
                <text:p>0.400641025641026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25.75">
                <text:p>25.75</text:p>
              </table:table-cell>
              <table:table-cell office:value-type="float" office:value="1.35922330097087">
                <text:p>1.35922330097087</text:p>
              </table:table-cell>
              <table:table-cell office:value-type="float" office:value="0.388349514563107">
                <text:p>0.388349514563107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26.56">
                <text:p>26.56</text:p>
              </table:table-cell>
              <table:table-cell office:value-type="float" office:value="1.35542168674699">
                <text:p>1.35542168674699</text:p>
              </table:table-cell>
              <table:table-cell office:value-type="float" office:value="0.376506024096385">
                <text:p>0.376506024096385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27.39">
                <text:p>27.39</text:p>
              </table:table-cell>
              <table:table-cell office:value-type="float" office:value="1.350857977364">
                <text:p>1.350857977364</text:p>
              </table:table-cell>
              <table:table-cell office:value-type="float" office:value="0.365096750638919">
                <text:p>0.365096750638919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28.24">
                <text:p>28.24</text:p>
              </table:table-cell>
              <table:table-cell office:value-type="float" office:value="1.34560906515581">
                <text:p>1.34560906515581</text:p>
              </table:table-cell>
              <table:table-cell office:value-type="float" office:value="0.354107648725212">
                <text:p>0.354107648725212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29.11">
                <text:p>29.11</text:p>
              </table:table-cell>
              <table:table-cell office:value-type="float" office:value="1.33974579182412">
                <text:p>1.33974579182412</text:p>
              </table:table-cell>
              <table:table-cell office:value-type="float" office:value="0.343524562006183">
                <text:p>0.343524562006183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30.91">
                <text:p>30.91</text:p>
              </table:table-cell>
              <table:table-cell office:value-type="float" office:value="1.3264315755419">
                <text:p>1.3264315755419</text:p>
              </table:table-cell>
              <table:table-cell office:value-type="float" office:value="0.323519896473633">
                <text:p>0.323519896473633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  <table:table-cell office:value-type="float" office:value="31.84">
                <text:p>31.84</text:p>
              </table:table-cell>
              <table:table-cell office:value-type="float" office:value="1.31909547738693">
                <text:p>1.31909547738693</text:p>
              </table:table-cell>
              <table:table-cell office:value-type="float" office:value="0.314070351758794">
                <text:p>0.314070351758794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32.79">
                <text:p>32.79</text:p>
              </table:table-cell>
              <table:table-cell office:value-type="float" office:value="1.31137541933516">
                <text:p>1.31137541933516</text:p>
              </table:table-cell>
              <table:table-cell office:value-type="float" office:value="0.304971027752363">
                <text:p>0.304971027752363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  <table:table-cell office:value-type="float" office:value="33.76">
                <text:p>33.76</text:p>
              </table:table-cell>
              <table:table-cell office:value-type="float" office:value="1.30331753554502">
                <text:p>1.30331753554502</text:p>
              </table:table-cell>
              <table:table-cell office:value-type="float" office:value="0.296208530805687">
                <text:p>0.296208530805687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34.75">
                <text:p>34.75</text:p>
              </table:table-cell>
              <table:table-cell office:value-type="float" office:value="1.29496402877698">
                <text:p>1.29496402877698</text:p>
              </table:table-cell>
              <table:table-cell office:value-type="float" office:value="0.287769784172662">
                <text:p>0.287769784172662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35.76">
                <text:p>35.76</text:p>
              </table:table-cell>
              <table:table-cell office:value-type="float" office:value="1.28635346756152">
                <text:p>1.28635346756152</text:p>
              </table:table-cell>
              <table:table-cell office:value-type="float" office:value="0.279642058165548">
                <text:p>0.279642058165548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13cm" svg:y="2.458cm" style:legend-expansion="high" chart:style-name="ch2"/>
        <chart:plot-area chart:style-name="ch3" table:cell-range-address="Both.B3:Both.I50" chart:data-source-has-labels="row" svg:x="0.32cm" svg:y="0.18cm" svg:width="10.973cm" svg:height="8.64cm">
          <chartooo:coordinate-region svg:x="1.127cm" svg:y="0.379cm" svg:width="10.16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oth.B4:Both.B50" chart:label-cell-address="Both.B3:Both.B3" chart:class="chart:line">
            <chart:data-point chart:repeated="47"/>
          </chart:series>
          <chart:series chart:style-name="ch7" chart:values-cell-range-address="Both.C4:Both.C50" chart:label-cell-address="Both.C3:Both.C3" chart:class="chart:line">
            <chart:data-point chart:repeated="47"/>
          </chart:series>
          <chart:series chart:style-name="ch8" chart:values-cell-range-address="Both.D4:Both.D50" chart:label-cell-address="Both.D3:Both.D3" chart:class="chart:line">
            <chart:data-point chart:repeated="47"/>
          </chart:series>
          <chart:series chart:style-name="ch9" chart:values-cell-range-address="Both.E4:Both.E50" chart:label-cell-address="Both.E3:Both.E3" chart:class="chart:line">
            <chart:data-point chart:repeated="47"/>
          </chart:series>
          <chart:series chart:style-name="ch10" chart:values-cell-range-address="Both.F4:Both.F50" chart:label-cell-address="Both.F3:Both.F3" chart:class="chart:line">
            <chart:data-point chart:repeated="47"/>
          </chart:series>
          <chart:series chart:style-name="ch11" chart:values-cell-range-address="Both.G4:Both.G50" chart:label-cell-address="Both.G3:Both.G3" chart:class="chart:line">
            <chart:data-point chart:repeated="47"/>
          </chart:series>
          <chart:series chart:style-name="ch12" chart:values-cell-range-address="Both.H4:Both.H50" chart:label-cell-address="Both.H3:Both.H3" chart:class="chart:line">
            <chart:data-point chart:repeated="47"/>
          </chart:series>
          <chart:series chart:style-name="ch13" chart:values-cell-range-address="Both.I4:Both.I50" chart:label-cell-address="Both.I3:Both.I3" chart:class="chart:line">
            <chart:data-point chart:repeated="4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ystals</text:p>
                <draw:g>
                  <svg:desc>Both.B3:Both.B3</svg:desc>
                </draw:g>
              </table:table-cell>
              <table:table-cell office:value-type="string">
                <text:p>Monsters slain</text:p>
                <draw:g>
                  <svg:desc>Both.C3:Both.C3</svg:desc>
                </draw:g>
              </table:table-cell>
              <table:table-cell office:value-type="string">
                <text:p>Max Mana</text:p>
                <draw:g>
                  <svg:desc>Both.D3:Both.D3</svg:desc>
                </draw:g>
              </table:table-cell>
              <table:table-cell office:value-type="string">
                <text:p>Mana/s</text:p>
                <draw:g>
                  <svg:desc>Both.E3:Both.E3</svg:desc>
                </draw:g>
              </table:table-cell>
              <table:table-cell office:value-type="string">
                <text:p>Click Cost</text:p>
                <draw:g>
                  <svg:desc>Both.F3:Both.F3</svg:desc>
                </draw:g>
              </table:table-cell>
              <table:table-cell office:value-type="string">
                <text:p>DMG/click</text:p>
                <draw:g>
                  <svg:desc>Both.G3:Both.G3</svg:desc>
                </draw:g>
              </table:table-cell>
              <table:table-cell office:value-type="string">
                <text:p>Monster Health</text:p>
                <draw:g>
                  <svg:desc>Both.H3:Both.H3</svg:desc>
                </draw:g>
              </table:table-cell>
              <table:table-cell office:value-type="string">
                <text:p>Max Mana Increase</text:p>
                <draw:g>
                  <svg:desc>Both.I3:Both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oth.B4:Both.B50</svg:desc>
                </draw:g>
              </table:table-cell>
              <table:table-cell office:value-type="float" office:value="0">
                <text:p>0</text:p>
                <draw:g>
                  <svg:desc>Both.C4:Both.C50</svg:desc>
                </draw:g>
              </table:table-cell>
              <table:table-cell office:value-type="float" office:value="10">
                <text:p>10</text:p>
                <draw:g>
                  <svg:desc>Both.D4:Both.D50</svg:desc>
                </draw:g>
              </table:table-cell>
              <table:table-cell office:value-type="float" office:value="0.1">
                <text:p>0.1</text:p>
                <draw:g>
                  <svg:desc>Both.E4:Both.E50</svg:desc>
                </draw:g>
              </table:table-cell>
              <table:table-cell office:value-type="float" office:value="1">
                <text:p>1</text:p>
                <draw:g>
                  <svg:desc>Both.F4:Both.F50</svg:desc>
                </draw:g>
              </table:table-cell>
              <table:table-cell office:value-type="float" office:value="1">
                <text:p>1</text:p>
                <draw:g>
                  <svg:desc>Both.G4:Both.G50</svg:desc>
                </draw:g>
              </table:table-cell>
              <table:table-cell office:value-type="float" office:value="10">
                <text:p>10</text:p>
                <draw:g>
                  <svg:desc>Both.H4:Both.H50</svg:desc>
                </draw:g>
              </table:table-cell>
              <table:table-cell office:value-type="float" office:value="0.1">
                <text:p>0.1</text:p>
                <draw:g>
                  <svg:desc>Both.I4:Both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11">
                <text:p>10.11</text:p>
              </table:table-cell>
              <table:table-cell office:value-type="float" office:value="0.0989119683481701">
                <text:p>0.0989119683481701</text:p>
              </table:table-cell>
              <table:table-cell office:value-type="float" office:value="0.989119683481701">
                <text:p>0.98911968348170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44">
                <text:p>10.44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91570881226054">
                <text:p>1.91570881226054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99">
                <text:p>10.99</text:p>
              </table:table-cell>
              <table:table-cell office:value-type="float" office:value="0.818926296633303">
                <text:p>0.818926296633303</text:p>
              </table:table-cell>
              <table:table-cell office:value-type="float" office:value="2.72975432211101">
                <text:p>2.72975432211101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76">
                <text:p>11.76</text:p>
              </table:table-cell>
              <table:table-cell office:value-type="float" office:value="1.36054421768707">
                <text:p>1.36054421768707</text:p>
              </table:table-cell>
              <table:table-cell office:value-type="float" office:value="3.40136054421769">
                <text:p>3.40136054421769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75">
                <text:p>12.75</text:p>
              </table:table-cell>
              <table:table-cell office:value-type="float" office:value="1.96078431372549">
                <text:p>1.96078431372549</text:p>
              </table:table-cell>
              <table:table-cell office:value-type="float" office:value="3.92156862745098">
                <text:p>3.92156862745098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96">
                <text:p>13.96</text:p>
              </table:table-cell>
              <table:table-cell office:value-type="float" office:value="2.57879656160458">
                <text:p>2.57879656160458</text:p>
              </table:table-cell>
              <table:table-cell office:value-type="float" office:value="4.29799426934097">
                <text:p>4.29799426934097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.39">
                <text:p>15.39</text:p>
              </table:table-cell>
              <table:table-cell office:value-type="float" office:value="3.18388564002599">
                <text:p>3.18388564002599</text:p>
              </table:table-cell>
              <table:table-cell office:value-type="float" office:value="4.54840805717999">
                <text:p>4.54840805717999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.04">
                <text:p>17.04</text:p>
              </table:table-cell>
              <table:table-cell office:value-type="float" office:value="3.75586854460094">
                <text:p>3.75586854460094</text:p>
              </table:table-cell>
              <table:table-cell office:value-type="float" office:value="4.69483568075117">
                <text:p>4.69483568075117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.91">
                <text:p>18.91</text:p>
              </table:table-cell>
              <table:table-cell office:value-type="float" office:value="4.28344791115812">
                <text:p>4.28344791115812</text:p>
              </table:table-cell>
              <table:table-cell office:value-type="float" office:value="4.75938656795346">
                <text:p>4.75938656795346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10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.31">
                <text:p>23.31</text:p>
              </table:table-cell>
              <table:table-cell office:value-type="float" office:value="5.19090519090519">
                <text:p>5.19090519090519</text:p>
              </table:table-cell>
              <table:table-cell office:value-type="float" office:value="4.71900471900472">
                <text:p>4.71900471900472</text:p>
              </table:table-cell>
              <table:table-cell office:value-type="float" office:value="11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.84">
                <text:p>25.84</text:p>
              </table:table-cell>
              <table:table-cell office:value-type="float" office:value="5.57275541795666">
                <text:p>5.57275541795666</text:p>
              </table:table-cell>
              <table:table-cell office:value-type="float" office:value="4.64396284829721">
                <text:p>4.64396284829721</text:p>
              </table:table-cell>
              <table:table-cell office:value-type="float" office:value="12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8.59">
                <text:p>28.59</text:p>
              </table:table-cell>
              <table:table-cell office:value-type="float" office:value="5.91115774746415">
                <text:p>5.91115774746415</text:p>
              </table:table-cell>
              <table:table-cell office:value-type="float" office:value="4.54704442112627">
                <text:p>4.54704442112627</text:p>
              </table:table-cell>
              <table:table-cell office:value-type="float" office:value="13">
                <text:p>13</text:p>
              </table:table-cell>
              <table:table-cell office:value-type="float" office:value="143">
                <text:p>143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1.56">
                <text:p>31.56</text:p>
              </table:table-cell>
              <table:table-cell office:value-type="float" office:value="6.21039290240811">
                <text:p>6.21039290240811</text:p>
              </table:table-cell>
              <table:table-cell office:value-type="float" office:value="4.43599493029151">
                <text:p>4.43599493029151</text:p>
              </table:table-cell>
              <table:table-cell office:value-type="float" office:value="14">
                <text:p>14</text:p>
              </table:table-cell>
              <table:table-cell office:value-type="float" office:value="154">
                <text:p>154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4.75">
                <text:p>34.75</text:p>
              </table:table-cell>
              <table:table-cell office:value-type="float" office:value="6.47482014388489">
                <text:p>6.47482014388489</text:p>
              </table:table-cell>
              <table:table-cell office:value-type="float" office:value="4.31654676258993">
                <text:p>4.31654676258993</text:p>
              </table:table-cell>
              <table:table-cell office:value-type="float" office:value="15">
                <text:p>15</text:p>
              </table:table-cell>
              <table:table-cell office:value-type="float" office:value="165">
                <text:p>1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8.16">
                <text:p>38.16</text:p>
              </table:table-cell>
              <table:table-cell office:value-type="float" office:value="6.70859538784067">
                <text:p>6.70859538784067</text:p>
              </table:table-cell>
              <table:table-cell office:value-type="float" office:value="4.19287211740042">
                <text:p>4.19287211740042</text:p>
              </table:table-cell>
              <table:table-cell office:value-type="float" office:value="16">
                <text:p>16</text:p>
              </table:table-cell>
              <table:table-cell office:value-type="float" office:value="176">
                <text:p>17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1.79">
                <text:p>41.79</text:p>
              </table:table-cell>
              <table:table-cell office:value-type="float" office:value="6.91553003110792">
                <text:p>6.91553003110792</text:p>
              </table:table-cell>
              <table:table-cell office:value-type="float" office:value="4.06795884182819">
                <text:p>4.06795884182819</text:p>
              </table:table-cell>
              <table:table-cell office:value-type="float" office:value="17">
                <text:p>17</text:p>
              </table:table-cell>
              <table:table-cell office:value-type="float" office:value="187">
                <text:p>18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5.64">
                <text:p>45.64</text:p>
              </table:table-cell>
              <table:table-cell office:value-type="float" office:value="7.09903593339176">
                <text:p>7.09903593339176</text:p>
              </table:table-cell>
              <table:table-cell office:value-type="float" office:value="3.94390885188431">
                <text:p>3.94390885188431</text:p>
              </table:table-cell>
              <table:table-cell office:value-type="float" office:value="18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9.71">
                <text:p>49.71</text:p>
              </table:table-cell>
              <table:table-cell office:value-type="float" office:value="7.26212029772682">
                <text:p>7.26212029772682</text:p>
              </table:table-cell>
              <table:table-cell office:value-type="float" office:value="3.82216857775096">
                <text:p>3.82216857775096</text:p>
              </table:table-cell>
              <table:table-cell office:value-type="float" office:value="19">
                <text:p>19</text:p>
              </table:table-cell>
              <table:table-cell office:value-type="float" office:value="209">
                <text:p>209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7.40740740740741">
                <text:p>7.40740740740741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20">
                <text:p>20</text:p>
              </table:table-cell>
              <table:table-cell office:value-type="float" office:value="220">
                <text:p>22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8.51">
                <text:p>58.51</text:p>
              </table:table-cell>
              <table:table-cell office:value-type="float" office:value="7.53717313279781">
                <text:p>7.53717313279781</text:p>
              </table:table-cell>
              <table:table-cell office:value-type="float" office:value="3.58913006323705">
                <text:p>3.58913006323705</text:p>
              </table:table-cell>
              <table:table-cell office:value-type="float" office:value="21">
                <text:p>21</text:p>
              </table:table-cell>
              <table:table-cell office:value-type="float" office:value="231">
                <text:p>231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3.24">
                <text:p>63.24</text:p>
              </table:table-cell>
              <table:table-cell office:value-type="float" office:value="7.65338393421885">
                <text:p>7.65338393421885</text:p>
              </table:table-cell>
              <table:table-cell office:value-type="float" office:value="3.47881087919039">
                <text:p>3.47881087919039</text:p>
              </table:table-cell>
              <table:table-cell office:value-type="float" office:value="22">
                <text:p>22</text:p>
              </table:table-cell>
              <table:table-cell office:value-type="float" office:value="242">
                <text:p>242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.19">
                <text:p>68.19</text:p>
              </table:table-cell>
              <table:table-cell office:value-type="float" office:value="7.75773573837806">
                <text:p>7.75773573837806</text:p>
              </table:table-cell>
              <table:table-cell office:value-type="float" office:value="3.3729285819035">
                <text:p>3.3729285819035</text:p>
              </table:table-cell>
              <table:table-cell office:value-type="float" office:value="23">
                <text:p>23</text:p>
              </table:table-cell>
              <table:table-cell office:value-type="float" office:value="253">
                <text:p>253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3.36">
                <text:p>73.36</text:p>
              </table:table-cell>
              <table:table-cell office:value-type="float" office:value="7.85169029443839">
                <text:p>7.85169029443839</text:p>
              </table:table-cell>
              <table:table-cell office:value-type="float" office:value="3.27153762268266">
                <text:p>3.27153762268266</text:p>
              </table:table-cell>
              <table:table-cell office:value-type="float" office:value="24">
                <text:p>24</text:p>
              </table:table-cell>
              <table:table-cell office:value-type="float" office:value="264">
                <text:p>26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.75">
                <text:p>78.75</text:p>
              </table:table-cell>
              <table:table-cell office:value-type="float" office:value="7.93650793650794">
                <text:p>7.93650793650794</text:p>
              </table:table-cell>
              <table:table-cell office:value-type="float" office:value="3.17460317460317">
                <text:p>3.17460317460317</text:p>
              </table:table-cell>
              <table:table-cell office:value-type="float" office:value="25">
                <text:p>25</text:p>
              </table:table-cell>
              <table:table-cell office:value-type="float" office:value="275">
                <text:p>2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4.36">
                <text:p>84.36</text:p>
              </table:table-cell>
              <table:table-cell office:value-type="float" office:value="8.01327643432907">
                <text:p>8.01327643432907</text:p>
              </table:table-cell>
              <table:table-cell office:value-type="float" office:value="3.08202939781887">
                <text:p>3.08202939781887</text:p>
              </table:table-cell>
              <table:table-cell office:value-type="float" office:value="26">
                <text:p>26</text:p>
              </table:table-cell>
              <table:table-cell office:value-type="float" office:value="286">
                <text:p>286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0.19">
                <text:p>90.19</text:p>
              </table:table-cell>
              <table:table-cell office:value-type="float" office:value="8.08293602394944">
                <text:p>8.08293602394944</text:p>
              </table:table-cell>
              <table:table-cell office:value-type="float" office:value="2.99368000887016">
                <text:p>2.99368000887016</text:p>
              </table:table-cell>
              <table:table-cell office:value-type="float" office:value="27">
                <text:p>27</text:p>
              </table:table-cell>
              <table:table-cell office:value-type="float" office:value="297">
                <text:p>297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6.24">
                <text:p>96.24</text:p>
              </table:table-cell>
              <table:table-cell office:value-type="float" office:value="8.14630091438071">
                <text:p>8.14630091438071</text:p>
              </table:table-cell>
              <table:table-cell office:value-type="float" office:value="2.9093931837074">
                <text:p>2.9093931837074</text:p>
              </table:table-cell>
              <table:table-cell office:value-type="float" office:value="28">
                <text:p>28</text:p>
              </table:table-cell>
              <table:table-cell office:value-type="float" office:value="308">
                <text:p>30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2.51">
                <text:p>102.51</text:p>
              </table:table-cell>
              <table:table-cell office:value-type="float" office:value="8.20407765096088">
                <text:p>8.20407765096088</text:p>
              </table:table-cell>
              <table:table-cell office:value-type="float" office:value="2.82899229343479">
                <text:p>2.82899229343479</text:p>
              </table:table-cell>
              <table:table-cell office:value-type="float" office:value="29">
                <text:p>29</text:p>
              </table:table-cell>
              <table:table-cell office:value-type="float" office:value="319">
                <text:p>3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8.25688073394495">
                <text:p>8.25688073394495</text:p>
              </table:table-cell>
              <table:table-cell office:value-type="float" office:value="2.75229357798165">
                <text:p>2.75229357798165</text:p>
              </table:table-cell>
              <table:table-cell office:value-type="float" office:value="30">
                <text:p>30</text:p>
              </table:table-cell>
              <table:table-cell office:value-type="float" office:value="330">
                <text:p>33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5.71">
                <text:p>115.71</text:p>
              </table:table-cell>
              <table:table-cell office:value-type="float" office:value="8.30524587330395">
                <text:p>8.30524587330395</text:p>
              </table:table-cell>
              <table:table-cell office:value-type="float" office:value="2.67911157203353">
                <text:p>2.67911157203353</text:p>
              </table:table-cell>
              <table:table-cell office:value-type="float" office:value="31">
                <text:p>31</text:p>
              </table:table-cell>
              <table:table-cell office:value-type="float" office:value="341">
                <text:p>34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2.64">
                <text:p>122.64</text:p>
              </table:table-cell>
              <table:table-cell office:value-type="float" office:value="8.34964122635355">
                <text:p>8.34964122635355</text:p>
              </table:table-cell>
              <table:table-cell office:value-type="float" office:value="2.60926288323549">
                <text:p>2.60926288323549</text:p>
              </table:table-cell>
              <table:table-cell office:value-type="float" office:value="32">
                <text:p>32</text:p>
              </table:table-cell>
              <table:table-cell office:value-type="float" office:value="352">
                <text:p>35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29.79">
                <text:p>129.79</text:p>
              </table:table-cell>
              <table:table-cell office:value-type="float" office:value="8.39047692426227">
                <text:p>8.39047692426227</text:p>
              </table:table-cell>
              <table:table-cell office:value-type="float" office:value="2.54256876492796">
                <text:p>2.54256876492796</text:p>
              </table:table-cell>
              <table:table-cell office:value-type="float" office:value="33">
                <text:p>33</text:p>
              </table:table-cell>
              <table:table-cell office:value-type="float" office:value="363">
                <text:p>363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7.16">
                <text:p>137.16</text:p>
              </table:table-cell>
              <table:table-cell office:value-type="float" office:value="8.4281131525226">
                <text:p>8.4281131525226</text:p>
              </table:table-cell>
              <table:table-cell office:value-type="float" office:value="2.47885680956547">
                <text:p>2.47885680956547</text:p>
              </table:table-cell>
              <table:table-cell office:value-type="float" office:value="34">
                <text:p>34</text:p>
              </table:table-cell>
              <table:table-cell office:value-type="float" office:value="374">
                <text:p>374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4.75">
                <text:p>144.75</text:p>
              </table:table-cell>
              <table:table-cell office:value-type="float" office:value="8.46286701208981">
                <text:p>8.46286701208981</text:p>
              </table:table-cell>
              <table:table-cell office:value-type="float" office:value="2.41796200345423">
                <text:p>2.41796200345423</text:p>
              </table:table-cell>
              <table:table-cell office:value-type="float" office:value="35">
                <text:p>35</text:p>
              </table:table-cell>
              <table:table-cell office:value-type="float" office:value="385">
                <text:p>38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2.56">
                <text:p>152.56</text:p>
              </table:table-cell>
              <table:table-cell office:value-type="float" office:value="8.49501835343471">
                <text:p>8.49501835343471</text:p>
              </table:table-cell>
              <table:table-cell office:value-type="float" office:value="2.35972732039853">
                <text:p>2.35972732039853</text:p>
              </table:table-cell>
              <table:table-cell office:value-type="float" office:value="36">
                <text:p>36</text:p>
              </table:table-cell>
              <table:table-cell office:value-type="float" office:value="396">
                <text:p>39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60.59">
                <text:p>160.59</text:p>
              </table:table-cell>
              <table:table-cell office:value-type="float" office:value="8.52481474562551">
                <text:p>8.52481474562551</text:p>
              </table:table-cell>
              <table:table-cell office:value-type="float" office:value="2.30400398530419">
                <text:p>2.30400398530419</text:p>
              </table:table-cell>
              <table:table-cell office:value-type="float" office:value="37">
                <text:p>37</text:p>
              </table:table-cell>
              <table:table-cell office:value-type="float" office:value="407">
                <text:p>40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68.84">
                <text:p>168.84</text:p>
              </table:table-cell>
              <table:table-cell office:value-type="float" office:value="8.55247571665482">
                <text:p>8.55247571665482</text:p>
              </table:table-cell>
              <table:table-cell office:value-type="float" office:value="2.25065150438285">
                <text:p>2.25065150438285</text:p>
              </table:table-cell>
              <table:table-cell office:value-type="float" office:value="38">
                <text:p>38</text:p>
              </table:table-cell>
              <table:table-cell office:value-type="float" office:value="418">
                <text:p>41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77.31">
                <text:p>177.31</text:p>
              </table:table-cell>
              <table:table-cell office:value-type="float" office:value="8.57819637922283">
                <text:p>8.57819637922283</text:p>
              </table:table-cell>
              <table:table-cell office:value-type="float" office:value="2.19953753313406">
                <text:p>2.19953753313406</text:p>
              </table:table-cell>
              <table:table-cell office:value-type="float" office:value="39">
                <text:p>39</text:p>
              </table:table-cell>
              <table:table-cell office:value-type="float" office:value="429">
                <text:p>429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6">
                <text:p>186</text:p>
              </table:table-cell>
              <table:table-cell office:value-type="float" office:value="8.60215053763441">
                <text:p>8.60215053763441</text:p>
              </table:table-cell>
              <table:table-cell office:value-type="float" office:value="2.1505376344086">
                <text:p>2.1505376344086</text:p>
              </table:table-cell>
              <table:table-cell office:value-type="float" office:value="40">
                <text:p>40</text:p>
              </table:table-cell>
              <table:table-cell office:value-type="float" office:value="440">
                <text:p>44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94.91">
                <text:p>194.91</text:p>
              </table:table-cell>
              <table:table-cell office:value-type="float" office:value="8.62449335590786">
                <text:p>8.62449335590786</text:p>
              </table:table-cell>
              <table:table-cell office:value-type="float" office:value="2.10353496485557">
                <text:p>2.10353496485557</text:p>
              </table:table-cell>
              <table:table-cell office:value-type="float" office:value="41">
                <text:p>41</text:p>
              </table:table-cell>
              <table:table-cell office:value-type="float" office:value="451">
                <text:p>451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4.04">
                <text:p>204.04</text:p>
              </table:table-cell>
              <table:table-cell office:value-type="float" office:value="8.64536365418545">
                <text:p>8.64536365418545</text:p>
              </table:table-cell>
              <table:table-cell office:value-type="float" office:value="2.0584199176632">
                <text:p>2.0584199176632</text:p>
              </table:table-cell>
              <table:table-cell office:value-type="float" office:value="42">
                <text:p>42</text:p>
              </table:table-cell>
              <table:table-cell office:value-type="float" office:value="462">
                <text:p>462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3.39">
                <text:p>213.39</text:p>
              </table:table-cell>
              <table:table-cell office:value-type="float" office:value="8.66488588968555">
                <text:p>8.66488588968555</text:p>
              </table:table-cell>
              <table:table-cell office:value-type="float" office:value="2.01508974178734">
                <text:p>2.01508974178734</text:p>
              </table:table-cell>
              <table:table-cell office:value-type="float" office:value="43">
                <text:p>43</text:p>
              </table:table-cell>
              <table:table-cell office:value-type="float" office:value="473">
                <text:p>473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22.96">
                <text:p>222.96</text:p>
              </table:table-cell>
              <table:table-cell office:value-type="float" office:value="8.68317186939361">
                <text:p>8.68317186939361</text:p>
              </table:table-cell>
              <table:table-cell office:value-type="float" office:value="1.97344815213491">
                <text:p>1.97344815213491</text:p>
              </table:table-cell>
              <table:table-cell office:value-type="float" office:value="44">
                <text:p>44</text:p>
              </table:table-cell>
              <table:table-cell office:value-type="float" office:value="484">
                <text:p>48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32.75">
                <text:p>232.75</text:p>
              </table:table-cell>
              <table:table-cell office:value-type="float" office:value="8.70032223415682">
                <text:p>8.70032223415682</text:p>
              </table:table-cell>
              <table:table-cell office:value-type="float" office:value="1.93340494092374">
                <text:p>1.93340494092374</text:p>
              </table:table-cell>
              <table:table-cell office:value-type="float" office:value="45">
                <text:p>45</text:p>
              </table:table-cell>
              <table:table-cell office:value-type="float" office:value="495">
                <text:p>495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42.76">
                <text:p>242.76</text:p>
              </table:table-cell>
              <table:table-cell office:value-type="float" office:value="8.71642774756961">
                <text:p>8.71642774756961</text:p>
              </table:table-cell>
              <table:table-cell office:value-type="float" office:value="1.89487559729774">
                <text:p>1.89487559729774</text:p>
              </table:table-cell>
              <table:table-cell office:value-type="float" office:value="46">
                <text:p>46</text:p>
              </table:table-cell>
              <table:table-cell office:value-type="float" office:value="506">
                <text:p>506</text:p>
              </table:table-cell>
              <table:table-cell office:value-type="float" office:value="5.06">
                <text:p>5.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